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85pt"/>
    </style:style>
    <style:style style:name="co4" style:family="table-column">
      <style:table-column-properties fo:break-before="auto" style:column-width="30.7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23.75pt"/>
    </style:style>
    <style:style style:name="co7" style:family="table-column">
      <style:table-column-properties fo:break-before="auto" style:column-width="75.54pt"/>
    </style:style>
    <style:style style:name="co8" style:family="table-column">
      <style:table-column-properties fo:break-before="auto" style:column-width="108.54pt"/>
    </style:style>
    <style:style style:name="co9" style:family="table-column">
      <style:table-column-properties fo:break-before="auto" style:column-width="115.31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14.74pt"/>
    </style:style>
    <style:style style:name="co12" style:family="table-column">
      <style:table-column-properties fo:break-before="auto" style:column-width="100.15pt"/>
    </style:style>
    <style:style style:name="co13" style:family="table-column">
      <style:table-column-properties fo:break-before="auto" style:column-width="76.99pt"/>
    </style:style>
    <style:style style:name="co14" style:family="table-column">
      <style:table-column-properties fo:break-before="auto" style:column-width="69.96pt"/>
    </style:style>
    <style:style style:name="co15" style:family="table-column">
      <style:table-column-properties fo:break-before="auto" style:column-width="109.16pt"/>
    </style:style>
    <style:style style:name="co16" style:family="table-column">
      <style:table-column-properties fo:break-before="auto" style:column-width="84.5pt"/>
    </style:style>
    <style:style style:name="co17" style:family="table-column">
      <style:table-column-properties fo:break-before="auto" style:column-width="78.75pt"/>
    </style:style>
    <style:style style:name="co18" style:family="table-column">
      <style:table-column-properties fo:break-before="auto" style:column-width="91.84pt"/>
    </style:style>
    <style:style style:name="co19" style:family="table-column">
      <style:table-column-properties fo:break-before="auto" style:column-width="87.31pt"/>
    </style:style>
    <style:style style:name="co20" style:family="table-column">
      <style:table-column-properties fo:break-before="auto" style:column-width="90.51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86.6pt"/>
    </style:style>
    <style:style style:name="co23" style:family="table-column">
      <style:table-column-properties fo:break-before="auto" style:column-width="105.31pt"/>
    </style:style>
    <style:style style:name="co24" style:family="table-column">
      <style:table-column-properties fo:break-before="auto" style:column-width="91.11pt"/>
    </style:style>
    <style:style style:name="co25" style:family="table-column">
      <style:table-column-properties fo:break-before="auto" style:column-width="83.31pt"/>
    </style:style>
    <style:style style:name="co26" style:family="table-column">
      <style:table-column-properties fo:break-before="auto" style:column-width="88.61pt"/>
    </style:style>
    <style:style style:name="co27" style:family="table-column">
      <style:table-column-properties fo:break-before="auto" style:column-width="82.15pt"/>
    </style:style>
    <style:style style:name="co28" style:family="table-column">
      <style:table-column-properties fo:break-before="auto" style:column-width="183.49pt"/>
    </style:style>
    <style:style style:name="co29" style:family="table-column">
      <style:table-column-properties fo:break-before="auto" style:column-width="78.41pt"/>
    </style:style>
    <style:style style:name="co30" style:family="table-column">
      <style:table-column-properties fo:break-before="auto" style:column-width="79.2pt"/>
    </style:style>
    <style:style style:name="co31" style:family="table-column">
      <style:table-column-properties fo:break-before="auto" style:column-width="105.36pt"/>
    </style:style>
    <style:style style:name="co32" style:family="table-column">
      <style:table-column-properties fo:break-before="auto" style:column-width="72.11pt"/>
    </style:style>
    <style:style style:name="co33" style:family="table-column">
      <style:table-column-properties fo:break-before="auto" style:column-width="71.29pt"/>
    </style:style>
    <style:style style:name="co34" style:family="table-column">
      <style:table-column-properties fo:break-before="auto" style:column-width="142.75pt"/>
    </style:style>
    <style:style style:name="co35" style:family="table-column">
      <style:table-column-properties fo:break-before="auto" style:column-width="6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144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4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 style:data-style-name="N14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3" style:family="table-cell" style:parent-style-name="Default" style:data-style-name="N14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ourier New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42" style:family="table-cell" style:parent-style-name="Default" style:data-style-name="N11">
      <style:text-properties fo:font-style="italic" style:font-style-asian="italic" style:font-style-complex="italic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50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123"/>
    <style:style style:name="ce52" style:family="table-cell" style:parent-style-name="Default" style:data-style-name="N123">
      <style:table-cell-properties fo:border="0.06pt solid #000000"/>
    </style:style>
    <style:style style:name="ce5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 style:data-style-name="N150">
      <style:table-cell-properties style:text-align-source="fix" style:repeat-content="false" fo:border="0.06pt solid #000000"/>
      <style:paragraph-properties fo:text-align="center" fo:margin-left="0pt"/>
      <style:text-properties fo:font-style="normal" style:font-style-asian="normal" style:font-style-complex="normal"/>
    </style:style>
    <style:style style:name="ce5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50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 style:data-style-name="N124"/>
    <style:style style:name="ce6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 Curv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blem: PED2</text:p>
          </table:table-cell>
          <table:covered-table-cell table:number-columns-repeated="2" table:style-name="ce7"/>
          <table:table-cell table:number-columns-repeated="3"/>
          <table:table-cell table:style-name="ce1" table:formula="of:=[.A1]" office:value-type="string" office:string-value="Problem: PED2" calcext:value-type="string" table:number-columns-spanned="3" table:number-rows-spanned="1">
            <text:p>Problem: PED2</text:p>
          </table:table-cell>
          <table:covered-table-cell table:number-columns-repeated="2" table:style-name="ce7"/>
          <table:table-cell table:number-columns-repeated="3"/>
          <table:table-cell table:style-name="ce19" table:formula="of:=[.A1]" office:value-type="string" office:string-value="Problem: PED2" calcext:value-type="string" table:number-columns-spanned="4" table:number-rows-spanned="1">
            <text:p>Problem: PED2</text:p>
          </table:table-cell>
          <table:covered-table-cell table:number-columns-repeated="2" table:style-name="ce24"/>
          <table:covered-table-cell table:style-name="ce27"/>
          <table:table-cell table:number-columns-repeated="9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2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2]" office:value-type="string" office:string-value="Macro – NPD" calcext:value-type="string">
            <text:p>Macro – NPD</text:p>
          </table:table-cell>
          <table:table-cell table:style-name="ce28" table:formula="of:=[.I2]" office:value-type="string" office:string-value="Macro – NPD+PD_SL" calcext:value-type="string">
            <text:p>Macro – NPD+PD_SL</text:p>
          </table:table-cell>
          <table:table-cell/>
          <table:table-cell table:style-name="ce6" office:value-type="string" calcext:value-type="string" table:number-columns-spanned="8" table:number-rows-spanned="1">
            <text:p>Save the columns M,N,O and P inside a “csv” file with the name “data.csv”</text:p>
          </table:table-cell>
          <table:covered-table-cell table:number-columns-repeated="7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2" office:value-type="float" office:value="0.535034" calcext:value-type="float">
            <text:p>0.535034</text:p>
          </table:table-cell>
          <table:table-cell table:style-name="ce2" office:value-type="float" office:value="0.470124" calcext:value-type="float">
            <text:p>0.470124</text:p>
          </table:table-cell>
          <table:table-cell/>
          <table:table-cell table:style-name="ce10" table:formula="of:=[.C3]/[.$C$9]" office:value-type="percentage" office:value="0.470684585341141" calcext:value-type="percentage">
            <text:p>47.07%</text:p>
          </table:table-cell>
          <table:table-cell/>
          <table:table-cell table:style-name="ce2" table:number-columns-repeated="3"/>
          <table:table-cell table:number-columns-repeated="3"/>
          <table:table-cell table:style-name="ce21" table:formula="of:=[.A3]" office:value-type="float" office:value="1" calcext:value-type="float">
            <text:p>0k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formula="of:=[.C3]" office:value-type="float" office:value="0.470124" calcext:value-type="float">
            <text:p>0.470124</text:p>
          </table:table-cell>
          <table:table-cell table:style-name="ce28" table:formula="of:=[.O3]" office:value-type="float" office:value="0.470124" calcext:value-type="float">
            <text:p>0.470124</text:p>
          </table:table-cell>
          <table:table-cell/>
          <table:table-cell table:style-name="ce6" office:value-type="string" calcext:value-type="string" table:number-columns-spanned="8" table:number-rows-spanned="1">
            <text:p>Then, run the following script:</text:p>
          </table:table-cell>
          <table:covered-table-cell table:number-columns-repeated="7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860034" calcext:value-type="float">
            <text:p>0.860034</text:p>
          </table:table-cell>
          <table:table-cell table:style-name="ce8" office:value-type="float" office:value="0.856529" calcext:value-type="float">
            <text:p>0.856529</text:p>
          </table:table-cell>
          <table:table-cell/>
          <table:table-cell table:style-name="ce10" table:formula="of:=[.C4]/[.$C$9]" office:value-type="percentage" office:value="0.857550342457867" calcext:value-type="percentage">
            <text:p>85.76%</text:p>
          </table:table-cell>
          <table:table-cell/>
          <table:table-cell table:style-name="ce16" office:value-type="string" calcext:value-type="string">
            <text:p>100k</text:p>
          </table:table-cell>
          <table:table-cell table:style-name="ce8" office:value-type="float" office:value="0.980612" calcext:value-type="float">
            <text:p>0.980612</text:p>
          </table:table-cell>
          <table:table-cell table:style-name="ce8" office:value-type="float" office:value="0.980602" calcext:value-type="float">
            <text:p>0.980602</text:p>
          </table:table-cell>
          <table:table-cell table:number-columns-repeated="3"/>
          <table:table-cell table:style-name="ce21" table:formula="of:=[.A4]" office:value-type="float" office:value="100000" calcext:value-type="float">
            <text:p>100k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style-name="ce25" table:formula="of:=[.C4]" office:value-type="float" office:value="0.856529" calcext:value-type="float">
            <text:p>0.856529</text:p>
          </table:table-cell>
          <table:table-cell table:style-name="ce29" table:formula="of:=[.I4]" office:value-type="float" office:value="0.980602" calcext:value-type="float">
            <text:p>0.980602</text:p>
          </table:table-cell>
          <table:table-cell/>
          <table:table-cell table:style-name="ce31" office:value-type="string" calcext:value-type="string" table:number-columns-spanned="8" table:number-rows-spanned="60">
            <text:p>#!/usr/bin/env python3</text:p>
            <text:p>#-*- coding: utf-8 -*-</text:p>
            <text:p/>
            <text:p>from matplotlib import pyplot as plt</text:p>
            <text:p>from sys import exit</text:p>
            <text:p>import numpy as np</text:p>
            <text:p/>
            <text:p>def plot(problem, legend, x, l, y_target, y_npd, y_npd_pd):</text:p>
            <text:p>    fig, ax = plt.subplots()</text:p>
            <text:p>    plt.title(problem)</text:p>
            <text:p>    x[0] = 10000</text:p>
            <text:p>    x = np.log(x)</text:p>
            <text:p>    plt.plot(x, y_target, color='sienna', linestyle='dashed')</text:p>
            <text:p>    plt.plot(x, y_npd, color='blue', marker='^')</text:p>
            <text:p>    plt.plot(x, y_npd_pd, color='green', marker='s')</text:p>
            <text:p>    plt.legend(legend)</text:p>
            <text:p>    plt.xlim(np.min(x), np.max(x))</text:p>
            <text:p>    plt.ylim(0, 1.02)</text:p>
            <text:p>    plt.yticks([0, 0.25, 0.50, 0.75, 1.0])</text:p>
            <text:p>    plt.grid(True, which="both", ls="--")</text:p>
            <text:p>    </text:p>
            <text:p>    ax.set_xticks(x)</text:p>
            <text:p>    ax.set_xticklabels(l)</text:p>
            <text:p>    ax.get_xaxis().get_major_formatter().labelOnlyBase = False</text:p>
            <text:p>    </text:p>
            <text:p>    plt.savefig('{}.svg'.format(problem))</text:p>
            <text:p/>
            <text:p>def read_problem(data, row):</text:p>
            <text:p>    problem = data[row][0].split(": ")[1]</text:p>
            <text:p>    legend = data[row+1][1:]</text:p>
            <text:p>    start = row+2</text:p>
            <text:p>    stop  = start+6</text:p>
            <text:p>    x = [int(i) for i in data[start:stop, 0]]</text:p>
            <text:p>    l = ['0k', '100k', '500k', '1M', '1.5M', '3M']</text:p>
            <text:p>    y_target = [float(i) for i in data[start:stop, 1]]</text:p>
            <text:p>    y_npd    = [float(i) for i in data[start:stop, 2]]</text:p>
            <text:p>    y_npd_pd = [float(i) for i in data[start:stop, 3]]</text:p>
            <text:p/>
            <text:p>    plot(problem, legend, x, l, y_target, y_npd, y_npd_pd)</text:p>
            <text:p/>
            <text:p/>
            <text:p>If __name__ == '__main__':</text:p>
            <text:p>    data = np.array([i.replace('\n','').split(',')</text:p>
            <text:p>                     for i in open('data.csv').readlines()])</text:p>
            <text:p/>
            <text:p>    max = data.shape[0]</text:p>
            <text:p>    i=0</text:p>
            <text:p>    while i &lt; max:</text:p>
            <text:p>        if data[i][0].find('Problem:') != -1:</text:p>
            <text:p>            read_problem(data, i) </text:p>
            <text:p>        i+=1 </text:p>
          </table:table-cell>
          <table:covered-table-cell table:number-columns-repeated="7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991156" calcext:value-type="float">
            <text:p>0.991156</text:p>
          </table:table-cell>
          <table:table-cell table:style-name="ce8" office:value-type="float" office:value="0.99115" calcext:value-type="float">
            <text:p>0.991150</text:p>
          </table:table-cell>
          <table:table-cell/>
          <table:table-cell table:style-name="ce10" table:formula="of:=[.C5]/[.$C$9]" office:value-type="percentage" office:value="0.9923318672539" calcext:value-type="percentage">
            <text:p>99.23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994558" calcext:value-type="float">
            <text:p>0.994558</text:p>
          </table:table-cell>
          <table:table-cell table:style-name="ce8" office:value-type="float" office:value="0.994555" calcext:value-type="float">
            <text:p>0.994555</text:p>
          </table:table-cell>
          <table:table-cell table:number-columns-repeated="3"/>
          <table:table-cell table:style-name="ce21" table:formula="of:=[.A5]" office:value-type="float" office:value="500000" calcext:value-type="float">
            <text:p>500k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style-name="ce25" table:formula="of:=[.C5]" office:value-type="float" office:value="0.99115" calcext:value-type="float">
            <text:p>0.991150</text:p>
          </table:table-cell>
          <table:table-cell table:style-name="ce29" table:formula="of:=[.I5]" office:value-type="float" office:value="0.994555" calcext:value-type="float">
            <text:p>0.994555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994218" calcext:value-type="float">
            <text:p>0.994218</text:p>
          </table:table-cell>
          <table:table-cell table:style-name="ce8" office:value-type="float" office:value="0.994214" calcext:value-type="float">
            <text:p>0.994214</text:p>
          </table:table-cell>
          <table:table-cell/>
          <table:table-cell table:style-name="ce10" table:formula="of:=[.C6]/[.$C$9]" office:value-type="percentage" office:value="0.995399520829308" calcext:value-type="percentage">
            <text:p>99.54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995578" calcext:value-type="float">
            <text:p>0.995578</text:p>
          </table:table-cell>
          <table:table-cell table:style-name="ce8" office:value-type="float" office:value="0.995576" calcext:value-type="float">
            <text:p>0.995576</text:p>
          </table:table-cell>
          <table:table-cell table:number-columns-repeated="3"/>
          <table:table-cell table:style-name="ce21" table:formula="of:=[.A6]" office:value-type="float" office:value="1000000" calcext:value-type="float">
            <text:p>1.0M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style-name="ce25" table:formula="of:=[.C6]" office:value-type="float" office:value="0.994214" calcext:value-type="float">
            <text:p>0.994214</text:p>
          </table:table-cell>
          <table:table-cell table:style-name="ce29" table:formula="of:=[.I6]" office:value-type="float" office:value="0.995576" calcext:value-type="float">
            <text:p>0.995576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995238" calcext:value-type="float">
            <text:p>0.995238</text:p>
          </table:table-cell>
          <table:table-cell table:style-name="ce8" office:value-type="float" office:value="0.995235" calcext:value-type="float">
            <text:p>0.995235</text:p>
          </table:table-cell>
          <table:table-cell/>
          <table:table-cell table:style-name="ce10" table:formula="of:=[.C7]/[.$C$9]" office:value-type="percentage" office:value="0.996421738290304" calcext:value-type="percentage">
            <text:p>99.64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996599" calcext:value-type="float">
            <text:p>0.996599</text:p>
          </table:table-cell>
          <table:table-cell table:style-name="ce8" office:value-type="float" office:value="0.996597" calcext:value-type="float">
            <text:p>0.996597</text:p>
          </table:table-cell>
          <table:table-cell table:number-columns-repeated="3"/>
          <table:table-cell table:style-name="ce21" table:formula="of:=[.A7]" office:value-type="float" office:value="1500000" calcext:value-type="float">
            <text:p>1.5M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style-name="ce25" table:formula="of:=[.C7]" office:value-type="float" office:value="0.995235" calcext:value-type="float">
            <text:p>0.995235</text:p>
          </table:table-cell>
          <table:table-cell table:style-name="ce29" table:formula="of:=[.I7]" office:value-type="float" office:value="0.996597" calcext:value-type="float">
            <text:p>0.996597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995408" calcext:value-type="float">
            <text:p>0.995408</text:p>
          </table:table-cell>
          <table:table-cell table:style-name="ce9" office:value-type="float" office:value="0.995406" calcext:value-type="float">
            <text:p>0.995406</text:p>
          </table:table-cell>
          <table:table-cell/>
          <table:table-cell table:style-name="ce10" table:formula="of:=[.C8]/[.$C$9]" office:value-type="percentage" office:value="0.996592942194153" calcext:value-type="percentage">
            <text:p>99.66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996939" calcext:value-type="float">
            <text:p>0.996939</text:p>
          </table:table-cell>
          <table:table-cell table:style-name="ce9" office:value-type="float" office:value="0.996937" calcext:value-type="float">
            <text:p>0.996937</text:p>
          </table:table-cell>
          <table:table-cell table:number-columns-repeated="3"/>
          <table:table-cell table:style-name="ce21" table:formula="of:=[.A8]" office:value-type="float" office:value="3000000" calcext:value-type="float">
            <text:p>3.0M</text:p>
          </table:table-cell>
          <table:table-cell table:style-name="ce25" table:formula="of:=[.$C$9]" office:value-type="float" office:value="0.998809" calcext:value-type="float">
            <text:p>0.998809</text:p>
          </table:table-cell>
          <table:table-cell table:style-name="ce25" table:formula="of:=[.C8]" office:value-type="float" office:value="0.995406" calcext:value-type="float">
            <text:p>0.995406</text:p>
          </table:table-cell>
          <table:table-cell table:style-name="ce29" table:formula="of:=[.I8]" office:value-type="float" office:value="0.996937" calcext:value-type="float">
            <text:p>0.99693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99881" calcext:value-type="float">
            <text:p>0.998810</text:p>
          </table:table-cell>
          <table:table-cell table:style-name="ce11" office:value-type="float" office:value="0.998809" calcext:value-type="float">
            <text:p>0.998809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9]" office:value-type="float" office:value="0.99881" calcext:value-type="float">
            <text:p>0.998810</text:p>
          </table:table-cell>
          <table:table-cell table:style-name="ce11" table:formula="of:=[.C9]" office:value-type="float" office:value="0.998809" calcext:value-type="float">
            <text:p>0.998809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8]/[.B9]" office:value-type="percentage" office:value="0.996593946796688" calcext:value-type="percentage">
            <text:p>99.66%</text:p>
          </table:table-cell>
          <table:table-cell table:style-name="ce10" table:formula="of:=[.C8]/[.C9]" office:value-type="percentage" office:value="0.996592942194153" calcext:value-type="percentage">
            <text:p>99.66%</text:p>
          </table:table-cell>
          <table:table-cell table:number-columns-repeated="4"/>
          <table:table-cell table:style-name="ce10" table:formula="of:=[.H8]/[.H9]" office:value-type="percentage" office:value="0.99812677085732" calcext:value-type="percentage">
            <text:p>99.81%</text:p>
          </table:table-cell>
          <table:table-cell table:style-name="ce10" table:formula="of:=[.I8]/[.I9]" office:value-type="percentage" office:value="0.998125767789437" calcext:value-type="percentage">
            <text:p>99.81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9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roblem: FER7</text:p>
          </table:table-cell>
          <table:covered-table-cell table:number-columns-repeated="2"/>
          <table:table-cell table:number-columns-repeated="3"/>
          <table:table-cell table:style-name="ce1" table:formula="of:=[.A12]" office:value-type="string" office:string-value="Problem: FER7" calcext:value-type="string" table:number-columns-spanned="3" table:number-rows-spanned="1">
            <text:p>Problem: FER7</text:p>
          </table:table-cell>
          <table:covered-table-cell table:number-columns-repeated="2" table:style-name="ce6"/>
          <table:table-cell table:number-columns-repeated="3"/>
          <table:table-cell table:style-name="ce22" table:formula="of:=[.A12]" office:value-type="string" office:string-value="Problem: FER7" calcext:value-type="string" table:number-columns-spanned="4" table:number-rows-spanned="1">
            <text:p>Problem: FER7</text:p>
          </table:table-cell>
          <table:covered-table-cell table:number-columns-repeated="2"/>
          <table:covered-table-cell table:style-name="ce28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13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13]" office:value-type="string" office:string-value="Macro – NPD" calcext:value-type="string">
            <text:p>Macro – NPD</text:p>
          </table:table-cell>
          <table:table-cell table:style-name="ce28" table:formula="of:=[.I13]" office:value-type="string" office:string-value="Macro – NPD+PD_SL" calcext:value-type="string">
            <text:p>Macro – NPD+PD_SL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8" office:value-type="float" office:value="0.25" calcext:value-type="float">
            <text:p>0.250000</text:p>
          </table:table-cell>
          <table:table-cell table:style-name="ce8" office:value-type="float" office:value="0.057143" calcext:value-type="float">
            <text:p>0.057143</text:p>
          </table:table-cell>
          <table:table-cell/>
          <table:table-cell table:style-name="ce10" table:formula="of:=[.C14]/[.$C$20]" office:value-type="percentage" office:value="0.0643885828381998" calcext:value-type="percentage">
            <text:p>6.44%</text:p>
          </table:table-cell>
          <table:table-cell/>
          <table:table-cell table:style-name="ce2" table:number-columns-repeated="3"/>
          <table:table-cell table:number-columns-repeated="3"/>
          <table:table-cell table:style-name="ce21" table:formula="of:=[.A14]" office:value-type="float" office:value="1" calcext:value-type="float">
            <text:p>0k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4]" office:value-type="float" office:value="0.057143" calcext:value-type="float">
            <text:p>0.057143</text:p>
          </table:table-cell>
          <table:table-cell table:style-name="ce29" table:formula="of:=[.O14]" office:value-type="float" office:value="0.057143" calcext:value-type="float">
            <text:p>0.057143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71521" calcext:value-type="float">
            <text:p>0.715210</text:p>
          </table:table-cell>
          <table:table-cell table:style-name="ce8" office:value-type="float" office:value="0.671759" calcext:value-type="float">
            <text:p>0.671759</text:p>
          </table:table-cell>
          <table:table-cell table:style-name="ce14"/>
          <table:table-cell table:style-name="ce10" table:formula="of:=[.C15]/[.$C$20]" office:value-type="percentage" office:value="0.756936282988402" calcext:value-type="percentage">
            <text:p>75.69%</text:p>
          </table:table-cell>
          <table:table-cell table:style-name="ce14"/>
          <table:table-cell table:style-name="ce16" office:value-type="string" calcext:value-type="string">
            <text:p>100k</text:p>
          </table:table-cell>
          <table:table-cell table:style-name="ce8" office:value-type="float" office:value="0.884304" calcext:value-type="float">
            <text:p>0.884304</text:p>
          </table:table-cell>
          <table:table-cell table:style-name="ce8" office:value-type="float" office:value="0.857397" calcext:value-type="float">
            <text:p>0.857397</text:p>
          </table:table-cell>
          <table:table-cell table:number-columns-repeated="3"/>
          <table:table-cell table:style-name="ce21" table:formula="of:=[.A15]" office:value-type="float" office:value="100000" calcext:value-type="float">
            <text:p>100k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5]" office:value-type="float" office:value="0.671759" calcext:value-type="float">
            <text:p>0.671759</text:p>
          </table:table-cell>
          <table:table-cell table:style-name="ce29" table:formula="of:=[.I15]" office:value-type="float" office:value="0.857397" calcext:value-type="float">
            <text:p>0.857397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904531" calcext:value-type="float">
            <text:p>0.904531</text:p>
          </table:table-cell>
          <table:table-cell table:style-name="ce8" office:value-type="float" office:value="0.888576" calcext:value-type="float">
            <text:p>0.888576</text:p>
          </table:table-cell>
          <table:table-cell/>
          <table:table-cell table:style-name="ce10" table:formula="of:=[.C16]/[.$C$20]" office:value-type="percentage" office:value="1.00124511110786" calcext:value-type="percentage">
            <text:p>100.12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88754" calcext:value-type="float">
            <text:p>0.887540</text:p>
          </table:table-cell>
          <table:table-cell table:style-name="ce8" office:value-type="float" office:value="0.864515" calcext:value-type="float">
            <text:p>0.864515</text:p>
          </table:table-cell>
          <table:table-cell table:number-columns-repeated="3"/>
          <table:table-cell table:style-name="ce21" table:formula="of:=[.A16]" office:value-type="float" office:value="500000" calcext:value-type="float">
            <text:p>500k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6]" office:value-type="float" office:value="0.888576" calcext:value-type="float">
            <text:p>0.888576</text:p>
          </table:table-cell>
          <table:table-cell table:style-name="ce29" table:formula="of:=[.I16]" office:value-type="float" office:value="0.864515" calcext:value-type="float">
            <text:p>0.864515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889159" calcext:value-type="float">
            <text:p>0.889159</text:p>
          </table:table-cell>
          <table:table-cell table:style-name="ce8" office:value-type="float" office:value="0.871775" calcext:value-type="float">
            <text:p>0.871775</text:p>
          </table:table-cell>
          <table:table-cell/>
          <table:table-cell table:style-name="ce10" table:formula="of:=[.C17]/[.$C$20]" office:value-type="percentage" office:value="0.982313788281532" calcext:value-type="percentage">
            <text:p>98.23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880259" calcext:value-type="float">
            <text:p>0.880259</text:p>
          </table:table-cell>
          <table:table-cell table:style-name="ce8" office:value-type="float" office:value="0.85584" calcext:value-type="float">
            <text:p>0.855840</text:p>
          </table:table-cell>
          <table:table-cell table:number-columns-repeated="3"/>
          <table:table-cell table:style-name="ce21" table:formula="of:=[.A17]" office:value-type="float" office:value="1000000" calcext:value-type="float">
            <text:p>1.0M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7]" office:value-type="float" office:value="0.871775" calcext:value-type="float">
            <text:p>0.871775</text:p>
          </table:table-cell>
          <table:table-cell table:style-name="ce29" table:formula="of:=[.I17]" office:value-type="float" office:value="0.85584" calcext:value-type="float">
            <text:p>0.855840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891586" calcext:value-type="float">
            <text:p>0.891586</text:p>
          </table:table-cell>
          <table:table-cell table:style-name="ce8" office:value-type="float" office:value="0.86935" calcext:value-type="float">
            <text:p>0.869350</text:p>
          </table:table-cell>
          <table:table-cell/>
          <table:table-cell table:style-name="ce10" table:formula="of:=[.C18]/[.$C$20]" office:value-type="percentage" office:value="0.979581304628546" calcext:value-type="percentage">
            <text:p>97.96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877832" calcext:value-type="float">
            <text:p>0.877832</text:p>
          </table:table-cell>
          <table:table-cell table:style-name="ce8" office:value-type="float" office:value="0.849084" calcext:value-type="float">
            <text:p>0.849084</text:p>
          </table:table-cell>
          <table:table-cell table:number-columns-repeated="3"/>
          <table:table-cell table:style-name="ce21" table:formula="of:=[.A18]" office:value-type="float" office:value="1500000" calcext:value-type="float">
            <text:p>1.5M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8]" office:value-type="float" office:value="0.86935" calcext:value-type="float">
            <text:p>0.869350</text:p>
          </table:table-cell>
          <table:table-cell table:style-name="ce29" table:formula="of:=[.I18]" office:value-type="float" office:value="0.849084" calcext:value-type="float">
            <text:p>0.849084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891586" calcext:value-type="float">
            <text:p>0.891586</text:p>
          </table:table-cell>
          <table:table-cell table:style-name="ce9" office:value-type="float" office:value="0.870382" calcext:value-type="float">
            <text:p>0.870382</text:p>
          </table:table-cell>
          <table:table-cell/>
          <table:table-cell table:style-name="ce10" table:formula="of:=[.C19]/[.$C$20]" office:value-type="percentage" office:value="0.980744159527466" calcext:value-type="percentage">
            <text:p>98.07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899676" calcext:value-type="float">
            <text:p>0.899676</text:p>
          </table:table-cell>
          <table:table-cell table:style-name="ce9" office:value-type="float" office:value="0.881797" calcext:value-type="float">
            <text:p>0.881797</text:p>
          </table:table-cell>
          <table:table-cell table:number-columns-repeated="3"/>
          <table:table-cell table:style-name="ce21" table:formula="of:=[.A19]" office:value-type="float" office:value="3000000" calcext:value-type="float">
            <text:p>3.0M</text:p>
          </table:table-cell>
          <table:table-cell table:style-name="ce25" table:formula="of:=[.$C$20]" office:value-type="float" office:value="0.887471" calcext:value-type="float">
            <text:p>0.887471</text:p>
          </table:table-cell>
          <table:table-cell table:style-name="ce25" table:formula="of:=[.C19]" office:value-type="float" office:value="0.870382" calcext:value-type="float">
            <text:p>0.870382</text:p>
          </table:table-cell>
          <table:table-cell table:style-name="ce29" table:formula="of:=[.I19]" office:value-type="float" office:value="0.881797" calcext:value-type="float">
            <text:p>0.88179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90534" calcext:value-type="float">
            <text:p>0.905340</text:p>
          </table:table-cell>
          <table:table-cell table:style-name="ce11" office:value-type="float" office:value="0.887471" calcext:value-type="float">
            <text:p>0.887471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20]" office:value-type="float" office:value="0.90534" calcext:value-type="float">
            <text:p>0.905340</text:p>
          </table:table-cell>
          <table:table-cell table:style-name="ce11" table:formula="of:=[.C20]" office:value-type="float" office:value="0.887471" calcext:value-type="float">
            <text:p>0.887471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19]/[.B20]" office:value-type="percentage" office:value="0.984807917467471" calcext:value-type="percentage">
            <text:p>98.48%</text:p>
          </table:table-cell>
          <table:table-cell table:style-name="ce10" table:formula="of:=[.C19]/[.C20]" office:value-type="percentage" office:value="0.980744159527466" calcext:value-type="percentage">
            <text:p>98.07%</text:p>
          </table:table-cell>
          <table:table-cell table:number-columns-repeated="3"/>
          <table:table-cell table:style-name="ce6"/>
          <table:table-cell table:style-name="ce10" table:formula="of:=[.H19]/[.H20]" office:value-type="percentage" office:value="0.993743786864603" calcext:value-type="percentage">
            <text:p>99.37%</text:p>
          </table:table-cell>
          <table:table-cell table:style-name="ce10" table:formula="of:=[.I19]/[.I20]" office:value-type="percentage" office:value="0.993606551650702" calcext:value-type="percentage">
            <text:p>99.36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3"/>
          <table:table-cell table:style-name="ce6" table:number-columns-repeated="3"/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roblem: GOC9</text:p>
          </table:table-cell>
          <table:covered-table-cell table:number-columns-repeated="2"/>
          <table:table-cell table:number-columns-repeated="3"/>
          <table:table-cell table:style-name="ce1" table:formula="of:=[.A23]" office:value-type="string" office:string-value="Problem: GOC9" calcext:value-type="string" table:number-columns-spanned="3" table:number-rows-spanned="1">
            <text:p>Problem: GOC9</text:p>
          </table:table-cell>
          <table:covered-table-cell table:number-columns-repeated="2" table:style-name="ce6"/>
          <table:table-cell table:number-columns-repeated="3"/>
          <table:table-cell table:style-name="ce22" table:formula="of:=[.A23]" office:value-type="string" office:string-value="Problem: GOC9" calcext:value-type="string" table:number-columns-spanned="4" table:number-rows-spanned="1">
            <text:p>Problem: GOC9</text:p>
          </table:table-cell>
          <table:covered-table-cell table:number-columns-repeated="2"/>
          <table:covered-table-cell table:style-name="ce28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24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24]" office:value-type="string" office:string-value="Macro – NPD" calcext:value-type="string">
            <text:p>Macro – NPD</text:p>
          </table:table-cell>
          <table:table-cell table:style-name="ce28" table:formula="of:=[.I24]" office:value-type="string" office:string-value="Macro – NPD+PD_SL" calcext:value-type="string">
            <text:p>Macro – NPD+PD_SL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2" office:value-type="float" office:value="0.108778" calcext:value-type="float">
            <text:p>0.108778</text:p>
          </table:table-cell>
          <table:table-cell table:style-name="ce2" office:value-type="float" office:value="0.107583" calcext:value-type="float">
            <text:p>0.107583</text:p>
          </table:table-cell>
          <table:table-cell/>
          <table:table-cell table:style-name="ce10" table:formula="of:=[.C25]/[.$C$31]" office:value-type="percentage" office:value="0.113049033834954" calcext:value-type="percentage">
            <text:p>11.30%</text:p>
          </table:table-cell>
          <table:table-cell/>
          <table:table-cell table:style-name="ce2" table:number-columns-repeated="3"/>
          <table:table-cell table:number-columns-repeated="3"/>
          <table:table-cell table:style-name="ce21" table:formula="of:=[.A25]" office:value-type="float" office:value="1" calcext:value-type="float">
            <text:p>0k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formula="of:=[.C25]" office:value-type="float" office:value="0.107583" calcext:value-type="float">
            <text:p>0.107583</text:p>
          </table:table-cell>
          <table:table-cell table:style-name="ce28" table:formula="of:=[.O25]" office:value-type="float" office:value="0.107583" calcext:value-type="float">
            <text:p>0.107583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881" calcext:value-type="float">
            <text:p>0.881000</text:p>
          </table:table-cell>
          <table:table-cell table:style-name="ce8" office:value-type="float" office:value="0.881193" calcext:value-type="float">
            <text:p>0.881193</text:p>
          </table:table-cell>
          <table:table-cell table:style-name="ce14"/>
          <table:table-cell table:style-name="ce10" table:formula="of:=[.C26]/[.$C$31]" office:value-type="percentage" office:value="0.925964299862659" calcext:value-type="percentage">
            <text:p>92.60%</text:p>
          </table:table-cell>
          <table:table-cell table:style-name="ce14"/>
          <table:table-cell table:style-name="ce16" office:value-type="string" calcext:value-type="string">
            <text:p>100k</text:p>
          </table:table-cell>
          <table:table-cell table:style-name="ce8" office:value-type="float" office:value="0.910667" calcext:value-type="float">
            <text:p>0.910667</text:p>
          </table:table-cell>
          <table:table-cell table:style-name="ce8" office:value-type="float" office:value="0.910441" calcext:value-type="float">
            <text:p>0.910441</text:p>
          </table:table-cell>
          <table:table-cell table:number-columns-repeated="3"/>
          <table:table-cell table:style-name="ce21" table:formula="of:=[.A26]" office:value-type="float" office:value="100000" calcext:value-type="float">
            <text:p>100k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style-name="ce25" table:formula="of:=[.C26]" office:value-type="float" office:value="0.881193" calcext:value-type="float">
            <text:p>0.881193</text:p>
          </table:table-cell>
          <table:table-cell table:style-name="ce29" table:formula="of:=[.I26]" office:value-type="float" office:value="0.910441" calcext:value-type="float">
            <text:p>0.910441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918444" calcext:value-type="float">
            <text:p>0.918444</text:p>
          </table:table-cell>
          <table:table-cell table:style-name="ce8" office:value-type="float" office:value="0.918401" calcext:value-type="float">
            <text:p>0.918401</text:p>
          </table:table-cell>
          <table:table-cell/>
          <table:table-cell table:style-name="ce10" table:formula="of:=[.C27]/[.$C$31]" office:value-type="percentage" office:value="0.965062748975725" calcext:value-type="percentage">
            <text:p>96.51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926556" calcext:value-type="float">
            <text:p>0.926556</text:p>
          </table:table-cell>
          <table:table-cell table:style-name="ce8" office:value-type="float" office:value="0.926459" calcext:value-type="float">
            <text:p>0.926459</text:p>
          </table:table-cell>
          <table:table-cell table:number-columns-repeated="3"/>
          <table:table-cell table:style-name="ce21" table:formula="of:=[.A27]" office:value-type="float" office:value="500000" calcext:value-type="float">
            <text:p>500k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style-name="ce25" table:formula="of:=[.C27]" office:value-type="float" office:value="0.918401" calcext:value-type="float">
            <text:p>0.918401</text:p>
          </table:table-cell>
          <table:table-cell table:style-name="ce29" table:formula="of:=[.I27]" office:value-type="float" office:value="0.926459" calcext:value-type="float">
            <text:p>0.926459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926111" calcext:value-type="float">
            <text:p>0.926111</text:p>
          </table:table-cell>
          <table:table-cell table:style-name="ce8" office:value-type="float" office:value="0.926041" calcext:value-type="float">
            <text:p>0.926041</text:p>
          </table:table-cell>
          <table:table-cell/>
          <table:table-cell table:style-name="ce10" table:formula="of:=[.C28]/[.$C$31]" office:value-type="percentage" office:value="0.973090919025817" calcext:value-type="percentage">
            <text:p>97.31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933556" calcext:value-type="float">
            <text:p>0.933556</text:p>
          </table:table-cell>
          <table:table-cell table:style-name="ce8" office:value-type="float" office:value="0.933483" calcext:value-type="float">
            <text:p>0.933483</text:p>
          </table:table-cell>
          <table:table-cell table:number-columns-repeated="3"/>
          <table:table-cell table:style-name="ce21" table:formula="of:=[.A28]" office:value-type="float" office:value="1000000" calcext:value-type="float">
            <text:p>1.0M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style-name="ce25" table:formula="of:=[.C28]" office:value-type="float" office:value="0.926041" calcext:value-type="float">
            <text:p>0.926041</text:p>
          </table:table-cell>
          <table:table-cell table:style-name="ce29" table:formula="of:=[.I28]" office:value-type="float" office:value="0.933483" calcext:value-type="float">
            <text:p>0.933483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929222" calcext:value-type="float">
            <text:p>0.929222</text:p>
          </table:table-cell>
          <table:table-cell table:style-name="ce8" office:value-type="float" office:value="0.929246" calcext:value-type="float">
            <text:p>0.929246</text:p>
          </table:table-cell>
          <table:table-cell/>
          <table:table-cell table:style-name="ce10" table:formula="of:=[.C29]/[.$C$31]" office:value-type="percentage" office:value="0.976458757377983" calcext:value-type="percentage">
            <text:p>97.65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934778" calcext:value-type="float">
            <text:p>0.934778</text:p>
          </table:table-cell>
          <table:table-cell table:style-name="ce8" office:value-type="float" office:value="0.934657" calcext:value-type="float">
            <text:p>0.934657</text:p>
          </table:table-cell>
          <table:table-cell table:number-columns-repeated="3"/>
          <table:table-cell table:style-name="ce21" table:formula="of:=[.A29]" office:value-type="float" office:value="1500000" calcext:value-type="float">
            <text:p>1.5M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style-name="ce25" table:formula="of:=[.C29]" office:value-type="float" office:value="0.929246" calcext:value-type="float">
            <text:p>0.929246</text:p>
          </table:table-cell>
          <table:table-cell table:style-name="ce29" table:formula="of:=[.I29]" office:value-type="float" office:value="0.934657" calcext:value-type="float">
            <text:p>0.934657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936222" calcext:value-type="float">
            <text:p>0.936222</text:p>
          </table:table-cell>
          <table:table-cell table:style-name="ce9" office:value-type="float" office:value="0.936214" calcext:value-type="float">
            <text:p>0.936214</text:p>
          </table:table-cell>
          <table:table-cell/>
          <table:table-cell table:style-name="ce10" table:formula="of:=[.C30]/[.$C$31]" office:value-type="percentage" office:value="0.983780784722098" calcext:value-type="percentage">
            <text:p>98.38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939333" calcext:value-type="float">
            <text:p>0.939333</text:p>
          </table:table-cell>
          <table:table-cell table:style-name="ce9" office:value-type="float" office:value="0.939218" calcext:value-type="float">
            <text:p>0.939218</text:p>
          </table:table-cell>
          <table:table-cell table:number-columns-repeated="3"/>
          <table:table-cell table:style-name="ce21" table:formula="of:=[.A30]" office:value-type="float" office:value="3000000" calcext:value-type="float">
            <text:p>3.0M</text:p>
          </table:table-cell>
          <table:table-cell table:style-name="ce25" table:formula="of:=[.$C$31]" office:value-type="float" office:value="0.951649" calcext:value-type="float">
            <text:p>0.951649</text:p>
          </table:table-cell>
          <table:table-cell table:style-name="ce25" table:formula="of:=[.C30]" office:value-type="float" office:value="0.936214" calcext:value-type="float">
            <text:p>0.936214</text:p>
          </table:table-cell>
          <table:table-cell table:style-name="ce29" table:formula="of:=[.I30]" office:value-type="float" office:value="0.939218" calcext:value-type="float">
            <text:p>0.939218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951667" calcext:value-type="float">
            <text:p>0.951667</text:p>
          </table:table-cell>
          <table:table-cell table:style-name="ce11" office:value-type="float" office:value="0.951649" calcext:value-type="float">
            <text:p>0.951649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31]" office:value-type="float" office:value="0.951667" calcext:value-type="float">
            <text:p>0.951667</text:p>
          </table:table-cell>
          <table:table-cell table:style-name="ce11" table:formula="of:=[.C31]" office:value-type="float" office:value="0.951649" calcext:value-type="float">
            <text:p>0.951649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30]/[.B31]" office:value-type="percentage" office:value="0.983770583618009" calcext:value-type="percentage">
            <text:p>98.38%</text:p>
          </table:table-cell>
          <table:table-cell table:style-name="ce10" table:formula="of:=[.C30]/[.C31]" office:value-type="percentage" office:value="0.983780784722098" calcext:value-type="percentage">
            <text:p>98.38%</text:p>
          </table:table-cell>
          <table:table-cell table:number-columns-repeated="3"/>
          <table:table-cell table:style-name="ce6"/>
          <table:table-cell table:style-name="ce10" table:formula="of:=[.H30]/[.H31]" office:value-type="percentage" office:value="0.987039584224314" calcext:value-type="percentage">
            <text:p>98.70%</text:p>
          </table:table-cell>
          <table:table-cell table:style-name="ce10" table:formula="of:=[.I30]/[.I31]" office:value-type="percentage" office:value="0.98693741074703" calcext:value-type="percentage">
            <text:p>98.69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3"/>
          <table:table-cell table:style-name="ce6" table:number-columns-repeated="3"/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roblem: DIG10</text:p>
          </table:table-cell>
          <table:covered-table-cell table:number-columns-repeated="2" table:style-name="ce7"/>
          <table:table-cell table:number-columns-repeated="3"/>
          <table:table-cell table:style-name="ce1" table:formula="of:=[.A34]" office:value-type="string" office:string-value="Problem: DIG10" calcext:value-type="string" table:number-columns-spanned="3" table:number-rows-spanned="1">
            <text:p>Problem: DIG10</text:p>
          </table:table-cell>
          <table:covered-table-cell table:number-columns-repeated="2" table:style-name="ce7"/>
          <table:table-cell table:number-columns-repeated="3"/>
          <table:table-cell table:style-name="ce22" table:formula="of:=[.A34]" office:value-type="string" office:string-value="Problem: DIG10" calcext:value-type="string" table:number-columns-spanned="4" table:number-rows-spanned="1">
            <text:p>Problem: DIG10</text:p>
          </table:table-cell>
          <table:covered-table-cell table:number-columns-repeated="2"/>
          <table:covered-table-cell table:style-name="ce28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35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35]" office:value-type="string" office:string-value="Macro – NPD" calcext:value-type="string">
            <text:p>Macro – NPD</text:p>
          </table:table-cell>
          <table:table-cell table:style-name="ce28" table:formula="of:=[.I35]" office:value-type="string" office:string-value="Macro – NPD+PD_SL" calcext:value-type="string">
            <text:p>Macro – NPD+PD_SL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8" office:value-type="float" office:value="0.098" calcext:value-type="float">
            <text:p>0.098000</text:p>
          </table:table-cell>
          <table:table-cell table:style-name="ce8" office:value-type="float" office:value="0.017851" calcext:value-type="float">
            <text:p>0.017851</text:p>
          </table:table-cell>
          <table:table-cell/>
          <table:table-cell table:style-name="ce10" table:formula="of:=[.C36]/[.$C$42]" office:value-type="percentage" office:value="0.0179307740135864" calcext:value-type="percentage">
            <text:p>1.79%</text:p>
          </table:table-cell>
          <table:table-cell/>
          <table:table-cell table:style-name="ce2" table:number-columns-repeated="3"/>
          <table:table-cell table:number-columns-repeated="3"/>
          <table:table-cell table:style-name="ce21" table:formula="of:=[.A36]" office:value-type="float" office:value="1" calcext:value-type="float">
            <text:p>0k</text:p>
          </table:table-cell>
          <table:table-cell table:style-name="ce25" table:formula="of:=[.C42]" office:value-type="float" office:value="0.995551" calcext:value-type="float">
            <text:p>0.995551</text:p>
          </table:table-cell>
          <table:table-cell table:style-name="ce25" table:formula="of:=[.C36]" office:value-type="float" office:value="0.017851" calcext:value-type="float">
            <text:p>0.017851</text:p>
          </table:table-cell>
          <table:table-cell table:style-name="ce29" table:formula="of:=[.O36]" office:value-type="float" office:value="0.017851" calcext:value-type="float">
            <text:p>0.017851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9847" calcext:value-type="float">
            <text:p>0.984700</text:p>
          </table:table-cell>
          <table:table-cell table:style-name="ce8" office:value-type="float" office:value="0.984602" calcext:value-type="float">
            <text:p>0.984602</text:p>
          </table:table-cell>
          <table:table-cell/>
          <table:table-cell table:style-name="ce10" table:formula="of:=[.C37]/[.$C$42]" office:value-type="percentage" office:value="0.989002070210366" calcext:value-type="percentage">
            <text:p>98.90%</text:p>
          </table:table-cell>
          <table:table-cell/>
          <table:table-cell table:style-name="ce16" office:value-type="string" calcext:value-type="string">
            <text:p>100k</text:p>
          </table:table-cell>
          <table:table-cell table:style-name="ce8" office:value-type="float" office:value="0.9796" calcext:value-type="float">
            <text:p>0.979600</text:p>
          </table:table-cell>
          <table:table-cell table:style-name="ce8" office:value-type="float" office:value="0.979191" calcext:value-type="float">
            <text:p>0.979191</text:p>
          </table:table-cell>
          <table:table-cell table:number-columns-repeated="3"/>
          <table:table-cell table:style-name="ce21" table:formula="of:=[.A37]" office:value-type="float" office:value="100000" calcext:value-type="float">
            <text:p>100k</text:p>
          </table:table-cell>
          <table:table-cell table:style-name="ce25" table:formula="of:=[.C42]" office:value-type="float" office:value="0.995551" calcext:value-type="float">
            <text:p>0.995551</text:p>
          </table:table-cell>
          <table:table-cell table:style-name="ce25" table:formula="of:=[.C37]" office:value-type="float" office:value="0.984602" calcext:value-type="float">
            <text:p>0.984602</text:p>
          </table:table-cell>
          <table:table-cell table:style-name="ce29" table:formula="of:=[.I37]" office:value-type="float" office:value="0.979191" calcext:value-type="float">
            <text:p>0.979191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9902" calcext:value-type="float">
            <text:p>0.990200</text:p>
          </table:table-cell>
          <table:table-cell table:style-name="ce8" office:value-type="float" office:value="0.990096" calcext:value-type="float">
            <text:p>0.990096</text:p>
          </table:table-cell>
          <table:table-cell/>
          <table:table-cell table:style-name="ce10" table:formula="of:=[.C38]/[.$C$42]" office:value-type="percentage" office:value="0.994520622248383" calcext:value-type="percentage">
            <text:p>99.45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9859" calcext:value-type="float">
            <text:p>0.985900</text:p>
          </table:table-cell>
          <table:table-cell table:style-name="ce8" office:value-type="float" office:value="0.985831" calcext:value-type="float">
            <text:p>0.985831</text:p>
          </table:table-cell>
          <table:table-cell table:number-columns-repeated="3"/>
          <table:table-cell table:style-name="ce21" table:formula="of:=[.A38]" office:value-type="float" office:value="500000" calcext:value-type="float">
            <text:p>500k</text:p>
          </table:table-cell>
          <table:table-cell table:style-name="ce25" table:formula="of:=[.N37]" office:value-type="float" office:value="0.995551" calcext:value-type="float">
            <text:p>0.995551</text:p>
          </table:table-cell>
          <table:table-cell table:style-name="ce25" table:formula="of:=[.C38]" office:value-type="float" office:value="0.990096" calcext:value-type="float">
            <text:p>0.990096</text:p>
          </table:table-cell>
          <table:table-cell table:style-name="ce29" table:formula="of:=[.I38]" office:value-type="float" office:value="0.985831" calcext:value-type="float">
            <text:p>0.985831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9921" calcext:value-type="float">
            <text:p>0.992100</text:p>
          </table:table-cell>
          <table:table-cell table:style-name="ce8" office:value-type="float" office:value="0.992032" calcext:value-type="float">
            <text:p>0.992032</text:p>
          </table:table-cell>
          <table:table-cell/>
          <table:table-cell table:style-name="ce10" table:formula="of:=[.C39]/[.$C$42]" office:value-type="percentage" office:value="0.996465274004044" calcext:value-type="percentage">
            <text:p>99.65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9863" calcext:value-type="float">
            <text:p>0.986300</text:p>
          </table:table-cell>
          <table:table-cell table:style-name="ce8" office:value-type="float" office:value="0.986096" calcext:value-type="float">
            <text:p>0.986096</text:p>
          </table:table-cell>
          <table:table-cell table:number-columns-repeated="3"/>
          <table:table-cell table:style-name="ce21" table:formula="of:=[.A39]" office:value-type="float" office:value="1000000" calcext:value-type="float">
            <text:p>1.0M</text:p>
          </table:table-cell>
          <table:table-cell table:style-name="ce25" table:formula="of:=[.N38]" office:value-type="float" office:value="0.995551" calcext:value-type="float">
            <text:p>0.995551</text:p>
          </table:table-cell>
          <table:table-cell table:style-name="ce25" table:formula="of:=[.C39]" office:value-type="float" office:value="0.992032" calcext:value-type="float">
            <text:p>0.992032</text:p>
          </table:table-cell>
          <table:table-cell table:style-name="ce29" table:formula="of:=[.I39]" office:value-type="float" office:value="0.986096" calcext:value-type="float">
            <text:p>0.986096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9928" calcext:value-type="float">
            <text:p>0.992800</text:p>
          </table:table-cell>
          <table:table-cell table:style-name="ce8" office:value-type="float" office:value="0.992747" calcext:value-type="float">
            <text:p>0.992747</text:p>
          </table:table-cell>
          <table:table-cell/>
          <table:table-cell table:style-name="ce10" table:formula="of:=[.C40]/[.$C$42]" office:value-type="percentage" office:value="0.997183469254714" calcext:value-type="percentage">
            <text:p>99.72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9891" calcext:value-type="float">
            <text:p>0.989100</text:p>
          </table:table-cell>
          <table:table-cell table:style-name="ce8" office:value-type="float" office:value="0.988961" calcext:value-type="float">
            <text:p>0.988961</text:p>
          </table:table-cell>
          <table:table-cell table:number-columns-repeated="3"/>
          <table:table-cell table:style-name="ce21" table:formula="of:=[.A40]" office:value-type="float" office:value="1500000" calcext:value-type="float">
            <text:p>1.5M</text:p>
          </table:table-cell>
          <table:table-cell table:style-name="ce25" table:formula="of:=[.N39]" office:value-type="float" office:value="0.995551" calcext:value-type="float">
            <text:p>0.995551</text:p>
          </table:table-cell>
          <table:table-cell table:style-name="ce25" table:formula="of:=[.C40]" office:value-type="float" office:value="0.992747" calcext:value-type="float">
            <text:p>0.992747</text:p>
          </table:table-cell>
          <table:table-cell table:style-name="ce29" table:formula="of:=[.I40]" office:value-type="float" office:value="0.988961" calcext:value-type="float">
            <text:p>0.988961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9921" calcext:value-type="float">
            <text:p>0.992100</text:p>
          </table:table-cell>
          <table:table-cell table:style-name="ce9" office:value-type="float" office:value="0.992024" calcext:value-type="float">
            <text:p>0.992024</text:p>
          </table:table-cell>
          <table:table-cell/>
          <table:table-cell table:style-name="ce10" table:formula="of:=[.C41]/[.$C$42]" office:value-type="percentage" office:value="0.996457238252988" calcext:value-type="percentage">
            <text:p>99.65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9925" calcext:value-type="float">
            <text:p>0.992500</text:p>
          </table:table-cell>
          <table:table-cell table:style-name="ce9" office:value-type="float" office:value="0.992446" calcext:value-type="float">
            <text:p>0.992446</text:p>
          </table:table-cell>
          <table:table-cell table:number-columns-repeated="3"/>
          <table:table-cell table:style-name="ce21" table:formula="of:=[.A41]" office:value-type="float" office:value="3000000" calcext:value-type="float">
            <text:p>3.0M</text:p>
          </table:table-cell>
          <table:table-cell table:style-name="ce25" table:formula="of:=[.N40]" office:value-type="float" office:value="0.995551" calcext:value-type="float">
            <text:p>0.995551</text:p>
          </table:table-cell>
          <table:table-cell table:style-name="ce25" table:formula="of:=[.C41]" office:value-type="float" office:value="0.992024" calcext:value-type="float">
            <text:p>0.992024</text:p>
          </table:table-cell>
          <table:table-cell table:style-name="ce29" table:formula="of:=[.I41]" office:value-type="float" office:value="0.992446" calcext:value-type="float">
            <text:p>0.992446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9956" calcext:value-type="float">
            <text:p>0.995600</text:p>
          </table:table-cell>
          <table:table-cell table:style-name="ce11" office:value-type="float" office:value="0.995551" calcext:value-type="float">
            <text:p>0.995551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42]" office:value-type="float" office:value="0.9956" calcext:value-type="float">
            <text:p>0.995600</text:p>
          </table:table-cell>
          <table:table-cell table:style-name="ce11" table:formula="of:=[.C42]" office:value-type="float" office:value="0.995551" calcext:value-type="float">
            <text:p>0.995551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41]/[.B42]" office:value-type="percentage" office:value="0.996484531940538" calcext:value-type="percentage">
            <text:p>99.65%</text:p>
          </table:table-cell>
          <table:table-cell table:style-name="ce10" table:formula="of:=[.C41]/[.C42]" office:value-type="percentage" office:value="0.996457238252988" calcext:value-type="percentage">
            <text:p>99.65%</text:p>
          </table:table-cell>
          <table:table-cell table:number-columns-repeated="4"/>
          <table:table-cell table:style-name="ce10" table:formula="of:=[.H41]/[.H42]" office:value-type="percentage" office:value="0.996886299718762" calcext:value-type="percentage">
            <text:p>99.69%</text:p>
          </table:table-cell>
          <table:table-cell table:style-name="ce10" table:formula="of:=[.I41]/[.I42]" office:value-type="percentage" office:value="0.996881124121215" calcext:value-type="percentage">
            <text:p>99.69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9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<text:span text:style-name="T1">Problem: </text:span>SIG30</text:p>
          </table:table-cell>
          <table:covered-table-cell table:number-columns-repeated="2" table:style-name="ce7"/>
          <table:table-cell table:number-columns-repeated="3"/>
          <table:table-cell table:style-name="ce1" office:value-type="string" calcext:value-type="string" table:number-columns-spanned="3" table:number-rows-spanned="1">
            <text:p><text:span text:style-name="T1">Problem: </text:span>SIG (30)</text:p>
          </table:table-cell>
          <table:covered-table-cell table:number-columns-repeated="2" table:style-name="ce7"/>
          <table:table-cell table:number-columns-repeated="3"/>
          <table:table-cell table:style-name="ce22" table:formula="of:=[.A45]" office:value-type="string" office:string-value="Problem: SIG30" calcext:value-type="string" table:number-columns-spanned="4" table:number-rows-spanned="1">
            <text:p>Problem: SIG30</text:p>
          </table:table-cell>
          <table:covered-table-cell table:number-columns-repeated="2"/>
          <table:covered-table-cell table:style-name="ce28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46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46]" office:value-type="string" office:string-value="Macro – NPD" calcext:value-type="string">
            <text:p>Macro – NPD</text:p>
          </table:table-cell>
          <table:table-cell table:style-name="ce28" table:formula="of:=[.I46]" office:value-type="string" office:string-value="Macro – NPD+PD_SL" calcext:value-type="string">
            <text:p>Macro – NPD+PD_SL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2" office:value-type="float" office:value="0.014049" calcext:value-type="float">
            <text:p>0.014049</text:p>
          </table:table-cell>
          <table:table-cell table:style-name="ce2" office:value-type="float" office:value="0.006916" calcext:value-type="float">
            <text:p>0.006916</text:p>
          </table:table-cell>
          <table:table-cell/>
          <table:table-cell table:style-name="ce10" table:formula="of:=[.C47]/[.$C$53]" office:value-type="percentage" office:value="0.00706269932773641" calcext:value-type="percentage">
            <text:p>0.71%</text:p>
          </table:table-cell>
          <table:table-cell/>
          <table:table-cell table:style-name="ce18"/>
          <table:table-cell table:style-name="ce2" table:number-columns-repeated="2"/>
          <table:table-cell table:number-columns-repeated="3"/>
          <table:table-cell table:style-name="ce21" table:formula="of:=[.A47]" office:value-type="float" office:value="1" calcext:value-type="float">
            <text:p>0k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formula="of:=[.C47]" office:value-type="float" office:value="0.006916" calcext:value-type="float">
            <text:p>0.006916</text:p>
          </table:table-cell>
          <table:table-cell table:style-name="ce28" table:formula="of:=[.C47]" office:value-type="float" office:value="0.006916" calcext:value-type="float">
            <text:p>0.006916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972998" calcext:value-type="float">
            <text:p>0.972998</text:p>
          </table:table-cell>
          <table:table-cell table:style-name="ce8" office:value-type="float" office:value="0.957849" calcext:value-type="float">
            <text:p>0.957849</text:p>
          </table:table-cell>
          <table:table-cell/>
          <table:table-cell table:style-name="ce10" table:formula="of:=[.C48]/[.$C$53]" office:value-type="percentage" office:value="0.978166496294534" calcext:value-type="percentage">
            <text:p>97.82%</text:p>
          </table:table-cell>
          <table:table-cell/>
          <table:table-cell table:style-name="ce16" office:value-type="string" calcext:value-type="string">
            <text:p>100k</text:p>
          </table:table-cell>
          <table:table-cell table:style-name="ce8" office:value-type="float" office:value="0.983945" calcext:value-type="float">
            <text:p>0.983945</text:p>
          </table:table-cell>
          <table:table-cell table:style-name="ce8" office:value-type="float" office:value="0.961554" calcext:value-type="float">
            <text:p>0.961554</text:p>
          </table:table-cell>
          <table:table-cell table:number-columns-repeated="3"/>
          <table:table-cell table:style-name="ce21" table:formula="of:=[.A48]" office:value-type="float" office:value="100000" calcext:value-type="float">
            <text:p>100k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style-name="ce25" table:formula="of:=[.C48]" office:value-type="float" office:value="0.957849" calcext:value-type="float">
            <text:p>0.957849</text:p>
          </table:table-cell>
          <table:table-cell table:style-name="ce29" table:formula="of:=[.I48]" office:value-type="float" office:value="0.961554" calcext:value-type="float">
            <text:p>0.961554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990513" calcext:value-type="float">
            <text:p>0.990513</text:p>
          </table:table-cell>
          <table:table-cell table:style-name="ce8" office:value-type="float" office:value="0.957522" calcext:value-type="float">
            <text:p>0.957522</text:p>
          </table:table-cell>
          <table:table-cell/>
          <table:table-cell table:style-name="ce10" table:formula="of:=[.C49]/[.$C$53]" office:value-type="percentage" office:value="0.977832560105961" calcext:value-type="percentage">
            <text:p>97.78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990878" calcext:value-type="float">
            <text:p>0.990878</text:p>
          </table:table-cell>
          <table:table-cell table:style-name="ce8" office:value-type="float" office:value="0.968106" calcext:value-type="float">
            <text:p>0.968106</text:p>
          </table:table-cell>
          <table:table-cell table:number-columns-repeated="3"/>
          <table:table-cell table:style-name="ce21" table:formula="of:=[.A49]" office:value-type="float" office:value="500000" calcext:value-type="float">
            <text:p>500k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style-name="ce25" table:formula="of:=[.C49]" office:value-type="float" office:value="0.957522" calcext:value-type="float">
            <text:p>0.957522</text:p>
          </table:table-cell>
          <table:table-cell table:style-name="ce29" table:formula="of:=[.I49]" office:value-type="float" office:value="0.968106" calcext:value-type="float">
            <text:p>0.968106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992885" calcext:value-type="float">
            <text:p>0.992885</text:p>
          </table:table-cell>
          <table:table-cell table:style-name="ce8" office:value-type="float" office:value="0.976744" calcext:value-type="float">
            <text:p>0.976744</text:p>
          </table:table-cell>
          <table:table-cell/>
          <table:table-cell table:style-name="ce10" table:formula="of:=[.C50]/[.$C$53]" office:value-type="percentage" office:value="0.997462289209163" calcext:value-type="percentage">
            <text:p>99.75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991972" calcext:value-type="float">
            <text:p>0.991972</text:p>
          </table:table-cell>
          <table:table-cell table:style-name="ce8" office:value-type="float" office:value="0.975097" calcext:value-type="float">
            <text:p>0.975097</text:p>
          </table:table-cell>
          <table:table-cell table:number-columns-repeated="3"/>
          <table:table-cell table:style-name="ce21" table:formula="of:=[.A50]" office:value-type="float" office:value="1000000" calcext:value-type="float">
            <text:p>1.0M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style-name="ce25" table:formula="of:=[.C50]" office:value-type="float" office:value="0.976744" calcext:value-type="float">
            <text:p>0.976744</text:p>
          </table:table-cell>
          <table:table-cell table:style-name="ce29" table:formula="of:=[.I50]" office:value-type="float" office:value="0.975097" calcext:value-type="float">
            <text:p>0.975097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994344" calcext:value-type="float">
            <text:p>0.994344</text:p>
          </table:table-cell>
          <table:table-cell table:style-name="ce8" office:value-type="float" office:value="0.984679" calcext:value-type="float">
            <text:p>0.984679</text:p>
          </table:table-cell>
          <table:table-cell/>
          <table:table-cell table:style-name="ce10" table:formula="of:=[.C51]/[.$C$53]" office:value-type="percentage" office:value="1.00556560314288" calcext:value-type="percentage">
            <text:p>100.56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993249" calcext:value-type="float">
            <text:p>0.993249</text:p>
          </table:table-cell>
          <table:table-cell table:style-name="ce8" office:value-type="float" office:value="0.973497" calcext:value-type="float">
            <text:p>0.973497</text:p>
          </table:table-cell>
          <table:table-cell table:number-columns-repeated="3"/>
          <table:table-cell table:style-name="ce21" table:formula="of:=[.A51]" office:value-type="float" office:value="1500000" calcext:value-type="float">
            <text:p>1.5M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style-name="ce25" table:formula="of:=[.C51]" office:value-type="float" office:value="0.984679" calcext:value-type="float">
            <text:p>0.984679</text:p>
          </table:table-cell>
          <table:table-cell table:style-name="ce29" table:formula="of:=[.I51]" office:value-type="float" office:value="0.973497" calcext:value-type="float">
            <text:p>0.973497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994344" calcext:value-type="float">
            <text:p>0.994344</text:p>
          </table:table-cell>
          <table:table-cell table:style-name="ce9" office:value-type="float" office:value="0.979019" calcext:value-type="float">
            <text:p>0.979019</text:p>
          </table:table-cell>
          <table:table-cell/>
          <table:table-cell table:style-name="ce10" table:formula="of:=[.C52]/[.$C$53]" office:value-type="percentage" office:value="0.999785545566972" calcext:value-type="percentage">
            <text:p>99.98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8" office:value-type="float" office:value="0.992702" calcext:value-type="float">
            <text:p>0.992702</text:p>
          </table:table-cell>
          <table:table-cell table:style-name="ce8" office:value-type="float" office:value="0.968754" calcext:value-type="float">
            <text:p>0.968754</text:p>
          </table:table-cell>
          <table:table-cell table:number-columns-repeated="3"/>
          <table:table-cell table:style-name="ce21" table:formula="of:=[.A52]" office:value-type="float" office:value="3000000" calcext:value-type="float">
            <text:p>3.0M</text:p>
          </table:table-cell>
          <table:table-cell table:style-name="ce25" table:formula="of:=[.$C$53]" office:value-type="float" office:value="0.979229" calcext:value-type="float">
            <text:p>0.979229</text:p>
          </table:table-cell>
          <table:table-cell table:style-name="ce25" table:formula="of:=[.C52]" office:value-type="float" office:value="0.979019" calcext:value-type="float">
            <text:p>0.979019</text:p>
          </table:table-cell>
          <table:table-cell table:style-name="ce29" table:formula="of:=[.I52]" office:value-type="float" office:value="0.968754" calcext:value-type="float">
            <text:p>0.968754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8" office:value-type="float" office:value="0.994527" calcext:value-type="float">
            <text:p>0.994527</text:p>
          </table:table-cell>
          <table:table-cell table:style-name="ce12" office:value-type="float" office:value="0.979229" calcext:value-type="float">
            <text:p>0.979229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8" table:formula="of:=[.B53]" office:value-type="float" office:value="0.994527" calcext:value-type="float">
            <text:p>0.994527</text:p>
          </table:table-cell>
          <table:table-cell table:style-name="ce12" table:formula="of:=[.C53]" office:value-type="float" office:value="0.979229" calcext:value-type="float">
            <text:p>0.979229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52]/[.B53]" office:value-type="percentage" office:value="0.999815992929302" calcext:value-type="percentage">
            <text:p>99.98%</text:p>
          </table:table-cell>
          <table:table-cell table:style-name="ce10" table:formula="of:=[.C52]/[.C53]" office:value-type="percentage" office:value="0.999785545566972" calcext:value-type="percentage">
            <text:p>99.98%</text:p>
          </table:table-cell>
          <table:table-cell table:number-columns-repeated="3"/>
          <table:table-cell table:style-name="ce6"/>
          <table:table-cell table:style-name="ce10" table:formula="of:=[.H52]/[.H53]" office:value-type="percentage" office:value="0.998164956808614" calcext:value-type="percentage">
            <text:p>99.82%</text:p>
          </table:table-cell>
          <table:table-cell table:style-name="ce10" table:formula="of:=[.I52]/[.I53]" office:value-type="percentage" office:value="0.989302808638225" calcext:value-type="percentage">
            <text:p>98.93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3"/>
          <table:table-cell table:style-name="ce6" table:number-columns-repeated="3"/>
          <table:table-cell table:number-columns-repeated="3"/>
          <table:table-cell table:style-name="ce20"/>
          <table:table-cell table:number-columns-repeated="2"/>
          <table:table-cell table:style-name="ce28"/>
          <table:table-cell/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roblem: SHN10</text:p>
          </table:table-cell>
          <table:covered-table-cell table:number-columns-repeated="2" table:style-name="ce7"/>
          <table:table-cell table:number-columns-repeated="3"/>
          <table:table-cell table:style-name="ce1" table:formula="of:=[.A56]" office:value-type="string" office:string-value="Problem: SHN10" calcext:value-type="string" table:number-columns-spanned="3" table:number-rows-spanned="1">
            <text:p>Problem: SHN10</text:p>
          </table:table-cell>
          <table:covered-table-cell table:number-columns-repeated="2" table:style-name="ce7"/>
          <table:table-cell table:number-columns-repeated="3"/>
          <table:table-cell table:style-name="ce22" table:formula="of:=[.A56]" office:value-type="string" office:string-value="Problem: SHN10" calcext:value-type="string" table:number-columns-spanned="4" table:number-rows-spanned="1">
            <text:p>Problem: SHN10</text:p>
          </table:table-cell>
          <table:covered-table-cell table:number-columns-repeated="2"/>
          <table:covered-table-cell table:style-name="ce28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57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57]" office:value-type="string" office:string-value="Macro – NPD" calcext:value-type="string">
            <text:p>Macro – NPD</text:p>
          </table:table-cell>
          <table:table-cell table:style-name="ce28" table:formula="of:=[.I57]" office:value-type="string" office:string-value="Macro – NPD+PD_SL" calcext:value-type="string">
            <text:p>Macro – NPD+PD_SL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8" office:value-type="float" office:value="0.1" calcext:value-type="float">
            <text:p>0.100000</text:p>
          </table:table-cell>
          <table:table-cell table:style-name="ce8" office:value-type="float" office:value="0.018182" calcext:value-type="float">
            <text:p>0.018182</text:p>
          </table:table-cell>
          <table:table-cell/>
          <table:table-cell table:style-name="ce10" table:formula="of:=[.C58]/[.$C$64]" office:value-type="percentage" office:value="0.019687844472309" calcext:value-type="percentage">
            <text:p>1.97%</text:p>
          </table:table-cell>
          <table:table-cell/>
          <table:table-cell table:style-name="ce18"/>
          <table:table-cell table:style-name="ce2" table:number-columns-repeated="2"/>
          <table:table-cell table:number-columns-repeated="3"/>
          <table:table-cell table:style-name="ce21" table:formula="of:=[.A58]" office:value-type="float" office:value="1" calcext:value-type="float">
            <text:p>0k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58]" office:value-type="float" office:value="0.018182" calcext:value-type="float">
            <text:p>0.018182</text:p>
          </table:table-cell>
          <table:table-cell table:style-name="ce29" table:formula="of:=[.O58]" office:value-type="float" office:value="0.018182" calcext:value-type="float">
            <text:p>0.018182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79063" calcext:value-type="float">
            <text:p>0.790630</text:p>
          </table:table-cell>
          <table:table-cell table:style-name="ce8" office:value-type="float" office:value="0.791815" calcext:value-type="float">
            <text:p>0.791815</text:p>
          </table:table-cell>
          <table:table-cell/>
          <table:table-cell table:style-name="ce10" table:formula="of:=[.C59]/[.$C$64]" office:value-type="percentage" office:value="0.857393607460201" calcext:value-type="percentage">
            <text:p>85.74%</text:p>
          </table:table-cell>
          <table:table-cell/>
          <table:table-cell table:style-name="ce16" office:value-type="string" calcext:value-type="string">
            <text:p>100k</text:p>
          </table:table-cell>
          <table:table-cell table:style-name="ce8" office:value-type="float" office:value="0.875269" calcext:value-type="float">
            <text:p>0.875269</text:p>
          </table:table-cell>
          <table:table-cell table:style-name="ce8" office:value-type="float" office:value="0.875743" calcext:value-type="float">
            <text:p>0.875743</text:p>
          </table:table-cell>
          <table:table-cell table:number-columns-repeated="3"/>
          <table:table-cell table:style-name="ce21" table:formula="of:=[.A59]" office:value-type="float" office:value="100000" calcext:value-type="float">
            <text:p>100k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59]" office:value-type="float" office:value="0.791815" calcext:value-type="float">
            <text:p>0.791815</text:p>
          </table:table-cell>
          <table:table-cell table:style-name="ce29" table:formula="of:=[.I59]" office:value-type="float" office:value="0.875743" calcext:value-type="float">
            <text:p>0.875743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891244" calcext:value-type="float">
            <text:p>0.891244</text:p>
          </table:table-cell>
          <table:table-cell table:style-name="ce8" office:value-type="float" office:value="0.89174" calcext:value-type="float">
            <text:p>0.891740</text:p>
          </table:table-cell>
          <table:table-cell/>
          <table:table-cell table:style-name="ce10" table:formula="of:=[.C60]/[.$C$64]" office:value-type="percentage" office:value="0.96559445769095" calcext:value-type="percentage">
            <text:p>96.56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907296" calcext:value-type="float">
            <text:p>0.907296</text:p>
          </table:table-cell>
          <table:table-cell table:style-name="ce8" office:value-type="float" office:value="0.907407" calcext:value-type="float">
            <text:p>0.907407</text:p>
          </table:table-cell>
          <table:table-cell table:number-columns-repeated="3"/>
          <table:table-cell table:style-name="ce21" table:formula="of:=[.A60]" office:value-type="float" office:value="500000" calcext:value-type="float">
            <text:p>500k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60]" office:value-type="float" office:value="0.89174" calcext:value-type="float">
            <text:p>0.891740</text:p>
          </table:table-cell>
          <table:table-cell table:style-name="ce29" table:formula="of:=[.I60]" office:value-type="float" office:value="0.907407" calcext:value-type="float">
            <text:p>0.907407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905261" calcext:value-type="float">
            <text:p>0.905261</text:p>
          </table:table-cell>
          <table:table-cell table:style-name="ce8" office:value-type="float" office:value="0.90553" calcext:value-type="float">
            <text:p>0.905530</text:p>
          </table:table-cell>
          <table:table-cell/>
          <table:table-cell table:style-name="ce10" table:formula="of:=[.C61]/[.$C$64]" office:value-type="percentage" office:value="0.98052655401001" calcext:value-type="percentage">
            <text:p>98.05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91298" calcext:value-type="float">
            <text:p>0.912980</text:p>
          </table:table-cell>
          <table:table-cell table:style-name="ce8" office:value-type="float" office:value="0.913041" calcext:value-type="float">
            <text:p>0.913041</text:p>
          </table:table-cell>
          <table:table-cell table:number-columns-repeated="3"/>
          <table:table-cell table:style-name="ce21" table:formula="of:=[.A61]" office:value-type="float" office:value="1000000" calcext:value-type="float">
            <text:p>1.0M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61]" office:value-type="float" office:value="0.90553" calcext:value-type="float">
            <text:p>0.905530</text:p>
          </table:table-cell>
          <table:table-cell table:style-name="ce29" table:formula="of:=[.I61]" office:value-type="float" office:value="0.913041" calcext:value-type="float">
            <text:p>0.913041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907604" calcext:value-type="float">
            <text:p>0.907604</text:p>
          </table:table-cell>
          <table:table-cell table:style-name="ce8" office:value-type="float" office:value="0.907861" calcext:value-type="float">
            <text:p>0.907861</text:p>
          </table:table-cell>
          <table:table-cell/>
          <table:table-cell table:style-name="ce10" table:formula="of:=[.C62]/[.$C$64]" office:value-type="percentage" office:value="0.983050608870033" calcext:value-type="percentage">
            <text:p>98.31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915553" calcext:value-type="float">
            <text:p>0.915553</text:p>
          </table:table-cell>
          <table:table-cell table:style-name="ce8" office:value-type="float" office:value="0.915644" calcext:value-type="float">
            <text:p>0.915644</text:p>
          </table:table-cell>
          <table:table-cell table:number-columns-repeated="3"/>
          <table:table-cell table:style-name="ce21" table:formula="of:=[.A62]" office:value-type="float" office:value="1500000" calcext:value-type="float">
            <text:p>1.5M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62]" office:value-type="float" office:value="0.907861" calcext:value-type="float">
            <text:p>0.907861</text:p>
          </table:table-cell>
          <table:table-cell table:style-name="ce29" table:formula="of:=[.I62]" office:value-type="float" office:value="0.915644" calcext:value-type="float">
            <text:p>0.915644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914017" calcext:value-type="float">
            <text:p>0.914017</text:p>
          </table:table-cell>
          <table:table-cell table:style-name="ce9" office:value-type="float" office:value="0.914207" calcext:value-type="float">
            <text:p>0.914207</text:p>
          </table:table-cell>
          <table:table-cell/>
          <table:table-cell table:style-name="ce10" table:formula="of:=[.C63]/[.$C$64]" office:value-type="percentage" office:value="0.989922188510407" calcext:value-type="percentage">
            <text:p>98.99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915323" calcext:value-type="float">
            <text:p>0.915323</text:p>
          </table:table-cell>
          <table:table-cell table:style-name="ce9" office:value-type="float" office:value="0.915439" calcext:value-type="float">
            <text:p>0.915439</text:p>
          </table:table-cell>
          <table:table-cell table:number-columns-repeated="3"/>
          <table:table-cell table:style-name="ce21" table:formula="of:=[.A63]" office:value-type="float" office:value="3000000" calcext:value-type="float">
            <text:p>3.0M</text:p>
          </table:table-cell>
          <table:table-cell table:style-name="ce25" table:formula="of:=[.$C$64]" office:value-type="float" office:value="0.923514" calcext:value-type="float">
            <text:p>0.923514</text:p>
          </table:table-cell>
          <table:table-cell table:style-name="ce25" table:formula="of:=[.C63]" office:value-type="float" office:value="0.914207" calcext:value-type="float">
            <text:p>0.914207</text:p>
          </table:table-cell>
          <table:table-cell table:style-name="ce29" table:formula="of:=[.I63]" office:value-type="float" office:value="0.915439" calcext:value-type="float">
            <text:p>0.915439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923349" calcext:value-type="float">
            <text:p>0.923349</text:p>
          </table:table-cell>
          <table:table-cell table:style-name="ce11" office:value-type="float" office:value="0.923514" calcext:value-type="float">
            <text:p>0.923514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64]" office:value-type="float" office:value="0.923349" calcext:value-type="float">
            <text:p>0.923349</text:p>
          </table:table-cell>
          <table:table-cell table:style-name="ce11" table:formula="of:=[.C64]" office:value-type="float" office:value="0.923514" calcext:value-type="float">
            <text:p>0.923514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 table:number-columns-repeated="9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63]/[.B64]" office:value-type="percentage" office:value="0.989893312279539" calcext:value-type="percentage">
            <text:p>98.99%</text:p>
          </table:table-cell>
          <table:table-cell table:style-name="ce10" table:formula="of:=[.C63]/[.C64]" office:value-type="percentage" office:value="0.989922188510407" calcext:value-type="percentage">
            <text:p>98.99%</text:p>
          </table:table-cell>
          <table:table-cell table:number-columns-repeated="3"/>
          <table:table-cell table:style-name="ce6"/>
          <table:table-cell table:style-name="ce10" table:formula="of:=[.H63]/[.H64]" office:value-type="percentage" office:value="0.991307728713628" calcext:value-type="percentage">
            <text:p>99.13%</text:p>
          </table:table-cell>
          <table:table-cell table:style-name="ce10" table:formula="of:=[.I63]/[.I64]" office:value-type="percentage" office:value="0.991256223511501" calcext:value-type="percentage">
            <text:p>99.13%</text:p>
          </table:table-cell>
          <table:table-cell table:number-columns-repeated="3"/>
          <table:table-cell table:style-name="ce20"/>
          <table:table-cell table:number-columns-repeated="2"/>
          <table:table-cell table:style-name="ce28"/>
          <table:table-cell table:number-columns-repeated="9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3"/>
          <table:table-cell table:style-name="ce6" table:number-columns-repeated="3"/>
          <table:table-cell table:number-columns-repeated="3"/>
          <table:table-cell table:style-name="ce20"/>
          <table:table-cell table:number-columns-repeated="2"/>
          <table:table-cell table:style-name="ce28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Problem: ACT101</text:p>
          </table:table-cell>
          <table:covered-table-cell table:number-columns-repeated="2" table:style-name="ce7"/>
          <table:table-cell table:number-columns-repeated="3"/>
          <table:table-cell table:style-name="ce1" table:formula="of:=[.A67]" office:value-type="string" office:string-value="Problem: ACT101" calcext:value-type="string" table:number-columns-spanned="3" table:number-rows-spanned="1">
            <text:p>Problem: ACT101</text:p>
          </table:table-cell>
          <table:covered-table-cell table:number-columns-repeated="2" table:style-name="ce7"/>
          <table:table-cell table:number-columns-repeated="3"/>
          <table:table-cell table:style-name="ce22" table:formula="of:=[.A67]" office:value-type="string" office:string-value="Problem: ACT101" calcext:value-type="string" table:number-columns-spanned="4" table:number-rows-spanned="1">
            <text:p>Problem: ACT101</text:p>
          </table:table-cell>
          <table:covered-table-cell table:number-columns-repeated="2"/>
          <table:covered-table-cell table:style-name="ce28"/>
          <table:table-cell table:number-columns-repeated="9"/>
        </table:table-row>
        <table:table-row table:style-name="ro1"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</text:p>
          </table:table-cell>
          <table:table-cell table:style-name="ce2" office:value-type="string" calcext:value-type="string">
            <text:p>Macro – NPD</text:p>
          </table:table-cell>
          <table:table-cell table:number-columns-repeated="3"/>
          <table:table-cell table:style-name="ce2" office:value-type="string" calcext:value-type="string">
            <text:p># images</text:p>
          </table:table-cell>
          <table:table-cell table:style-name="ce2" office:value-type="string" calcext:value-type="string">
            <text:p>Micro – NPD+PD_SL</text:p>
          </table:table-cell>
          <table:table-cell table:style-name="ce2" office:value-type="string" calcext:value-type="string">
            <text:p>Macro – NPD+PD_SL</text:p>
          </table:table-cell>
          <table:table-cell table:number-columns-repeated="3"/>
          <table:table-cell table:style-name="ce20" table:formula="of:=[.A68]" office:value-type="string" office:string-value="# images" calcext:value-type="string">
            <text:p># images</text:p>
          </table:table-cell>
          <table:table-cell office:value-type="string" calcext:value-type="string">
            <text:p>Target Network</text:p>
          </table:table-cell>
          <table:table-cell table:formula="of:=[.C68]" office:value-type="string" office:string-value="Macro – NPD" calcext:value-type="string">
            <text:p>Macro – NPD</text:p>
          </table:table-cell>
          <table:table-cell table:style-name="ce28" table:formula="of:=[.I68]" office:value-type="string" office:string-value="Macro – NPD+PD_SL" calcext:value-type="string">
            <text:p>Macro – NPD+PD_SL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0k</text:p>
          </table:table-cell>
          <table:table-cell table:style-name="ce2" office:value-type="float" office:value="0.01066" calcext:value-type="float">
            <text:p>0.01066</text:p>
          </table:table-cell>
          <table:table-cell table:style-name="ce2" office:value-type="float" office:value="0.000209" calcext:value-type="float">
            <text:p>0.000209</text:p>
          </table:table-cell>
          <table:table-cell/>
          <table:table-cell table:style-name="ce10" table:formula="of:=[.C69]/[.$C$75]" office:value-type="percentage" office:value="0.00030209296947271" calcext:value-type="percentage">
            <text:p>0.03%</text:p>
          </table:table-cell>
          <table:table-cell/>
          <table:table-cell table:style-name="ce2" table:number-columns-repeated="3"/>
          <table:table-cell table:number-columns-repeated="3"/>
          <table:table-cell table:style-name="ce21" table:formula="of:=[.A69]" office:value-type="float" office:value="1" calcext:value-type="float">
            <text:p>0k</text:p>
          </table:table-cell>
          <table:table-cell table:style-name="ce25" table:formula="of:=[.$C$75]" office:value-type="float" office:value="0.69184" calcext:value-type="float">
            <text:p>0.691840</text:p>
          </table:table-cell>
          <table:table-cell table:formula="of:=[.C69]" office:value-type="float" office:value="0.000209" calcext:value-type="float">
            <text:p>0.000209</text:p>
          </table:table-cell>
          <table:table-cell table:style-name="ce28" table:formula="of:=[.O69]" office:value-type="float" office:value="0.000209" calcext:value-type="float">
            <text:p>0.000209</text:p>
          </table:table-cell>
          <table:table-cell table:number-columns-repeated="9"/>
        </table:table-row>
        <table:table-row table:style-name="ro1">
          <table:table-cell table:style-name="ce3" office:value-type="float" office:value="100000" calcext:value-type="float">
            <text:p>100k</text:p>
          </table:table-cell>
          <table:table-cell table:style-name="ce8" office:value-type="float" office:value="0.631421" calcext:value-type="float">
            <text:p>0.631421</text:p>
          </table:table-cell>
          <table:table-cell table:style-name="ce8" office:value-type="float" office:value="0.58425" calcext:value-type="float">
            <text:p>0.584250</text:p>
          </table:table-cell>
          <table:table-cell/>
          <table:table-cell table:style-name="ce10" table:formula="of:=[.C70]/[.$C$75]" office:value-type="percentage" office:value="0.84448716466235" calcext:value-type="percentage">
            <text:p>84.45%</text:p>
          </table:table-cell>
          <table:table-cell/>
          <table:table-cell table:style-name="ce16" office:value-type="string" calcext:value-type="string">
            <text:p>100k</text:p>
          </table:table-cell>
          <table:table-cell table:style-name="ce8" office:value-type="float" office:value="0.657466" calcext:value-type="float">
            <text:p>0.657466</text:p>
          </table:table-cell>
          <table:table-cell table:style-name="ce8" office:value-type="float" office:value="0.615699" calcext:value-type="float">
            <text:p>0.615699</text:p>
          </table:table-cell>
          <table:table-cell table:formula="of:=[.I70]/[.$I$75]" office:value-type="float" office:value="0.889944206753006" calcext:value-type="float">
            <text:p>0.8899442068</text:p>
          </table:table-cell>
          <table:table-cell table:number-columns-repeated="2"/>
          <table:table-cell table:style-name="ce21" table:formula="of:=[.A70]" office:value-type="float" office:value="100000" calcext:value-type="float">
            <text:p>100k</text:p>
          </table:table-cell>
          <table:table-cell table:style-name="ce25" table:formula="of:=[.$C$75]" office:value-type="float" office:value="0.69184" calcext:value-type="float">
            <text:p>0.691840</text:p>
          </table:table-cell>
          <table:table-cell table:style-name="ce25" table:formula="of:=[.C70]" office:value-type="float" office:value="0.58425" calcext:value-type="float">
            <text:p>0.584250</text:p>
          </table:table-cell>
          <table:table-cell table:style-name="ce29" table:formula="of:=[.I70]" office:value-type="float" office:value="0.615699" calcext:value-type="float">
            <text:p>0.615699</text:p>
          </table:table-cell>
          <table:table-cell table:number-columns-repeated="9"/>
        </table:table-row>
        <table:table-row table:style-name="ro1">
          <table:table-cell table:style-name="ce3" office:value-type="float" office:value="500000" calcext:value-type="float">
            <text:p>500k</text:p>
          </table:table-cell>
          <table:table-cell table:style-name="ce8" office:value-type="float" office:value="0.67404" calcext:value-type="float">
            <text:p>0.674040</text:p>
          </table:table-cell>
          <table:table-cell table:style-name="ce8" office:value-type="float" office:value="0.635974" calcext:value-type="float">
            <text:p>0.635974</text:p>
          </table:table-cell>
          <table:table-cell/>
          <table:table-cell table:style-name="ce10" table:formula="of:=[.C71]/[.$C$75]" office:value-type="percentage" office:value="0.919250115633672" calcext:value-type="percentage">
            <text:p>91.93%</text:p>
          </table:table-cell>
          <table:table-cell/>
          <table:table-cell table:style-name="ce16" office:value-type="string" calcext:value-type="string">
            <text:p>500k</text:p>
          </table:table-cell>
          <table:table-cell table:style-name="ce8" office:value-type="float" office:value="0.685361" calcext:value-type="float">
            <text:p>0.685361</text:p>
          </table:table-cell>
          <table:table-cell table:style-name="ce8" office:value-type="float" office:value="0.65012" calcext:value-type="float">
            <text:p>0.650120</text:p>
          </table:table-cell>
          <table:table-cell table:formula="of:=[.I71]/[.$I$75]" office:value-type="float" office:value="0.939697039777983" calcext:value-type="float">
            <text:p>0.9396970398</text:p>
          </table:table-cell>
          <table:table-cell table:number-columns-repeated="2"/>
          <table:table-cell table:style-name="ce21" table:formula="of:=[.A71]" office:value-type="float" office:value="500000" calcext:value-type="float">
            <text:p>500k</text:p>
          </table:table-cell>
          <table:table-cell table:style-name="ce25" table:formula="of:=[.$C$75]" office:value-type="float" office:value="0.69184" calcext:value-type="float">
            <text:p>0.691840</text:p>
          </table:table-cell>
          <table:table-cell table:style-name="ce25" table:formula="of:=[.C71]" office:value-type="float" office:value="0.635974" calcext:value-type="float">
            <text:p>0.635974</text:p>
          </table:table-cell>
          <table:table-cell table:style-name="ce29" table:formula="of:=[.I71]" office:value-type="float" office:value="0.65012" calcext:value-type="float">
            <text:p>0.650120</text:p>
          </table:table-cell>
          <table:table-cell table:number-columns-repeated="9"/>
        </table:table-row>
        <table:table-row table:style-name="ro1">
          <table:table-cell table:style-name="ce3" office:value-type="float" office:value="1000000" calcext:value-type="float">
            <text:p>1.0M</text:p>
          </table:table-cell>
          <table:table-cell table:style-name="ce8" office:value-type="float" office:value="0.691796" calcext:value-type="float">
            <text:p>0.691796</text:p>
          </table:table-cell>
          <table:table-cell table:style-name="ce8" office:value-type="float" office:value="0.655422" calcext:value-type="float">
            <text:p>0.655422</text:p>
          </table:table-cell>
          <table:table-cell/>
          <table:table-cell table:style-name="ce10" table:formula="of:=[.C72]/[.$C$75]" office:value-type="percentage" office:value="0.947360661424607" calcext:value-type="percentage">
            <text:p>94.74%</text:p>
          </table:table-cell>
          <table:table-cell/>
          <table:table-cell table:style-name="ce16" office:value-type="string" calcext:value-type="string">
            <text:p>1M</text:p>
          </table:table-cell>
          <table:table-cell table:style-name="ce8" office:value-type="float" office:value="0.703724" calcext:value-type="float">
            <text:p>0.703724</text:p>
          </table:table-cell>
          <table:table-cell table:style-name="ce8" office:value-type="float" office:value="0.670489" calcext:value-type="float">
            <text:p>0.670489</text:p>
          </table:table-cell>
          <table:table-cell table:formula="of:=[.I72]/[.$I$75]" office:value-type="float" office:value="0.969138818223867" calcext:value-type="float">
            <text:p>0.9691388182</text:p>
          </table:table-cell>
          <table:table-cell table:number-columns-repeated="2"/>
          <table:table-cell table:style-name="ce21" table:formula="of:=[.A72]" office:value-type="float" office:value="1000000" calcext:value-type="float">
            <text:p>1.0M</text:p>
          </table:table-cell>
          <table:table-cell table:style-name="ce25" table:formula="of:=[.$C$75]" office:value-type="float" office:value="0.69184" calcext:value-type="float">
            <text:p>0.691840</text:p>
          </table:table-cell>
          <table:table-cell table:style-name="ce25" table:formula="of:=[.C72]" office:value-type="float" office:value="0.655422" calcext:value-type="float">
            <text:p>0.655422</text:p>
          </table:table-cell>
          <table:table-cell table:style-name="ce29" table:formula="of:=[.I72]" office:value-type="float" office:value="0.670489" calcext:value-type="float">
            <text:p>0.670489</text:p>
          </table:table-cell>
          <table:table-cell table:number-columns-repeated="9"/>
        </table:table-row>
        <table:table-row table:style-name="ro1">
          <table:table-cell table:style-name="ce3" office:value-type="float" office:value="1500000" calcext:value-type="float">
            <text:p>1.5M</text:p>
          </table:table-cell>
          <table:table-cell table:style-name="ce8" office:value-type="float" office:value="0.694174" calcext:value-type="float">
            <text:p>0.694174</text:p>
          </table:table-cell>
          <table:table-cell table:style-name="ce8" office:value-type="float" office:value="0.659996" calcext:value-type="float">
            <text:p>0.659996</text:p>
          </table:table-cell>
          <table:table-cell/>
          <table:table-cell table:style-name="ce10" table:formula="of:=[.C73]/[.$C$75]" office:value-type="percentage" office:value="0.953972016651249" calcext:value-type="percentage">
            <text:p>95.40%</text:p>
          </table:table-cell>
          <table:table-cell/>
          <table:table-cell table:style-name="ce16" office:value-type="string" calcext:value-type="string">
            <text:p>1.5M</text:p>
          </table:table-cell>
          <table:table-cell table:style-name="ce8" office:value-type="float" office:value="0.698879" calcext:value-type="float">
            <text:p>0.698879</text:p>
          </table:table-cell>
          <table:table-cell table:style-name="ce8" office:value-type="float" office:value="0.664603" calcext:value-type="float">
            <text:p>0.664603</text:p>
          </table:table-cell>
          <table:table-cell table:formula="of:=[.I73]/[.$I$75]" office:value-type="float" office:value="0.960631070767808" calcext:value-type="float">
            <text:p>0.9606310708</text:p>
          </table:table-cell>
          <table:table-cell table:number-columns-repeated="2"/>
          <table:table-cell table:style-name="ce21" table:formula="of:=[.A73]" office:value-type="float" office:value="1500000" calcext:value-type="float">
            <text:p>1.5M</text:p>
          </table:table-cell>
          <table:table-cell table:style-name="ce25" table:formula="of:=[.$C$75]" office:value-type="float" office:value="0.69184" calcext:value-type="float">
            <text:p>0.691840</text:p>
          </table:table-cell>
          <table:table-cell table:style-name="ce25" table:formula="of:=[.C73]" office:value-type="float" office:value="0.659996" calcext:value-type="float">
            <text:p>0.659996</text:p>
          </table:table-cell>
          <table:table-cell table:style-name="ce29" table:formula="of:=[.I73]" office:value-type="float" office:value="0.664603" calcext:value-type="float">
            <text:p>0.664603</text:p>
          </table:table-cell>
          <table:table-cell table:number-columns-repeated="9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9" office:value-type="float" office:value="0.70142" calcext:value-type="float">
            <text:p>0.701420</text:p>
          </table:table-cell>
          <table:table-cell table:style-name="ce9" office:value-type="float" office:value="0.669225" calcext:value-type="float">
            <text:p>0.669225</text:p>
          </table:table-cell>
          <table:table-cell/>
          <table:table-cell table:style-name="ce10" table:formula="of:=[.C74]/[.$C$75]" office:value-type="percentage" office:value="0.967311806197965" calcext:value-type="percentage">
            <text:p>96.73%</text:p>
          </table:table-cell>
          <table:table-cell/>
          <table:table-cell table:style-name="ce17" office:value-type="string" calcext:value-type="string">
            <text:p>3M</text:p>
          </table:table-cell>
          <table:table-cell table:style-name="ce9" office:value-type="float" office:value="0.704901" calcext:value-type="float">
            <text:p>0.704901</text:p>
          </table:table-cell>
          <table:table-cell table:style-name="ce9" office:value-type="float" office:value="0.671759" calcext:value-type="float">
            <text:p>0.671759</text:p>
          </table:table-cell>
          <table:table-cell table:formula="of:=[.I74]/[.$I$75]" office:value-type="float" office:value="0.970974502775208" calcext:value-type="float">
            <text:p>0.9709745028</text:p>
          </table:table-cell>
          <table:table-cell table:number-columns-repeated="2"/>
          <table:table-cell table:style-name="ce23" table:formula="of:=[.A74]" office:value-type="float" office:value="3000000" calcext:value-type="float">
            <text:p>3.0M</text:p>
          </table:table-cell>
          <table:table-cell table:style-name="ce26" table:formula="of:=[.$C$75]" office:value-type="float" office:value="0.69184" calcext:value-type="float">
            <text:p>0.691840</text:p>
          </table:table-cell>
          <table:table-cell table:style-name="ce26" table:formula="of:=[.C74]" office:value-type="float" office:value="0.669225" calcext:value-type="float">
            <text:p>0.669225</text:p>
          </table:table-cell>
          <table:table-cell table:style-name="ce30" table:formula="of:=[.I74]" office:value-type="float" office:value="0.671759" calcext:value-type="float">
            <text:p>0.67175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arget Network</text:p>
          </table:table-cell>
          <table:table-cell table:style-name="ce9" office:value-type="float" office:value="0.721446" calcext:value-type="float">
            <text:p>0.721446</text:p>
          </table:table-cell>
          <table:table-cell table:style-name="ce11" office:value-type="float" office:value="0.69184" calcext:value-type="float">
            <text:p>0.691840</text:p>
          </table:table-cell>
          <table:table-cell table:number-columns-repeated="3"/>
          <table:table-cell table:style-name="ce2" office:value-type="string" calcext:value-type="string">
            <text:p>Target Network</text:p>
          </table:table-cell>
          <table:table-cell table:style-name="ce9" table:formula="of:=[.B75]" office:value-type="float" office:value="0.721446" calcext:value-type="float">
            <text:p>0.721446</text:p>
          </table:table-cell>
          <table:table-cell table:style-name="ce11" table:formula="of:=[.C75]" office:value-type="float" office:value="0.69184" calcext:value-type="float">
            <text:p>0.691840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10" table:formula="of:=[.B74]/[.B75]" office:value-type="percentage" office:value="0.972241858711532" calcext:value-type="percentage">
            <text:p>97.22%</text:p>
          </table:table-cell>
          <table:table-cell table:style-name="ce10" table:formula="of:=[.C74]/[.C75]" office:value-type="percentage" office:value="0.967311806197965" calcext:value-type="percentage">
            <text:p>96.73%</text:p>
          </table:table-cell>
          <table:table-cell table:number-columns-repeated="4"/>
          <table:table-cell table:style-name="ce10" table:formula="of:=[.H74]/[.H75]" office:value-type="percentage" office:value="0.977066890661255" calcext:value-type="percentage">
            <text:p>97.71%</text:p>
          </table:table-cell>
          <table:table-cell table:style-name="ce10" table:formula="of:=[.I74]/[.I75]" office:value-type="percentage" office:value="0.970974502775208" calcext:value-type="percentage">
            <text:p>97.10%</text:p>
          </table:table-cell>
          <table:table-cell table:number-columns-repeated="16"/>
        </table:table-row>
        <table:table-row table:style-name="ro1">
          <table:table-cell table:style-name="ce5"/>
          <table:table-cell table:style-name="ce10" table:number-columns-repeated="2"/>
          <table:table-cell table:number-columns-repeated="22"/>
        </table:table-row>
        <table:table-row table:style-name="ro1">
          <table:table-cell table:style-name="Default"/>
          <table:table-cell table:style-name="ce10"/>
          <table:table-cell table:style-name="ce13" office:value-type="string" calcext:value-type="string">
            <text:p>Menores:</text:p>
          </table:table-cell>
          <table:table-cell table:style-name="ce15" table:formula="of:=[.A70]" office:value-type="float" office:value="100000" calcext:value-type="float">
            <text:p>100000</text:p>
          </table:table-cell>
          <table:table-cell table:style-name="ce10" table:formula="of:=MIN([.E70];[.E59];[.E48];[.E37];[.E26];[.E15];[.E4])" office:value-type="percentage" office:value="0.756936282988402" calcext:value-type="percentage">
            <text:p>75.69%</text:p>
          </table:table-cell>
          <table:table-cell/>
          <table:table-cell office:value-type="string" calcext:value-type="string">
            <text:p>Menor:</text:p>
          </table:table-cell>
          <table:table-cell table:style-name="ce10" table:formula="of:=MIN([.H76];[.H65];[.H54];[.H43];[.H32];[.H21];[.H10])" office:value-type="percentage" office:value="0.977066890661255" calcext:value-type="percentage">
            <text:p>97.71%</text:p>
          </table:table-cell>
          <table:table-cell table:style-name="ce10" table:formula="of:=MIN([.I76];[.I65];[.I54];[.I43];[.I32];[.I21];[.I10])" office:value-type="percentage" office:value="0.970974502775208" calcext:value-type="percentage">
            <text:p>97.10%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style-name="ce15" table:formula="of:=[.A71]" office:value-type="float" office:value="500000" calcext:value-type="float">
            <text:p>500000</text:p>
          </table:table-cell>
          <table:table-cell table:style-name="ce10" table:formula="of:=MIN([.E71];[.E60];[.E49];[.E38];[.E27];[.E16];[.E5])" office:value-type="percentage" office:value="0.919250115633672" calcext:value-type="percentage">
            <text:p>91.93%</text:p>
          </table:table-cell>
          <table:table-cell table:number-columns-repeated="20"/>
        </table:table-row>
        <table:table-row table:style-name="ro1">
          <table:table-cell table:style-name="Default" table:number-columns-repeated="3"/>
          <table:table-cell table:style-name="ce15" table:formula="of:=[.A72]" office:value-type="float" office:value="1000000" calcext:value-type="float">
            <text:p>1000000</text:p>
          </table:table-cell>
          <table:table-cell table:style-name="ce10" table:formula="of:=MIN([.E72];[.E61];[.E50];[.E39];[.E28];[.E17];[.E6])" office:value-type="percentage" office:value="0.947360661424607" calcext:value-type="percentage">
            <text:p>94.74%</text:p>
          </table:table-cell>
          <table:table-cell table:number-columns-repeated="20"/>
        </table:table-row>
        <table:table-row table:style-name="ro1">
          <table:table-cell table:style-name="Default" table:number-columns-repeated="3"/>
          <table:table-cell table:style-name="ce15" table:formula="of:=[.A73]" office:value-type="float" office:value="1500000" calcext:value-type="float">
            <text:p>1500000</text:p>
          </table:table-cell>
          <table:table-cell table:style-name="ce10" table:formula="of:=MIN([.E73];[.E62];[.E51];[.E40];[.E29];[.E18];[.E7])" office:value-type="percentage" office:value="0.953972016651249" calcext:value-type="percentage">
            <text:p>95.40%</text:p>
          </table:table-cell>
          <table:table-cell table:number-columns-repeated="20"/>
        </table:table-row>
        <table:table-row table:style-name="ro1">
          <table:table-cell table:style-name="Default" table:number-columns-repeated="3"/>
          <table:table-cell table:style-name="ce15" table:formula="of:=[.A74]" office:value-type="float" office:value="3000000" calcext:value-type="float">
            <text:p>3000000</text:p>
          </table:table-cell>
          <table:table-cell table:style-name="ce10" table:formula="of:=MIN([.E74];[.E63];[.E52];[.E41];[.E30];[.E19];[.E8])" office:value-type="percentage" office:value="0.967311806197965" calcext:value-type="percentage">
            <text:p>96.73%</text:p>
          </table:table-cell>
          <table:table-cell table:number-columns-repeated="20"/>
        </table:table-row>
        <table:table-row table:style-name="ro1">
          <table:table-cell table:style-name="Default" table:number-columns-repeated="3"/>
          <table:table-cell table:style-name="ce15"/>
          <table:table-cell table:style-name="ce10"/>
          <table:table-cell table:number-columns-repeated="20"/>
        </table:table-row>
        <table:table-row table:style-name="ro1" table:number-rows-repeated="3">
          <table:table-cell table:style-name="Default" table:number-columns-repeated="3"/>
          <table:table-cell table:number-columns-repeated="22"/>
        </table:table-row>
        <table:table-row table:style-name="ro1" table:number-rows-repeated="1048489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lexNet" table:style-name="ta1">
        <table:table-column table:style-name="co16" table:default-cell-style-name="ce34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14"/>
        <table:table-column table:style-name="co27" table:default-cell-style-name="Default"/>
        <table:table-column table:style-name="co2" table:default-cell-style-name="Default"/>
        <table:table-column table:style-name="co2" table:default-cell-style-name="ce14"/>
        <table:table-row table:style-name="ro1">
          <table:table-cell table:style-name="ce32"/>
          <table:table-cell table:style-name="ce35" office:value-type="string" calcext:value-type="string" table:number-columns-spanned="2" table:number-rows-spanned="1">
            <text:p>Target Network (VGG-OD)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Alexnet Baseline (OD)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NPD – with augmentation</text:p>
          </table:table-cell>
          <table:covered-table-cell table:style-name="ce32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style-name="ce33" office:value-type="string" calcext:value-type="string">
            <text:p>Model</text:p>
          </table:table-cell>
          <table:table-cell table:style-name="ce36" office:value-type="string" calcext:value-type="string">
            <text:p>Micro – target</text:p>
          </table:table-cell>
          <table:table-cell table:style-name="ce36" office:value-type="string" calcext:value-type="string">
            <text:p>Macro – target</text:p>
          </table:table-cell>
          <table:table-cell table:style-name="ce36" office:value-type="string" calcext:value-type="string">
            <text:p>Micro – baseline</text:p>
          </table:table-cell>
          <table:table-cell table:style-name="ce36" office:value-type="string" calcext:value-type="string">
            <text:p>Macro – baseline</text:p>
          </table:table-cell>
          <table:table-cell table:style-name="ce36" office:value-type="string" calcext:value-type="string">
            <text:p>Micro – aug</text:p>
          </table:table-cell>
          <table:table-cell table:style-name="ce36" office:value-type="string" calcext:value-type="string">
            <text:p>Macro – aug</text:p>
          </table:table-cell>
          <table:table-cell table:style-name="ce40" office:value-type="string" calcext:value-type="string">
            <text:p>NPD / VGG</text:p>
          </table:table-cell>
          <table:table-cell table:style-name="ce40" office:value-type="string" calcext:value-type="string">
            <text:p>NPD / AlexNet</text:p>
          </table:table-cell>
          <table:table-cell table:style-name="ce40" office:value-type="string" calcext:value-type="string">
            <text:p>AlexNet / V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imler Ped (2)</text:p>
          </table:table-cell>
          <table:table-cell table:formula="of:=['Data Curve'.B9]" office:value-type="float" office:value="0.99881" calcext:value-type="float">
            <text:p>0.998810</text:p>
          </table:table-cell>
          <table:table-cell table:formula="of:=['Data Curve'.C9]" office:value-type="float" office:value="0.998809" calcext:value-type="float">
            <text:p>0.998809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90822" calcext:value-type="float">
            <text:p>0.908220</text:p>
          </table:table-cell>
          <table:table-cell office:value-type="float" office:value="0.977211" calcext:value-type="float">
            <text:p>0.977211</text:p>
          </table:table-cell>
          <table:table-cell office:value-type="float" office:value="0.977178" calcext:value-type="float">
            <text:p>0.977178</text:p>
          </table:table-cell>
          <table:table-cell table:formula="of:=[.G3]/[.C3]" office:value-type="percentage" office:value="0.97834320675925" calcext:value-type="percentage">
            <text:p>97.83%</text:p>
          </table:table-cell>
          <table:table-cell table:formula="of:=[.G3]/[.E3]" office:value-type="percentage" office:value="1.07592653762304" calcext:value-type="percentage">
            <text:p>107.59%</text:p>
          </table:table-cell>
          <table:table-cell table:formula="of:=[.E3]/[.C3]" office:value-type="percentage" office:value="0.909302979849" calcext:value-type="percentage">
            <text:p>90.9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 (7)</text:p>
          </table:table-cell>
          <table:table-cell table:formula="of:=['Data Curve'.B20]" office:value-type="float" office:value="0.90534" calcext:value-type="float">
            <text:p>0.905340</text:p>
          </table:table-cell>
          <table:table-cell table:formula="of:=['Data Curve'.C20]" office:value-type="float" office:value="0.887471" calcext:value-type="float">
            <text:p>0.887471</text:p>
          </table:table-cell>
          <table:table-cell office:value-type="float" office:value="0.826052" calcext:value-type="float">
            <text:p>0.826052</text:p>
          </table:table-cell>
          <table:table-cell office:value-type="float" office:value="0.792693" calcext:value-type="float">
            <text:p>0.792693</text:p>
          </table:table-cell>
          <table:table-cell office:value-type="float" office:value="0.779935" calcext:value-type="float">
            <text:p>0.779935</text:p>
          </table:table-cell>
          <table:table-cell office:value-type="float" office:value="0.742391" calcext:value-type="float">
            <text:p>0.742391</text:p>
          </table:table-cell>
          <table:table-cell table:formula="of:=[.G4]/[.C4]" office:value-type="percentage" office:value="0.836524235721505" calcext:value-type="percentage">
            <text:p>83.65%</text:p>
          </table:table-cell>
          <table:table-cell table:formula="of:=[.G4]/[.E4]" office:value-type="percentage" office:value="0.93654289870101" calcext:value-type="percentage">
            <text:p>93.65%</text:p>
          </table:table-cell>
          <table:table-cell table:formula="of:=[.E4]/[.C4]" office:value-type="percentage" office:value="0.893204397664825" calcext:value-type="percentage">
            <text:p>89.32%</text:p>
          </table:table-cell>
          <table:table-cell table:style-name="ce42"/>
          <table:table-cell table:number-columns-repeated="3"/>
        </table:table-row>
        <table:table-row table:style-name="ro1">
          <table:table-cell office:value-type="string" calcext:value-type="string">
            <text:p>GOC (9)</text:p>
          </table:table-cell>
          <table:table-cell table:formula="of:=['Data Curve'.B31]" office:value-type="float" office:value="0.951667" calcext:value-type="float">
            <text:p>0.951667</text:p>
          </table:table-cell>
          <table:table-cell table:formula="of:=['Data Curve'.C31]" office:value-type="float" office:value="0.951649" calcext:value-type="float">
            <text:p>0.951649</text:p>
          </table:table-cell>
          <table:table-cell office:value-type="float" office:value="0.909222" calcext:value-type="float">
            <text:p>0.909222</text:p>
          </table:table-cell>
          <table:table-cell office:value-type="float" office:value="0.909234" calcext:value-type="float">
            <text:p>0.909234</text:p>
          </table:table-cell>
          <table:table-cell office:value-type="float" office:value="0.865556" calcext:value-type="float">
            <text:p>0.865556</text:p>
          </table:table-cell>
          <table:table-cell office:value-type="float" office:value="0.865925" calcext:value-type="float">
            <text:p>0.865925</text:p>
          </table:table-cell>
          <table:table-cell table:formula="of:=[.G5]/[.C5]" office:value-type="percentage" office:value="0.909920569453654" calcext:value-type="percentage">
            <text:p>90.99%</text:p>
          </table:table-cell>
          <table:table-cell table:formula="of:=[.G5]/[.E5]" office:value-type="percentage" office:value="0.952367597340179" calcext:value-type="percentage">
            <text:p>95.24%</text:p>
          </table:table-cell>
          <table:table-cell table:formula="of:=[.E5]/[.C5]" office:value-type="percentage" office:value="0.955429995723213" calcext:value-type="percentage">
            <text:p>95.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10)</text:p>
          </table:table-cell>
          <table:table-cell table:formula="of:=['Data Curve'.B42]" office:value-type="float" office:value="0.9956" calcext:value-type="float">
            <text:p>0.995600</text:p>
          </table:table-cell>
          <table:table-cell table:formula="of:=['Data Curve'.C42]" office:value-type="float" office:value="0.995551" calcext:value-type="float">
            <text:p>0.995551</text:p>
          </table:table-cell>
          <table:table-cell office:value-type="float" office:value="0.9902" calcext:value-type="float">
            <text:p>0.990200</text:p>
          </table:table-cell>
          <table:table-cell office:value-type="float" office:value="0.990006" calcext:value-type="float">
            <text:p>0.990006</text:p>
          </table:table-cell>
          <table:table-cell office:value-type="float" office:value="0.9873" calcext:value-type="float">
            <text:p>0.987300</text:p>
          </table:table-cell>
          <table:table-cell office:value-type="float" office:value="0.987257" calcext:value-type="float">
            <text:p>0.987257</text:p>
          </table:table-cell>
          <table:table-cell table:formula="of:=[.G6]/[.C6]" office:value-type="percentage" office:value="0.991668935092225" calcext:value-type="percentage">
            <text:p>99.17%</text:p>
          </table:table-cell>
          <table:table-cell table:formula="of:=[.G6]/[.E6]" office:value-type="percentage" office:value="0.997223249152025" calcext:value-type="percentage">
            <text:p>99.72%</text:p>
          </table:table-cell>
          <table:table-cell table:formula="of:=[.E6]/[.C6]" office:value-type="percentage" office:value="0.994430220048998" calcext:value-type="percentage">
            <text:p>99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 (30)</text:p>
          </table:table-cell>
          <table:table-cell table:formula="of:=['Data Curve'.B53]" office:value-type="float" office:value="0.994527" calcext:value-type="float">
            <text:p>0.994527</text:p>
          </table:table-cell>
          <table:table-cell table:formula="of:=['Data Curve'.C53]" office:value-type="float" office:value="0.979229" calcext:value-type="float">
            <text:p>0.979229</text:p>
          </table:table-cell>
          <table:table-cell office:value-type="float" office:value="0.99033" calcext:value-type="float">
            <text:p>0.990330</text:p>
          </table:table-cell>
          <table:table-cell office:value-type="float" office:value="0.96828" calcext:value-type="float">
            <text:p>0.968280</text:p>
          </table:table-cell>
          <table:table-cell table:style-name="ce39" office:value-type="float" office:value="0.977194" calcext:value-type="float">
            <text:p>0.977194</text:p>
          </table:table-cell>
          <table:table-cell table:style-name="ce39" office:value-type="float" office:value="0.938001" calcext:value-type="float">
            <text:p>0.938001</text:p>
          </table:table-cell>
          <table:table-cell table:formula="of:=[.G7]/[.C7]" office:value-type="percentage" office:value="0.957897488738589" calcext:value-type="percentage">
            <text:p>95.79%</text:p>
          </table:table-cell>
          <table:table-cell table:formula="of:=[.G7]/[.E7]" office:value-type="percentage" office:value="0.968729086627835" calcext:value-type="percentage">
            <text:p>96.87%</text:p>
          </table:table-cell>
          <table:table-cell table:formula="of:=[.E7]/[.C7]" office:value-type="percentage" office:value="0.988818754346532" calcext:value-type="percentage">
            <text:p>98.88%</text:p>
          </table:table-cell>
          <table:table-cell table:style-name="ce42"/>
          <table:table-cell table:number-columns-repeated="2"/>
          <table:table-cell table:style-name="ce42"/>
        </table:table-row>
        <table:table-row table:style-name="ro1">
          <table:table-cell office:value-type="string" calcext:value-type="string">
            <text:p>SVHN (10)</text:p>
          </table:table-cell>
          <table:table-cell table:formula="of:=['Data Curve'.B64]" office:value-type="float" office:value="0.923349" calcext:value-type="float">
            <text:p>0.923349</text:p>
          </table:table-cell>
          <table:table-cell table:formula="of:=['Data Curve'.C64]" office:value-type="float" office:value="0.923514" calcext:value-type="float">
            <text:p>0.923514</text:p>
          </table:table-cell>
          <table:table-cell office:value-type="float" office:value="0.89639" calcext:value-type="float">
            <text:p>0.896390</text:p>
          </table:table-cell>
          <table:table-cell office:value-type="float" office:value="0.896664" calcext:value-type="float">
            <text:p>0.896664</text:p>
          </table:table-cell>
          <table:table-cell office:value-type="float" office:value="0.845929" calcext:value-type="float">
            <text:p>0.845929</text:p>
          </table:table-cell>
          <table:table-cell office:value-type="float" office:value="0.846023" calcext:value-type="float">
            <text:p>0.846023</text:p>
          </table:table-cell>
          <table:table-cell table:formula="of:=[.G8]/[.C8]" office:value-type="percentage" office:value="0.916091147508321" calcext:value-type="percentage">
            <text:p>91.61%</text:p>
          </table:table-cell>
          <table:table-cell table:formula="of:=[.G8]/[.E8]" office:value-type="percentage" office:value="0.943522880365443" calcext:value-type="percentage">
            <text:p>94.35%</text:p>
          </table:table-cell>
          <table:table-cell table:formula="of:=[.E8]/[.C8]" office:value-type="percentage" office:value="0.970926266412853" calcext:value-type="percentage">
            <text:p>97.0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F101 (101)</text:p>
          </table:table-cell>
          <table:table-cell table:formula="of:=['Data Curve'.B75]" office:value-type="float" office:value="0.721446" calcext:value-type="float">
            <text:p>0.721446</text:p>
          </table:table-cell>
          <table:table-cell table:formula="of:=['Data Curve'.C75]" office:value-type="float" office:value="0.69184" calcext:value-type="float">
            <text:p>0.691840</text:p>
          </table:table-cell>
          <table:table-cell table:style-name="ce38" office:value-type="float" office:value="0.614645" calcext:value-type="float">
            <text:p>0.614645</text:p>
          </table:table-cell>
          <table:table-cell table:style-name="ce38" office:value-type="float" office:value="0.580349" calcext:value-type="float">
            <text:p>0.580349</text:p>
          </table:table-cell>
          <table:table-cell table:style-name="ce38" office:value-type="float" office:value="0.577607" calcext:value-type="float">
            <text:p>0.577607</text:p>
          </table:table-cell>
          <table:table-cell table:style-name="ce38" office:value-type="float" office:value="0.539322" calcext:value-type="float">
            <text:p>0.539322</text:p>
          </table:table-cell>
          <table:table-cell table:formula="of:=[.G9]/[.C9]" office:value-type="percentage" office:value="0.779547294172063" calcext:value-type="percentage">
            <text:p>77.95%</text:p>
          </table:table-cell>
          <table:table-cell table:formula="of:=[.G9]/[.E9]" office:value-type="percentage" office:value="0.92930633119037" calcext:value-type="percentage">
            <text:p>92.93%</text:p>
          </table:table-cell>
          <table:table-cell table:formula="of:=[.E9]/[.C9]" office:value-type="percentage" office:value="0.838848577705828" calcext:value-type="percentage">
            <text:p>83.88%</text:p>
          </table:table-cell>
          <table:table-cell table:style-name="ce42"/>
          <table:table-cell table:number-columns-repeated="2"/>
          <table:table-cell table:style-name="ce42"/>
        </table:table-row>
      </table:table>
      <table:table table:name="VGG and AlexNet" table:style-name="ta1">
        <table:shapes>
          <draw:frame draw:z-index="0" draw:style-name="gr1" draw:text-style-name="P1" svg:width="794.75pt" svg:height="255.09pt" svg:x="805.38pt" svg:y="40.11pt">
            <loext:p draw:notify-on-update-of-ranges="'VGG and AlexNet'.B1:'VGG and AlexNet'.H1 'VGG and AlexNet'.A2:'VGG and AlexNet'.A2 'VGG and AlexNet'.B2:'VGG and AlexNet'.H2 'VGG and AlexNet'.A4:'VGG and AlexNet'.A4 'VGG and AlexNet'.B4:'VGG and AlexNet'.H4 'VGG and AlexNet'.A5:'VGG and AlexNet'.A5 'VGG and AlexNet'.B5:'VGG and AlexNet'.H5 'VGG and AlexNet'.A6:'VGG and AlexNet'.A6 'VGG and AlexNet'.B6:'VGG and AlexNet'.H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94.89pt" svg:height="254.89pt" svg:x="814.54pt" svg:y="142.5pt">
            <loext:p draw:notify-on-update-of-ranges="'VGG and AlexNet'.C12:'VGG and AlexNet'.I12 'VGG and AlexNet'.A13:'VGG and AlexNet'.A13 'VGG and AlexNet'.C13:'VGG and AlexNet'.I13 'VGG and AlexNet'.A14:'VGG and AlexNet'.A14 'VGG and AlexNet'.C14:'VGG and AlexNet'.I14 'VGG and AlexNet'.A15:'VGG and AlexNet'.A15 'VGG and AlexNet'.C15:'VGG and AlexNet'.I1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794.75pt" svg:height="255.09pt" svg:x="820.89pt" svg:y="309.63pt">
            <loext:p draw:notify-on-update-of-ranges="'VGG and AlexNet'.A2:'VGG and AlexNet'.A2 'VGG and AlexNet'.A3:'VGG and AlexNet'.A3 'VGG and AlexNet'.A4:'VGG and AlexNet'.A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row table:style-name="ro1">
          <table:table-cell table:style-name="ce34" office:value-type="string" calcext:value-type="string">
            <text:p>VGG</text:p>
          </table:table-cell>
          <table:table-cell table:style-name="ce45" office:value-type="string" calcext:value-type="string">
            <text:p>ACT101</text:p>
          </table:table-cell>
          <table:table-cell table:style-name="ce45" office:value-type="string" calcext:value-type="string">
            <text:p>DIG10</text:p>
          </table:table-cell>
          <table:table-cell table:style-name="ce45" office:value-type="string" calcext:value-type="string">
            <text:p>FER7</text:p>
          </table:table-cell>
          <table:table-cell table:style-name="ce45" office:value-type="string" calcext:value-type="string">
            <text:p>GOC9</text:p>
          </table:table-cell>
          <table:table-cell table:style-name="ce45" office:value-type="string" calcext:value-type="string">
            <text:p>PED2</text:p>
          </table:table-cell>
          <table:table-cell table:style-name="ce45" office:value-type="string" calcext:value-type="string">
            <text:p>SHN10</text:p>
          </table:table-cell>
          <table:table-cell table:style-name="ce45" office:value-type="string" calcext:value-type="string">
            <text:p>SIG30</text:p>
          </table:table-cell>
        </table:table-row>
        <table:table-row table:style-name="ro1">
          <table:table-cell table:style-name="ce34" office:value-type="string" calcext:value-type="string">
            <text:p>Target Network</text:p>
          </table:table-cell>
          <table:table-cell table:style-name="ce46" table:formula="of:=['Data Curve'.C75]" office:value-type="float" office:value="0.69184" calcext:value-type="float">
            <text:p>0.691840</text:p>
          </table:table-cell>
          <table:table-cell table:style-name="ce46" table:formula="of:=['Data Curve'.C42]" office:value-type="float" office:value="0.995551" calcext:value-type="float">
            <text:p>0.995551</text:p>
          </table:table-cell>
          <table:table-cell table:style-name="ce46" table:formula="of:=['Data Curve'.C20]" office:value-type="float" office:value="0.887471" calcext:value-type="float">
            <text:p>0.887471</text:p>
          </table:table-cell>
          <table:table-cell table:style-name="ce46" table:formula="of:=['Data Curve'.C31]" office:value-type="float" office:value="0.951649" calcext:value-type="float">
            <text:p>0.951649</text:p>
          </table:table-cell>
          <table:table-cell table:style-name="ce46" table:formula="of:=['Data Curve'.C9]" office:value-type="float" office:value="0.998809" calcext:value-type="float">
            <text:p>0.998809</text:p>
          </table:table-cell>
          <table:table-cell table:style-name="ce46" table:formula="of:=['Data Curve'.C64]" office:value-type="float" office:value="0.923514" calcext:value-type="float">
            <text:p>0.923514</text:p>
          </table:table-cell>
          <table:table-cell table:style-name="ce46" table:formula="of:=['Data Curve'.C53]" office:value-type="float" office:value="0.979229" calcext:value-type="float">
            <text:p>0.979229</text:p>
          </table:table-cell>
        </table:table-row>
        <table:table-row table:style-name="ro1">
          <table:table-cell table:style-name="ce34" office:value-type="string" calcext:value-type="string">
            <text:p>BL-VGG-PDD</text:p>
          </table:table-cell>
          <table:table-cell table:style-name="ce46" table:formula="of:=[.C31]" office:value-type="float" office:value="0.296588" calcext:value-type="float">
            <text:p>0.296588</text:p>
          </table:table-cell>
          <table:table-cell table:style-name="ce46" table:formula="of:=[.C28]" office:value-type="float" office:value="0.935815" calcext:value-type="float">
            <text:p>0.935815</text:p>
          </table:table-cell>
          <table:table-cell table:style-name="ce46" table:formula="of:=[.$C26]" office:value-type="float" office:value="0.821427" calcext:value-type="float">
            <text:p>0.821427</text:p>
          </table:table-cell>
          <table:table-cell table:style-name="ce46" table:formula="of:=[.C27]" office:value-type="float" office:value="0.81194" calcext:value-type="float">
            <text:p>0.811940</text:p>
          </table:table-cell>
          <table:table-cell table:style-name="ce46" table:formula="of:=[.$C25]" office:value-type="float" office:value="0" calcext:value-type="float">
            <text:p>0.000000</text:p>
          </table:table-cell>
          <table:table-cell table:style-name="ce46" table:formula="of:=[.C30]" office:value-type="float" office:value="0" calcext:value-type="float">
            <text:p>0.000000</text:p>
          </table:table-cell>
          <table:table-cell table:style-name="ce46" table:formula="of:=[.C29]" office:value-type="float" office:value="0.829196" calcext:value-type="float">
            <text:p>0.829196</text:p>
          </table:table-cell>
        </table:table-row>
        <table:table-row table:style-name="ro1">
          <table:table-cell table:style-name="ce34" office:value-type="string" calcext:value-type="string">
            <text:p>CC-VGG-PDD</text:p>
          </table:table-cell>
          <table:table-cell table:style-name="ce46" table:formula="of:=[.E31]" office:value-type="float" office:value="0.403187" calcext:value-type="float">
            <text:p>0.403187</text:p>
          </table:table-cell>
          <table:table-cell table:style-name="ce46" table:formula="of:=[.E28]" office:value-type="float" office:value="0.940641" calcext:value-type="float">
            <text:p>0.940641</text:p>
          </table:table-cell>
          <table:table-cell table:style-name="ce46" table:formula="of:=[.E26]" office:value-type="float" office:value="0.832551" calcext:value-type="float">
            <text:p>0.832551</text:p>
          </table:table-cell>
          <table:table-cell table:style-name="ce46" table:formula="of:=[.E27]" office:value-type="float" office:value="0.897989" calcext:value-type="float">
            <text:p>0.897989</text:p>
          </table:table-cell>
          <table:table-cell table:style-name="ce46" table:formula="of:=[.E25]" office:value-type="float" office:value="0.985023" calcext:value-type="float">
            <text:p>0.985023</text:p>
          </table:table-cell>
          <table:table-cell table:style-name="ce46" table:formula="of:=[.E30]" office:value-type="float" office:value="0.911743" calcext:value-type="float">
            <text:p>0.911743</text:p>
          </table:table-cell>
          <table:table-cell table:style-name="ce46" table:formula="of:=[.E29]" office:value-type="float" office:value="0.824998" calcext:value-type="float">
            <text:p>0.824998</text:p>
          </table:table-cell>
        </table:table-row>
        <table:table-row table:style-name="ro1">
          <table:table-cell table:style-name="ce34" office:value-type="string" calcext:value-type="string">
            <text:p>CC-VGG-NPDD</text:p>
          </table:table-cell>
          <table:table-cell table:style-name="ce46" table:formula="of:=[$'Data Curve'.C74]" office:value-type="float" office:value="0.669225" calcext:value-type="float">
            <text:p>0.669225</text:p>
          </table:table-cell>
          <table:table-cell table:style-name="ce46" table:formula="of:=[$'Data Curve'.C41]" office:value-type="float" office:value="0.992024" calcext:value-type="float">
            <text:p>0.992024</text:p>
          </table:table-cell>
          <table:table-cell table:style-name="ce46" table:formula="of:=[$'Data Curve'.C19]" office:value-type="float" office:value="0.870382" calcext:value-type="float">
            <text:p>0.870382</text:p>
          </table:table-cell>
          <table:table-cell table:style-name="ce46" table:formula="of:=[$'Data Curve'.C30]" office:value-type="float" office:value="0.936214" calcext:value-type="float">
            <text:p>0.936214</text:p>
          </table:table-cell>
          <table:table-cell table:style-name="ce46" table:formula="of:=[$'Data Curve'.C8]" office:value-type="float" office:value="0.995406" calcext:value-type="float">
            <text:p>0.995406</text:p>
          </table:table-cell>
          <table:table-cell table:style-name="ce46" table:formula="of:=[$'Data Curve'.C63]" office:value-type="float" office:value="0.914207" calcext:value-type="float">
            <text:p>0.914207</text:p>
          </table:table-cell>
          <table:table-cell table:style-name="ce46" table:formula="of:=[$'Data Curve'.C52]" office:value-type="float" office:value="0.979019" calcext:value-type="float">
            <text:p>0.979019</text:p>
          </table:table-cell>
        </table:table-row>
        <table:table-row table:style-name="ro1">
          <table:table-cell table:style-name="ce34" office:value-type="string" calcext:value-type="string">
            <text:p>CC-VGG-NPDD+PDD</text:p>
          </table:table-cell>
          <table:table-cell table:style-name="ce46" table:formula="of:=[$'Data Curve'.I74]" office:value-type="float" office:value="0.671759" calcext:value-type="float">
            <text:p>0.671759</text:p>
          </table:table-cell>
          <table:table-cell table:style-name="ce46" table:formula="of:=[$'Data Curve'.I41]" office:value-type="float" office:value="0.992446" calcext:value-type="float">
            <text:p>0.992446</text:p>
          </table:table-cell>
          <table:table-cell table:style-name="ce46" table:formula="of:=[$'Data Curve'.I19]" office:value-type="float" office:value="0.881797" calcext:value-type="float">
            <text:p>0.881797</text:p>
          </table:table-cell>
          <table:table-cell table:style-name="ce46" table:formula="of:=[$'Data Curve'.I30]" office:value-type="float" office:value="0.939218" calcext:value-type="float">
            <text:p>0.939218</text:p>
          </table:table-cell>
          <table:table-cell table:style-name="ce46" table:formula="of:=[$'Data Curve'.I8]" office:value-type="float" office:value="0.996937" calcext:value-type="float">
            <text:p>0.996937</text:p>
          </table:table-cell>
          <table:table-cell table:style-name="ce46" table:formula="of:=[$'Data Curve'.I63]" office:value-type="float" office:value="0.915439" calcext:value-type="float">
            <text:p>0.915439</text:p>
          </table:table-cell>
          <table:table-cell table:style-name="ce46" table:formula="of:=[$'Data Curve'.I52]" office:value-type="float" office:value="0.968754" calcext:value-type="float">
            <text:p>0.968754</text:p>
          </table:table-cell>
        </table:table-row>
        <table:table-row table:style-name="ro1">
          <table:table-cell table:style-name="ce43"/>
          <table:table-cell table:style-name="ce47" table:number-columns-repeated="7"/>
        </table:table-row>
        <table:table-row table:style-name="ro1">
          <table:table-cell table:style-name="ce34"/>
          <table:table-cell table:style-name="ce45" office:value-type="string" calcext:value-type="string">
            <text:p>ACT101</text:p>
          </table:table-cell>
          <table:table-cell table:style-name="ce45" office:value-type="string" calcext:value-type="string">
            <text:p>DIG10</text:p>
          </table:table-cell>
          <table:table-cell table:style-name="ce45" office:value-type="string" calcext:value-type="string">
            <text:p>FER7</text:p>
          </table:table-cell>
          <table:table-cell table:style-name="ce45" office:value-type="string" calcext:value-type="string">
            <text:p>GOC9</text:p>
          </table:table-cell>
          <table:table-cell table:style-name="ce45" office:value-type="string" calcext:value-type="string">
            <text:p>PED2</text:p>
          </table:table-cell>
          <table:table-cell table:style-name="ce45" office:value-type="string" calcext:value-type="string">
            <text:p>SHN10</text:p>
          </table:table-cell>
          <table:table-cell table:style-name="ce45" office:value-type="string" calcext:value-type="string">
            <text:p>SIG30</text:p>
          </table:table-cell>
        </table:table-row>
        <table:table-row table:style-name="ro1">
          <table:table-cell table:style-name="ce34" office:value-type="string" calcext:value-type="string">
            <text:p>Target Network</text:p>
          </table:table-cell>
          <table:table-cell table:style-name="ce48" office:value-type="float" office:value="0.69184" calcext:value-type="float">
            <text:p>0.692</text:p>
          </table:table-cell>
          <table:table-cell table:style-name="ce48" office:value-type="float" office:value="0.995551" calcext:value-type="float">
            <text:p>0.996</text:p>
          </table:table-cell>
          <table:table-cell table:style-name="ce48" office:value-type="float" office:value="0.887471" calcext:value-type="float">
            <text:p>0.887</text:p>
          </table:table-cell>
          <table:table-cell table:style-name="ce48" office:value-type="float" office:value="0.951649" calcext:value-type="float">
            <text:p>0.952</text:p>
          </table:table-cell>
          <table:table-cell table:style-name="ce48" office:value-type="float" office:value="0.998809" calcext:value-type="float">
            <text:p>0.999</text:p>
          </table:table-cell>
          <table:table-cell table:style-name="ce48" office:value-type="float" office:value="0.923514" calcext:value-type="float">
            <text:p>0.924</text:p>
          </table:table-cell>
          <table:table-cell table:style-name="ce48" office:value-type="float" office:value="0.979229" calcext:value-type="float">
            <text:p>0.979</text:p>
          </table:table-cell>
        </table:table-row>
        <table:table-row table:style-name="ro1">
          <table:table-cell table:style-name="ce34" office:value-type="string" calcext:value-type="string">
            <text:p>BL-VGG-PDD</text:p>
          </table:table-cell>
          <table:table-cell table:style-name="ce48" office:value-type="float" office:value="0.296588" calcext:value-type="float">
            <text:p>0.297</text:p>
          </table:table-cell>
          <table:table-cell table:style-name="ce48" office:value-type="float" office:value="0.935815" calcext:value-type="float">
            <text:p>0.936</text:p>
          </table:table-cell>
          <table:table-cell table:style-name="ce48" office:value-type="float" office:value="0.821427" calcext:value-type="float">
            <text:p>0.821</text:p>
          </table:table-cell>
          <table:table-cell table:style-name="ce48" office:value-type="float" office:value="0.81194" calcext:value-type="float">
            <text:p>0.812</text:p>
          </table:table-cell>
          <table:table-cell table:number-columns-repeated="2" table:style-name="ce48" office:value-type="float" office:value="0" calcext:value-type="float">
            <text:p>0.000</text:p>
          </table:table-cell>
          <table:table-cell table:style-name="ce48" office:value-type="float" office:value="0.829196" calcext:value-type="float">
            <text:p>0.829</text:p>
          </table:table-cell>
        </table:table-row>
        <table:table-row table:style-name="ro1">
          <table:table-cell table:style-name="ce43"/>
          <table:table-cell table:style-name="ce47" table:number-columns-repeated="7"/>
        </table:table-row>
        <table:table-row table:style-name="ro1">
          <table:table-cell table:style-name="ce34" office:value-type="string" calcext:value-type="string">
            <text:p>AlexNet</text:p>
          </table:table-cell>
          <table:table-cell table:style-name="ce45" table:formula="of:=[.B1]" office:value-type="string" office:string-value="ACT101" calcext:value-type="string">
            <text:p>ACT101</text:p>
          </table:table-cell>
          <table:table-cell table:style-name="ce45" table:formula="of:=[.C1]" office:value-type="string" office:string-value="DIG10" calcext:value-type="string">
            <text:p>DIG10</text:p>
          </table:table-cell>
          <table:table-cell table:style-name="ce45" table:formula="of:=[.D1]" office:value-type="string" office:string-value="FER7" calcext:value-type="string">
            <text:p>FER7</text:p>
          </table:table-cell>
          <table:table-cell table:style-name="ce45" table:formula="of:=[.E1]" office:value-type="string" office:string-value="GOC9" calcext:value-type="string">
            <text:p>GOC9</text:p>
          </table:table-cell>
          <table:table-cell table:style-name="ce45" table:formula="of:=[.F1]" office:value-type="string" office:string-value="PED2" calcext:value-type="string">
            <text:p>PED2</text:p>
          </table:table-cell>
          <table:table-cell table:style-name="ce45" table:formula="of:=[.G1]" office:value-type="string" office:string-value="SHN10" calcext:value-type="string">
            <text:p>SHN10</text:p>
          </table:table-cell>
          <table:table-cell table:style-name="ce45" table:formula="of:=[.H1]" office:value-type="string" office:string-value="SIG30" calcext:value-type="string">
            <text:p>SIG30</text:p>
          </table:table-cell>
        </table:table-row>
        <table:table-row table:style-name="ro1">
          <table:table-cell table:style-name="ce34" office:value-type="string" calcext:value-type="string">
            <text:p>Target Network</text:p>
          </table:table-cell>
          <table:table-cell table:style-name="ce46" table:formula="of:=[.B2]" office:value-type="float" office:value="0.69184" calcext:value-type="float">
            <text:p>0.691840</text:p>
          </table:table-cell>
          <table:table-cell table:style-name="ce46" table:formula="of:=[.C2]" office:value-type="float" office:value="0.995551" calcext:value-type="float">
            <text:p>0.995551</text:p>
          </table:table-cell>
          <table:table-cell table:style-name="ce46" table:formula="of:=[.D2]" office:value-type="float" office:value="0.887471" calcext:value-type="float">
            <text:p>0.887471</text:p>
          </table:table-cell>
          <table:table-cell table:style-name="ce46" table:formula="of:=[.E2]" office:value-type="float" office:value="0.951649" calcext:value-type="float">
            <text:p>0.951649</text:p>
          </table:table-cell>
          <table:table-cell table:style-name="ce46" table:formula="of:=[.F2]" office:value-type="float" office:value="0.998809" calcext:value-type="float">
            <text:p>0.998809</text:p>
          </table:table-cell>
          <table:table-cell table:style-name="ce46" table:formula="of:=[.G2]" office:value-type="float" office:value="0.923514" calcext:value-type="float">
            <text:p>0.923514</text:p>
          </table:table-cell>
          <table:table-cell table:style-name="ce46" table:formula="of:=[.H2]" office:value-type="float" office:value="0.979229" calcext:value-type="float">
            <text:p>0.979229</text:p>
          </table:table-cell>
        </table:table-row>
        <table:table-row table:style-name="ro1">
          <table:table-cell table:style-name="ce34" office:value-type="string" calcext:value-type="string">
            <text:p>BL-Alex-ODD</text:p>
          </table:table-cell>
          <table:table-cell table:style-name="ce46" table:formula="of:=[$AlexNet.$E9]" office:value-type="float" office:value="0.580349" calcext:value-type="float">
            <text:p>0.580349</text:p>
          </table:table-cell>
          <table:table-cell table:style-name="ce46" table:formula="of:=[$AlexNet.$E6]" office:value-type="float" office:value="0.990006" calcext:value-type="float">
            <text:p>0.990006</text:p>
          </table:table-cell>
          <table:table-cell table:style-name="ce46" table:formula="of:=[$AlexNet.$E4]" office:value-type="float" office:value="0.792693" calcext:value-type="float">
            <text:p>0.792693</text:p>
          </table:table-cell>
          <table:table-cell table:style-name="ce46" table:formula="of:=[$AlexNet.$E5]" office:value-type="float" office:value="0.909234" calcext:value-type="float">
            <text:p>0.909234</text:p>
          </table:table-cell>
          <table:table-cell table:style-name="ce46" table:formula="of:=[$AlexNet.$E3]" office:value-type="float" office:value="0.90822" calcext:value-type="float">
            <text:p>0.908220</text:p>
          </table:table-cell>
          <table:table-cell table:style-name="ce46" table:formula="of:=[$AlexNet.$E8]" office:value-type="float" office:value="0.896664" calcext:value-type="float">
            <text:p>0.896664</text:p>
          </table:table-cell>
          <table:table-cell table:style-name="ce46" table:formula="of:=[$AlexNet.$E7]" office:value-type="float" office:value="0.96828" calcext:value-type="float">
            <text:p>0.968280</text:p>
          </table:table-cell>
        </table:table-row>
        <table:table-row table:style-name="ro1">
          <table:table-cell table:style-name="ce34" office:value-type="string" calcext:value-type="string">
            <text:p>CC-Alex-NPDD</text:p>
          </table:table-cell>
          <table:table-cell table:style-name="ce46" table:formula="of:=[$AlexNet.$G9]" office:value-type="float" office:value="0.539322" calcext:value-type="float">
            <text:p>0.539322</text:p>
          </table:table-cell>
          <table:table-cell table:style-name="ce46" table:formula="of:=[$AlexNet.$G6]" office:value-type="float" office:value="0.987257" calcext:value-type="float">
            <text:p>0.987257</text:p>
          </table:table-cell>
          <table:table-cell table:style-name="ce46" table:formula="of:=[$AlexNet.$G4]" office:value-type="float" office:value="0.742391" calcext:value-type="float">
            <text:p>0.742391</text:p>
          </table:table-cell>
          <table:table-cell table:style-name="ce46" table:formula="of:=[$AlexNet.$G5]" office:value-type="float" office:value="0.865925" calcext:value-type="float">
            <text:p>0.865925</text:p>
          </table:table-cell>
          <table:table-cell table:style-name="ce46" table:formula="of:=[$AlexNet.$G3]" office:value-type="float" office:value="0.977178" calcext:value-type="float">
            <text:p>0.977178</text:p>
          </table:table-cell>
          <table:table-cell table:style-name="ce46" table:formula="of:=[$AlexNet.$G8]" office:value-type="float" office:value="0.846023" calcext:value-type="float">
            <text:p>0.846023</text:p>
          </table:table-cell>
          <table:table-cell table:style-name="ce46" table:formula="of:=[$AlexNet.$G7]" office:value-type="float" office:value="0.938001" calcext:value-type="float">
            <text:p>0.938001</text:p>
          </table:table-cell>
        </table:table-row>
        <table:table-row table:style-name="ro1">
          <table:table-cell table:style-name="ce43"/>
          <table:table-cell table:style-name="ce49" table:number-columns-repeated="7"/>
        </table:table-row>
        <table:table-row table:style-name="ro1">
          <table:table-cell table:style-name="ce34" office:value-type="string" calcext:value-type="string">
            <text:p>AlexNet</text:p>
          </table:table-cell>
          <table:table-cell table:style-name="ce45" table:formula="of:=[.B12]" office:value-type="string" office:string-value="ACT101" calcext:value-type="string">
            <text:p>ACT101</text:p>
          </table:table-cell>
          <table:table-cell table:style-name="ce45" table:formula="of:=[.C12]" office:value-type="string" office:string-value="DIG10" calcext:value-type="string">
            <text:p>DIG10</text:p>
          </table:table-cell>
          <table:table-cell table:style-name="ce45" table:formula="of:=[.D12]" office:value-type="string" office:string-value="FER7" calcext:value-type="string">
            <text:p>FER7</text:p>
          </table:table-cell>
          <table:table-cell table:style-name="ce45" table:formula="of:=[.E12]" office:value-type="string" office:string-value="GOC9" calcext:value-type="string">
            <text:p>GOC9</text:p>
          </table:table-cell>
          <table:table-cell table:style-name="ce45" table:formula="of:=[.F12]" office:value-type="string" office:string-value="PED2" calcext:value-type="string">
            <text:p>PED2</text:p>
          </table:table-cell>
          <table:table-cell table:style-name="ce45" table:formula="of:=[.G12]" office:value-type="string" office:string-value="SHN10" calcext:value-type="string">
            <text:p>SHN10</text:p>
          </table:table-cell>
          <table:table-cell table:style-name="ce45" table:formula="of:=[.H12]" office:value-type="string" office:string-value="SIG30" calcext:value-type="string">
            <text:p>SIG30</text:p>
          </table:table-cell>
        </table:table-row>
        <table:table-row table:style-name="ro1">
          <table:table-cell table:style-name="ce34" office:value-type="string" calcext:value-type="string">
            <text:p>Target Network</text:p>
          </table:table-cell>
          <table:table-cell table:style-name="ce45" office:value-type="float" office:value="0.69184" calcext:value-type="float">
            <text:p>0.69184</text:p>
          </table:table-cell>
          <table:table-cell table:style-name="ce45" office:value-type="float" office:value="0.995551" calcext:value-type="float">
            <text:p>0.995551</text:p>
          </table:table-cell>
          <table:table-cell table:style-name="ce45" office:value-type="float" office:value="0.887471" calcext:value-type="float">
            <text:p>0.887471</text:p>
          </table:table-cell>
          <table:table-cell table:style-name="ce45" office:value-type="float" office:value="0.951649" calcext:value-type="float">
            <text:p>0.951649</text:p>
          </table:table-cell>
          <table:table-cell table:style-name="ce45" office:value-type="float" office:value="0.998809" calcext:value-type="float">
            <text:p>0.998809</text:p>
          </table:table-cell>
          <table:table-cell table:style-name="ce45" office:value-type="float" office:value="0.923514" calcext:value-type="float">
            <text:p>0.923514</text:p>
          </table:table-cell>
          <table:table-cell table:style-name="ce45" office:value-type="float" office:value="0.979229" calcext:value-type="float">
            <text:p>0.979229</text:p>
          </table:table-cell>
        </table:table-row>
        <table:table-row table:style-name="ro1">
          <table:table-cell table:style-name="ce34" office:value-type="string" calcext:value-type="string">
            <text:p>CC-Alex-NPDD over Target Network</text:p>
          </table:table-cell>
          <table:table-cell table:style-name="ce50" table:formula="of:=[.B15]/[.B13]" office:value-type="percentage" office:value="0.779547294172063" calcext:value-type="percentage">
            <text:p>78.0%</text:p>
          </table:table-cell>
          <table:table-cell table:style-name="ce50" table:formula="of:=[.C15]/[.C13]" office:value-type="percentage" office:value="0.991668935092225" calcext:value-type="percentage">
            <text:p>99.2%</text:p>
          </table:table-cell>
          <table:table-cell table:style-name="ce50" table:formula="of:=[.D15]/[.D13]" office:value-type="percentage" office:value="0.836524235721505" calcext:value-type="percentage">
            <text:p>83.7%</text:p>
          </table:table-cell>
          <table:table-cell table:style-name="ce50" table:formula="of:=[.E15]/[.E13]" office:value-type="percentage" office:value="0.909920569453654" calcext:value-type="percentage">
            <text:p>91.0%</text:p>
          </table:table-cell>
          <table:table-cell table:style-name="ce50" table:formula="of:=[.F15]/[.F13]" office:value-type="percentage" office:value="0.97834320675925" calcext:value-type="percentage">
            <text:p>97.8%</text:p>
          </table:table-cell>
          <table:table-cell table:style-name="ce50" table:formula="of:=[.G15]/[.G13]" office:value-type="percentage" office:value="0.916091147508321" calcext:value-type="percentage">
            <text:p>91.6%</text:p>
          </table:table-cell>
          <table:table-cell table:style-name="ce50" table:formula="of:=[.H15]/[.H13]" office:value-type="percentage" office:value="0.957897488738589" calcext:value-type="percentage">
            <text:p>95.8%</text:p>
          </table:table-cell>
        </table:table-row>
        <table:table-row table:style-name="ro1">
          <table:table-cell table:style-name="ce34" office:value-type="string" calcext:value-type="string">
            <text:p>CC-Alex-NPDD over BL-Alex-ODD</text:p>
          </table:table-cell>
          <table:table-cell table:style-name="ce50" table:formula="of:=[.B15]/[.B14]" office:value-type="percentage" office:value="0.92930633119037" calcext:value-type="percentage">
            <text:p>92.9%</text:p>
          </table:table-cell>
          <table:table-cell table:style-name="ce50" table:formula="of:=[.C15]/[.C14]" office:value-type="percentage" office:value="0.997223249152025" calcext:value-type="percentage">
            <text:p>99.7%</text:p>
          </table:table-cell>
          <table:table-cell table:style-name="ce50" table:formula="of:=[.D15]/[.D14]" office:value-type="percentage" office:value="0.93654289870101" calcext:value-type="percentage">
            <text:p>93.7%</text:p>
          </table:table-cell>
          <table:table-cell table:style-name="ce50" table:formula="of:=[.E15]/[.E14]" office:value-type="percentage" office:value="0.952367597340179" calcext:value-type="percentage">
            <text:p>95.2%</text:p>
          </table:table-cell>
          <table:table-cell table:style-name="ce50" table:formula="of:=[.F15]/[.F14]" office:value-type="percentage" office:value="1.07592653762304" calcext:value-type="percentage">
            <text:p>107.6%</text:p>
          </table:table-cell>
          <table:table-cell table:style-name="ce50" table:formula="of:=[.G15]/[.G14]" office:value-type="percentage" office:value="0.943522880365443" calcext:value-type="percentage">
            <text:p>94.4%</text:p>
          </table:table-cell>
          <table:table-cell table:style-name="ce50" table:formula="of:=[.H15]/[.H14]" office:value-type="percentage" office:value="0.968729086627835" calcext:value-type="percentage">
            <text:p>96.9%</text:p>
          </table:table-cell>
        </table:table-row>
        <table:table-row table:style-name="ro1">
          <table:table-cell/>
          <table:table-cell table:style-name="ce51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2" office:value-type="string" calcext:value-type="string">
            <text:p>VGG</text:p>
          </table:table-cell>
          <table:table-cell table:style-name="ce2" office:value-type="string" calcext:value-type="string" table:number-columns-spanned="2" table:number-rows-spanned="1">
            <text:p>PD OL</text:p>
          </table:table-cell>
          <table:covered-table-cell table:style-name="ce33"/>
          <table:table-cell table:style-name="ce2" office:value-type="string" calcext:value-type="string" table:number-columns-spanned="2" table:number-rows-spanned="1">
            <text:p>PD SL</text:p>
          </table:table-cell>
          <table:covered-table-cell table:style-name="ce33"/>
          <table:table-cell table:number-columns-repeated="3"/>
        </table:table-row>
        <table:table-row table:style-name="ro1">
          <table:table-cell table:style-name="ce32"/>
          <table:table-cell table:style-name="ce33" office:value-type="string" calcext:value-type="string">
            <text:p>Micro</text:p>
          </table:table-cell>
          <table:table-cell table:style-name="ce33" office:value-type="string" calcext:value-type="string">
            <text:p>Macro</text:p>
          </table:table-cell>
          <table:table-cell table:style-name="ce33" office:value-type="string" calcext:value-type="string">
            <text:p>Micro</text:p>
          </table:table-cell>
          <table:table-cell table:style-name="ce33" office:value-type="string" calcext:value-type="string">
            <text:p>Macro</text:p>
          </table:table-cell>
          <table:table-cell table:number-columns-repeated="3"/>
        </table:table-row>
        <table:table-row table:style-name="ro1">
          <table:table-cell table:style-name="ce44" table:formula="of:=[.F1]" office:value-type="string" office:string-value="PED2" calcext:value-type="string">
            <text:p>PED2</text:p>
          </table:table-cell>
          <table:table-cell table:style-name="ce52" table:number-columns-repeated="2"/>
          <table:table-cell table:style-name="ce53" office:value-type="float" office:value="0.985034" calcext:value-type="float">
            <text:p>0.985034</text:p>
          </table:table-cell>
          <table:table-cell table:style-name="ce53" office:value-type="float" office:value="0.985023" calcext:value-type="float">
            <text:p>0.985023</text:p>
          </table:table-cell>
          <table:table-cell table:number-columns-repeated="3"/>
        </table:table-row>
        <table:table-row table:style-name="ro1">
          <table:table-cell table:style-name="ce44" table:formula="of:=[.D1]" office:value-type="string" office:string-value="FER7" calcext:value-type="string">
            <text:p>FER7</text:p>
          </table:table-cell>
          <table:table-cell table:style-name="ce53" office:value-type="float" office:value="0.858414" calcext:value-type="float">
            <text:p>0.858414</text:p>
          </table:table-cell>
          <table:table-cell table:style-name="ce53" office:value-type="float" office:value="0.821427" calcext:value-type="float">
            <text:p>0.821427</text:p>
          </table:table-cell>
          <table:table-cell table:style-name="ce53" office:value-type="float" office:value="0.869741" calcext:value-type="float">
            <text:p>0.869741</text:p>
          </table:table-cell>
          <table:table-cell table:style-name="ce53" office:value-type="float" office:value="0.832551" calcext:value-type="float">
            <text:p>0.832551</text:p>
          </table:table-cell>
          <table:table-cell table:number-columns-repeated="3"/>
        </table:table-row>
        <table:table-row table:style-name="ro1">
          <table:table-cell table:style-name="ce44" table:formula="of:=[.E1]" office:value-type="string" office:string-value="GOC9" calcext:value-type="string">
            <text:p>GOC9</text:p>
          </table:table-cell>
          <table:table-cell table:style-name="ce53" office:value-type="float" office:value="0.812667" calcext:value-type="float">
            <text:p>0.812667</text:p>
          </table:table-cell>
          <table:table-cell table:style-name="ce53" office:value-type="float" office:value="0.81194" calcext:value-type="float">
            <text:p>0.811940</text:p>
          </table:table-cell>
          <table:table-cell table:style-name="ce53" office:value-type="float" office:value="0.898222" calcext:value-type="float">
            <text:p>0.898222</text:p>
          </table:table-cell>
          <table:table-cell table:style-name="ce53" office:value-type="float" office:value="0.897989" calcext:value-type="float">
            <text:p>0.897989</text:p>
          </table:table-cell>
          <table:table-cell table:number-columns-repeated="3"/>
        </table:table-row>
        <table:table-row table:style-name="ro1">
          <table:table-cell table:style-name="ce44" table:formula="of:=[.C1]" office:value-type="string" office:string-value="DIG10" calcext:value-type="string">
            <text:p>DIG10</text:p>
          </table:table-cell>
          <table:table-cell table:style-name="ce53" office:value-type="float" office:value="0.9365" calcext:value-type="float">
            <text:p>0.936500</text:p>
          </table:table-cell>
          <table:table-cell table:style-name="ce53" office:value-type="float" office:value="0.935815" calcext:value-type="float">
            <text:p>0.935815</text:p>
          </table:table-cell>
          <table:table-cell table:style-name="ce53" office:value-type="float" office:value="0.9411" calcext:value-type="float">
            <text:p>0.941100</text:p>
          </table:table-cell>
          <table:table-cell table:style-name="ce53" office:value-type="float" office:value="0.940641" calcext:value-type="float">
            <text:p>0.940641</text:p>
          </table:table-cell>
          <table:table-cell table:number-columns-repeated="3"/>
        </table:table-row>
        <table:table-row table:style-name="ro1">
          <table:table-cell table:style-name="ce44" table:formula="of:=[.H1]" office:value-type="string" office:string-value="SIG30" calcext:value-type="string">
            <text:p>SIG30</text:p>
          </table:table-cell>
          <table:table-cell table:style-name="ce53" office:value-type="float" office:value="0.887247" calcext:value-type="float">
            <text:p>0.887247</text:p>
          </table:table-cell>
          <table:table-cell table:style-name="ce53" office:value-type="float" office:value="0.829196" calcext:value-type="float">
            <text:p>0.829196</text:p>
          </table:table-cell>
          <table:table-cell table:style-name="ce53" office:value-type="float" office:value="0.899106" calcext:value-type="float">
            <text:p>0.899106</text:p>
          </table:table-cell>
          <table:table-cell table:style-name="ce53" office:value-type="float" office:value="0.824998" calcext:value-type="float">
            <text:p>0.824998</text:p>
          </table:table-cell>
          <table:table-cell table:number-columns-repeated="3"/>
        </table:table-row>
        <table:table-row table:style-name="ro1">
          <table:table-cell table:style-name="ce44" table:formula="of:=[.G1]" office:value-type="string" office:string-value="SHN10" calcext:value-type="string">
            <text:p>SHN10</text:p>
          </table:table-cell>
          <table:table-cell table:style-name="ce53" table:number-columns-repeated="2"/>
          <table:table-cell table:style-name="ce53" office:value-type="float" office:value="0.911598" calcext:value-type="float">
            <text:p>0.911598</text:p>
          </table:table-cell>
          <table:table-cell table:style-name="ce53" office:value-type="float" office:value="0.911743" calcext:value-type="float">
            <text:p>0.911743</text:p>
          </table:table-cell>
          <table:table-cell table:number-columns-repeated="3"/>
        </table:table-row>
        <table:table-row table:style-name="ro1">
          <table:table-cell table:style-name="ce44" table:formula="of:=[.B1]" office:value-type="string" office:string-value="ACT101" calcext:value-type="string">
            <text:p>ACT101</text:p>
          </table:table-cell>
          <table:table-cell table:style-name="ce53" office:value-type="float" office:value="0.329634" calcext:value-type="float">
            <text:p>0.329634</text:p>
          </table:table-cell>
          <table:table-cell table:style-name="ce53" office:value-type="float" office:value="0.296588" calcext:value-type="float">
            <text:p>0.296588</text:p>
          </table:table-cell>
          <table:table-cell table:style-name="ce53" office:value-type="float" office:value="0.444614" calcext:value-type="float">
            <text:p>0.444614</text:p>
          </table:table-cell>
          <table:table-cell table:style-name="ce53" office:value-type="float" office:value="0.403187" calcext:value-type="float">
            <text:p>0.403187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3" office:value-type="string" calcext:value-type="string">
            <text:p>VGG</text:p>
          </table:table-cell>
          <table:table-cell table:style-name="ce7" office:value-type="string" calcext:value-type="string" table:number-columns-spanned="3" table:number-rows-spanned="1">
            <text:p>Performance over Target Network</text:p>
          </table:table-cell>
          <table:covered-table-cell table:number-columns-repeated="2" table:style-name="ce32"/>
          <table:table-cell table:style-name="ce7" office:value-type="string" calcext:value-type="string" table:number-columns-spanned="3" table:number-rows-spanned="1">
            <text:p>Performance over BL-VGG-PDD</text:p>
          </table:table-cell>
          <table:covered-table-cell table:number-columns-repeated="2" table:style-name="ce32"/>
          <table:table-cell/>
        </table:table-row>
        <table:table-row table:style-name="ro1">
          <table:table-cell table:style-name="ce32" office:value-type="string" calcext:value-type="string">
            <text:p>Problem/Model</text:p>
          </table:table-cell>
          <table:table-cell table:style-name="ce33" office:value-type="string" calcext:value-type="string">
            <text:p>CC-VGG-PDD-SL</text:p>
          </table:table-cell>
          <table:table-cell table:style-name="ce33" office:value-type="string" calcext:value-type="string">
            <text:p>CC-VGG-NPDD-SL</text:p>
          </table:table-cell>
          <table:table-cell table:style-name="ce33" office:value-type="string" calcext:value-type="string">
            <text:p>CC-VGG-NPDD-SL+PDD-SL</text:p>
          </table:table-cell>
          <table:table-cell table:style-name="ce33" office:value-type="string" calcext:value-type="string">
            <text:p>CC-VGG-PDD-SL</text:p>
          </table:table-cell>
          <table:table-cell table:style-name="ce33" office:value-type="string" calcext:value-type="string">
            <text:p>CC-VGG-NPDD-SL</text:p>
          </table:table-cell>
          <table:table-cell table:style-name="ce33" office:value-type="string" calcext:value-type="string">
            <text:p>CC-VGG-NPDD-SL+PDD-SL</text:p>
          </table:table-cell>
          <table:table-cell/>
        </table:table-row>
        <table:table-row table:style-name="ro1">
          <table:table-cell table:style-name="ce32" office:value-type="string" calcext:value-type="string">
            <text:p>ACT101</text:p>
          </table:table-cell>
          <table:table-cell table:style-name="ce54" table:formula="of:=[.B4]/[.B2]" office:value-type="percentage" office:value="0.582774919056429" calcext:value-type="percentage">
            <text:p>58.3%</text:p>
          </table:table-cell>
          <table:table-cell table:style-name="ce54" table:formula="of:=[.B5]/[.B2]" office:value-type="percentage" office:value="0.967311806197965" calcext:value-type="percentage">
            <text:p>96.7%</text:p>
          </table:table-cell>
          <table:table-cell table:style-name="ce54" table:formula="of:=[.B6]/[.B2]" office:value-type="percentage" office:value="0.970974502775208" calcext:value-type="percentage">
            <text:p>97.1%</text:p>
          </table:table-cell>
          <table:table-cell table:style-name="ce54" table:formula="of:=[.B4]/[.B3]" office:value-type="percentage" office:value="1.35941777819736" calcext:value-type="percentage">
            <text:p>135.9%</text:p>
          </table:table-cell>
          <table:table-cell table:style-name="ce54" table:formula="of:=[.B5]/[.B3]" office:value-type="percentage" office:value="2.25641293646405" calcext:value-type="percentage">
            <text:p>225.6%</text:p>
          </table:table-cell>
          <table:table-cell table:style-name="ce54" table:formula="of:=[.B6]/[.B3]" office:value-type="percentage" office:value="2.26495677505496" calcext:value-type="percentage">
            <text:p>226.5%</text:p>
          </table:table-cell>
          <table:table-cell/>
        </table:table-row>
        <table:table-row table:style-name="ro1">
          <table:table-cell table:style-name="ce32" office:value-type="string" calcext:value-type="string">
            <text:p>DIG10</text:p>
          </table:table-cell>
          <table:table-cell table:style-name="ce54" table:formula="of:=[.C4]/[.C2]" office:value-type="percentage" office:value="0.94484461368629" calcext:value-type="percentage">
            <text:p>94.5%</text:p>
          </table:table-cell>
          <table:table-cell table:style-name="ce54" table:formula="of:=[.C5]/[.C2]" office:value-type="percentage" office:value="0.996457238252988" calcext:value-type="percentage">
            <text:p>99.6%</text:p>
          </table:table-cell>
          <table:table-cell table:style-name="ce54" table:formula="of:=[.C6]/[.C2]" office:value-type="percentage" office:value="0.996881124121215" calcext:value-type="percentage">
            <text:p>99.7%</text:p>
          </table:table-cell>
          <table:table-cell table:style-name="ce54" table:formula="of:=[.C4]/[.C3]" office:value-type="percentage" office:value="1.00515700218526" calcext:value-type="percentage">
            <text:p>100.5%</text:p>
          </table:table-cell>
          <table:table-cell table:style-name="ce54" table:formula="of:=[.C5]/[.C3]" office:value-type="percentage" office:value="1.06006422209518" calcext:value-type="percentage">
            <text:p>106.0%</text:p>
          </table:table-cell>
          <table:table-cell table:style-name="ce54" table:formula="of:=[.C6]/[.C3]" office:value-type="percentage" office:value="1.06051516592489" calcext:value-type="percentage">
            <text:p>106.1%</text:p>
          </table:table-cell>
          <table:table-cell/>
        </table:table-row>
        <table:table-row table:style-name="ro1">
          <table:table-cell table:style-name="ce32" office:value-type="string" calcext:value-type="string">
            <text:p>FER7</text:p>
          </table:table-cell>
          <table:table-cell table:style-name="ce54" table:formula="of:=[.D4]/[.D2]" office:value-type="percentage" office:value="0.938116287743487" calcext:value-type="percentage">
            <text:p>93.8%</text:p>
          </table:table-cell>
          <table:table-cell table:style-name="ce54" table:formula="of:=[.D5]/[.D2]" office:value-type="percentage" office:value="0.980744159527466" calcext:value-type="percentage">
            <text:p>98.1%</text:p>
          </table:table-cell>
          <table:table-cell table:style-name="ce54" table:formula="of:=[.D6]/[.D2]" office:value-type="percentage" office:value="0.993606551650702" calcext:value-type="percentage">
            <text:p>99.4%</text:p>
          </table:table-cell>
          <table:table-cell table:style-name="ce54" table:formula="of:=[.D4]/[.D3]" office:value-type="percentage" office:value="1.01354228677655" calcext:value-type="percentage">
            <text:p>101.4%</text:p>
          </table:table-cell>
          <table:table-cell table:style-name="ce54" table:formula="of:=[.D5]/[.D3]" office:value-type="percentage" office:value="1.05959750531697" calcext:value-type="percentage">
            <text:p>106.0%</text:p>
          </table:table-cell>
          <table:table-cell table:style-name="ce54" table:formula="of:=[.D6]/[.D3]" office:value-type="percentage" office:value="1.0734940536408" calcext:value-type="percentage">
            <text:p>107.3%</text:p>
          </table:table-cell>
          <table:table-cell/>
        </table:table-row>
        <table:table-row table:style-name="ro1">
          <table:table-cell table:style-name="ce32" office:value-type="string" calcext:value-type="string">
            <text:p>GOC9</text:p>
          </table:table-cell>
          <table:table-cell table:style-name="ce54" table:formula="of:=[.E4]/[.E2]" office:value-type="percentage" office:value="0.943613664281684" calcext:value-type="percentage">
            <text:p>94.4%</text:p>
          </table:table-cell>
          <table:table-cell table:style-name="ce54" table:formula="of:=[.E5]/[.E2]" office:value-type="percentage" office:value="0.983780784722098" calcext:value-type="percentage">
            <text:p>98.4%</text:p>
          </table:table-cell>
          <table:table-cell table:style-name="ce54" table:formula="of:=[.E6]/[.E2]" office:value-type="percentage" office:value="0.98693741074703" calcext:value-type="percentage">
            <text:p>98.7%</text:p>
          </table:table-cell>
          <table:table-cell table:style-name="ce54" table:formula="of:=[.E4]/[.E3]" office:value-type="percentage" office:value="1.10597950587482" calcext:value-type="percentage">
            <text:p>110.6%</text:p>
          </table:table-cell>
          <table:table-cell table:style-name="ce54" table:formula="of:=[.E5]/[.E3]" office:value-type="percentage" office:value="1.15305810774195" calcext:value-type="percentage">
            <text:p>115.3%</text:p>
          </table:table-cell>
          <table:table-cell table:style-name="ce54" table:formula="of:=[.E6]/[.E3]" office:value-type="percentage" office:value="1.15675788851393" calcext:value-type="percentage">
            <text:p>115.7%</text:p>
          </table:table-cell>
          <table:table-cell/>
        </table:table-row>
        <table:table-row table:style-name="ro1">
          <table:table-cell table:style-name="ce32" office:value-type="string" calcext:value-type="string">
            <text:p>PED2</text:p>
          </table:table-cell>
          <table:table-cell table:style-name="ce54" table:formula="of:=[.F4]/[.F2]" office:value-type="percentage" office:value="0.986197561295503" calcext:value-type="percentage">
            <text:p>98.6%</text:p>
          </table:table-cell>
          <table:table-cell table:style-name="ce54" table:formula="of:=[.F5]/[.F2]" office:value-type="percentage" office:value="0.996592942194153" calcext:value-type="percentage">
            <text:p>99.7%</text:p>
          </table:table-cell>
          <table:table-cell table:style-name="ce54" table:formula="of:=[.F6]/[.F2]" office:value-type="percentage" office:value="0.998125767789437" calcext:value-type="percentage">
            <text:p>99.8%</text:p>
          </table:table-cell>
          <table:table-cell table:number-columns-repeated="3" table:style-name="ce54" office:value-type="string" calcext:value-type="string">
            <text:p>-</text:p>
          </table:table-cell>
          <table:table-cell/>
        </table:table-row>
        <table:table-row table:style-name="ro1">
          <table:table-cell table:style-name="ce32" office:value-type="string" calcext:value-type="string">
            <text:p>SHN10</text:p>
          </table:table-cell>
          <table:table-cell table:style-name="ce54" table:formula="of:=[.G4]/[.G2]" office:value-type="percentage" office:value="0.98725411850822" calcext:value-type="percentage">
            <text:p>98.7%</text:p>
          </table:table-cell>
          <table:table-cell table:style-name="ce54" table:formula="of:=[.G5]/[.G2]" office:value-type="percentage" office:value="0.989922188510407" calcext:value-type="percentage">
            <text:p>99.0%</text:p>
          </table:table-cell>
          <table:table-cell table:style-name="ce54" table:formula="of:=[.G6]/[.G2]" office:value-type="percentage" office:value="0.991256223511501" calcext:value-type="percentage">
            <text:p>99.1%</text:p>
          </table:table-cell>
          <table:table-cell table:number-columns-repeated="3" table:style-name="ce54" office:value-type="string" calcext:value-type="string">
            <text:p>-</text:p>
          </table:table-cell>
          <table:table-cell/>
        </table:table-row>
        <table:table-row table:style-name="ro1">
          <table:table-cell table:style-name="ce32" office:value-type="string" calcext:value-type="string">
            <text:p>SIG30</text:p>
          </table:table-cell>
          <table:table-cell table:style-name="ce54" table:formula="of:=[.H4]/[.H2]" office:value-type="percentage" office:value="0.842497515902818" calcext:value-type="percentage">
            <text:p>84.2%</text:p>
          </table:table-cell>
          <table:table-cell table:style-name="ce54" table:formula="of:=[.H5]/[.H2]" office:value-type="percentage" office:value="0.999785545566972" calcext:value-type="percentage">
            <text:p>100.0%</text:p>
          </table:table-cell>
          <table:table-cell table:style-name="ce54" table:formula="of:=[.H6]/[.H2]" office:value-type="percentage" office:value="0.989302808638225" calcext:value-type="percentage">
            <text:p>98.9%</text:p>
          </table:table-cell>
          <table:table-cell table:style-name="ce54" table:formula="of:=[.H4]/[.H3]" office:value-type="percentage" office:value="0.994937264530943" calcext:value-type="percentage">
            <text:p>99.5%</text:p>
          </table:table-cell>
          <table:table-cell table:style-name="ce54" table:formula="of:=[.H5]/[.H3]" office:value-type="percentage" office:value="1.18068466321593" calcext:value-type="percentage">
            <text:p>118.1%</text:p>
          </table:table-cell>
          <table:table-cell table:style-name="ce54" table:formula="of:=[.H6]/[.H3]" office:value-type="percentage" office:value="1.16830520166523" calcext:value-type="percentage">
            <text:p>116.8%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0" table:formula="of:=AVERAGE([.B36:.B42])" office:value-type="percentage" office:value="0.889328382924919" calcext:value-type="percentage">
            <text:p>88.93%</text:p>
          </table:table-cell>
          <table:table-cell table:style-name="ce10" table:formula="of:=AVERAGE([.C36:.C42])" office:value-type="percentage" office:value="0.98779923785315" calcext:value-type="percentage">
            <text:p>98.78%</text:p>
          </table:table-cell>
          <table:table-cell table:style-name="ce10" table:formula="of:=AVERAGE([.D36:.D42])" office:value-type="percentage" office:value="0.989583484176188" calcext:value-type="percentage">
            <text:p>98.96%</text:p>
          </table:table-cell>
          <table:table-cell table:style-name="ce10" table:formula="of:=AVERAGE([.E36:.E39];[.E42])" office:value-type="percentage" office:value="1.09580676751299" calcext:value-type="percentage">
            <text:p>109.58%</text:p>
          </table:table-cell>
          <table:table-cell table:style-name="ce10" table:formula="of:=AVERAGE([.F36:.F39];[.F42])" office:value-type="percentage" office:value="1.34196348696682" calcext:value-type="percentage">
            <text:p>134.20%</text:p>
          </table:table-cell>
          <table:table-cell table:style-name="ce10" table:formula="of:=AVERAGE([.G36:.G39];[.G42])" office:value-type="percentage" office:value="1.34480581695996" calcext:value-type="percentage">
            <text:p>134.48%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style-name="ce10" table:formula="of:=STDEV([.B36:.B42])" office:value-type="percentage" office:value="0.143498227068056" calcext:value-type="percentage">
            <text:p>14.35%</text:p>
          </table:table-cell>
          <table:table-cell table:style-name="ce10" table:formula="of:=STDEV([.C36:.C42])" office:value-type="percentage" office:value="0.0114464379513018" calcext:value-type="percentage">
            <text:p>1.14%</text:p>
          </table:table-cell>
          <table:table-cell table:style-name="ce10" table:formula="of:=STDEV([.D36:.D42])" office:value-type="percentage" office:value="0.0091157734999739" calcext:value-type="percentage">
            <text:p>0.91%</text:p>
          </table:table-cell>
          <table:table-cell table:style-name="ce10" table:formula="of:=STDEV([.E36:.E39];[.E42])" office:value-type="percentage" office:value="0.15391046986517" calcext:value-type="percentage">
            <text:p>15.39%</text:p>
          </table:table-cell>
          <table:table-cell table:style-name="ce10" table:formula="of:=STDEV([.F36:.F39];[.F42])" office:value-type="percentage" office:value="0.514079672838901" calcext:value-type="percentage">
            <text:p>51.41%</text:p>
          </table:table-cell>
          <table:table-cell table:style-name="ce10" table:formula="of:=STDEV([.G36:.G39];[.G42])" office:value-type="percentage" office:value="0.516629345724937" calcext:value-type="percentage">
            <text:p>51.66%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lexNet</text:p>
          </table:table-cell>
          <table:table-cell office:value-type="string" calcext:value-type="string">
            <text:p>ACT101</text:p>
          </table:table-cell>
          <table:table-cell office:value-type="string" calcext:value-type="string">
            <text:p>DIG10</text:p>
          </table:table-cell>
          <table:table-cell office:value-type="string" calcext:value-type="string">
            <text:p>FER7</text:p>
          </table:table-cell>
          <table:table-cell office:value-type="string" calcext:value-type="string">
            <text:p>GOC9</text:p>
          </table:table-cell>
          <table:table-cell office:value-type="string" calcext:value-type="string">
            <text:p>PED2</text:p>
          </table:table-cell>
          <table:table-cell office:value-type="string" calcext:value-type="string">
            <text:p>SHN10</text:p>
          </table:table-cell>
          <table:table-cell office:value-type="string" calcext:value-type="string">
            <text:p>SIG30</text:p>
          </table:table-cell>
        </table:table-row>
        <table:table-row table:style-name="ro1">
          <table:table-cell office:value-type="string" calcext:value-type="string">
            <text:p>Target Network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995551" calcext:value-type="float">
            <text:p>0.995551</text:p>
          </table:table-cell>
          <table:table-cell office:value-type="float" office:value="0.887471" calcext:value-type="float">
            <text:p>0.887471</text:p>
          </table:table-cell>
          <table:table-cell office:value-type="float" office:value="0.951649" calcext:value-type="float">
            <text:p>0.951649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23514" calcext:value-type="float">
            <text:p>0.923514</text:p>
          </table:table-cell>
          <table:table-cell office:value-type="float" office:value="0.979229" calcext:value-type="float">
            <text:p>0.979229</text:p>
          </table:table-cell>
        </table:table-row>
        <table:table-row table:style-name="ro1">
          <table:table-cell office:value-type="string" calcext:value-type="string">
            <text:p>BL-Alex-ODD</text:p>
          </table:table-cell>
          <table:table-cell office:value-type="float" office:value="0.580349" calcext:value-type="float">
            <text:p>0.580349</text:p>
          </table:table-cell>
          <table:table-cell office:value-type="float" office:value="0.990006" calcext:value-type="float">
            <text:p>0.990006</text:p>
          </table:table-cell>
          <table:table-cell office:value-type="float" office:value="0.792693" calcext:value-type="float">
            <text:p>0.792693</text:p>
          </table:table-cell>
          <table:table-cell office:value-type="float" office:value="0.909234" calcext:value-type="float">
            <text:p>0.909234</text:p>
          </table:table-cell>
          <table:table-cell office:value-type="float" office:value="0.90822" calcext:value-type="float">
            <text:p>0.90822</text:p>
          </table:table-cell>
          <table:table-cell office:value-type="float" office:value="0.896664" calcext:value-type="float">
            <text:p>0.896664</text:p>
          </table:table-cell>
          <table:table-cell office:value-type="float" office:value="0.96828" calcext:value-type="float">
            <text:p>0.96828</text:p>
          </table:table-cell>
        </table:table-row>
        <table:table-row table:style-name="ro1">
          <table:table-cell office:value-type="string" calcext:value-type="string">
            <text:p>CC-Alex-NPDD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987257" calcext:value-type="float">
            <text:p>0.987257</text:p>
          </table:table-cell>
          <table:table-cell office:value-type="float" office:value="0.742391" calcext:value-type="float">
            <text:p>0.742391</text:p>
          </table:table-cell>
          <table:table-cell office:value-type="float" office:value="0.865925" calcext:value-type="float">
            <text:p>0.865925</text:p>
          </table:table-cell>
          <table:table-cell office:value-type="float" office:value="0.977178" calcext:value-type="float">
            <text:p>0.977178</text:p>
          </table:table-cell>
          <table:table-cell office:value-type="float" office:value="0.846023" calcext:value-type="float">
            <text:p>0.846023</text:p>
          </table:table-cell>
          <table:table-cell office:value-type="float" office:value="0.938001" calcext:value-type="float">
            <text:p>0.93800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roblems</text:p>
          </table:table-cell>
          <table:table-cell office:value-type="string" calcext:value-type="string">
            <text:p>Target Network</text:p>
          </table:table-cell>
          <table:table-cell office:value-type="string" calcext:value-type="string">
            <text:p>BL-Alex-ODD</text:p>
          </table:table-cell>
          <table:table-cell office:value-type="string" calcext:value-type="string">
            <text:p>CC-Alex-NP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101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580349" calcext:value-type="float">
            <text:p>0.580349</text:p>
          </table:table-cell>
          <table:table-cell office:value-type="float" office:value="0.539322" calcext:value-type="float">
            <text:p>0.539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10</text:p>
          </table:table-cell>
          <table:table-cell office:value-type="float" office:value="0.995551" calcext:value-type="float">
            <text:p>0.995551</text:p>
          </table:table-cell>
          <table:table-cell office:value-type="float" office:value="0.990006" calcext:value-type="float">
            <text:p>0.990006</text:p>
          </table:table-cell>
          <table:table-cell office:value-type="float" office:value="0.987257" calcext:value-type="float">
            <text:p>0.987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7</text:p>
          </table:table-cell>
          <table:table-cell office:value-type="float" office:value="0.887471" calcext:value-type="float">
            <text:p>0.887471</text:p>
          </table:table-cell>
          <table:table-cell office:value-type="float" office:value="0.792693" calcext:value-type="float">
            <text:p>0.792693</text:p>
          </table:table-cell>
          <table:table-cell office:value-type="float" office:value="0.742391" calcext:value-type="float">
            <text:p>0.742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C9</text:p>
          </table:table-cell>
          <table:table-cell office:value-type="float" office:value="0.951649" calcext:value-type="float">
            <text:p>0.951649</text:p>
          </table:table-cell>
          <table:table-cell office:value-type="float" office:value="0.909234" calcext:value-type="float">
            <text:p>0.909234</text:p>
          </table:table-cell>
          <table:table-cell office:value-type="float" office:value="0.865925" calcext:value-type="float">
            <text:p>0.865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2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0822" calcext:value-type="float">
            <text:p>0.90822</text:p>
          </table:table-cell>
          <table:table-cell office:value-type="float" office:value="0.977178" calcext:value-type="float">
            <text:p>0.977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N10</text:p>
          </table:table-cell>
          <table:table-cell office:value-type="float" office:value="0.923514" calcext:value-type="float">
            <text:p>0.923514</text:p>
          </table:table-cell>
          <table:table-cell office:value-type="float" office:value="0.896664" calcext:value-type="float">
            <text:p>0.896664</text:p>
          </table:table-cell>
          <table:table-cell office:value-type="float" office:value="0.846023" calcext:value-type="float">
            <text:p>0.846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30</text:p>
          </table:table-cell>
          <table:table-cell office:value-type="float" office:value="0.979229" calcext:value-type="float">
            <text:p>0.979229</text:p>
          </table:table-cell>
          <table:table-cell office:value-type="float" office:value="0.96828" calcext:value-type="float">
            <text:p>0.96828</text:p>
          </table:table-cell>
          <table:table-cell office:value-type="float" office:value="0.938001" calcext:value-type="float">
            <text:p>0.93800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lexNet</text:p>
          </table:table-cell>
          <table:table-cell office:value-type="string" calcext:value-type="string">
            <text:p>Target Network</text:p>
          </table:table-cell>
          <table:table-cell office:value-type="string" calcext:value-type="string">
            <text:p>BL-Alex-ODD-OL</text:p>
          </table:table-cell>
          <table:table-cell office:value-type="string" calcext:value-type="string">
            <text:p>CC-Alex-NPDD over Target Network</text:p>
          </table:table-cell>
          <table:table-cell office:value-type="string" calcext:value-type="string">
            <text:p>CC-Alex-NPDD over BL-Alex-O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101</text:p>
          </table:table-cell>
          <table:table-cell table:style-name="ce55" office:value-type="float" office:value="0.69184" calcext:value-type="float">
            <text:p>0.692</text:p>
          </table:table-cell>
          <table:table-cell table:style-name="ce55" office:value-type="float" office:value="0.580349" calcext:value-type="float">
            <text:p>0.580</text:p>
          </table:table-cell>
          <table:table-cell table:style-name="ce56" office:value-type="percentage" office:value="0.779547294172063" calcext:value-type="percentage">
            <text:p>78.0%</text:p>
          </table:table-cell>
          <table:table-cell table:style-name="ce56" office:value-type="percentage" office:value="0.92930633119037" calcext:value-type="percentage">
            <text:p>92.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10</text:p>
          </table:table-cell>
          <table:table-cell table:style-name="ce55" office:value-type="float" office:value="0.995551" calcext:value-type="float">
            <text:p>0.996</text:p>
          </table:table-cell>
          <table:table-cell table:style-name="ce55" office:value-type="float" office:value="0.990006" calcext:value-type="float">
            <text:p>0.990</text:p>
          </table:table-cell>
          <table:table-cell table:style-name="ce56" office:value-type="percentage" office:value="0.991668935092225" calcext:value-type="percentage">
            <text:p>99.2%</text:p>
          </table:table-cell>
          <table:table-cell table:style-name="ce56" office:value-type="percentage" office:value="0.997223249152025" calcext:value-type="percentage">
            <text:p>99.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7</text:p>
          </table:table-cell>
          <table:table-cell table:style-name="ce55" office:value-type="float" office:value="0.887471" calcext:value-type="float">
            <text:p>0.887</text:p>
          </table:table-cell>
          <table:table-cell table:style-name="ce55" office:value-type="float" office:value="0.792693" calcext:value-type="float">
            <text:p>0.793</text:p>
          </table:table-cell>
          <table:table-cell table:style-name="ce56" office:value-type="percentage" office:value="0.836524235721505" calcext:value-type="percentage">
            <text:p>83.7%</text:p>
          </table:table-cell>
          <table:table-cell table:style-name="ce56" office:value-type="percentage" office:value="0.93654289870101" calcext:value-type="percentage">
            <text:p>93.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C9</text:p>
          </table:table-cell>
          <table:table-cell table:style-name="ce55" office:value-type="float" office:value="0.951649" calcext:value-type="float">
            <text:p>0.952</text:p>
          </table:table-cell>
          <table:table-cell table:style-name="ce55" office:value-type="float" office:value="0.909234" calcext:value-type="float">
            <text:p>0.909</text:p>
          </table:table-cell>
          <table:table-cell table:style-name="ce56" office:value-type="percentage" office:value="0.909920569453654" calcext:value-type="percentage">
            <text:p>91.0%</text:p>
          </table:table-cell>
          <table:table-cell table:style-name="ce56" office:value-type="percentage" office:value="0.952367597340179" calcext:value-type="percentage">
            <text:p>95.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2</text:p>
          </table:table-cell>
          <table:table-cell table:style-name="ce55" office:value-type="float" office:value="0.998809" calcext:value-type="float">
            <text:p>0.999</text:p>
          </table:table-cell>
          <table:table-cell table:style-name="ce55" office:value-type="float" office:value="0.90822" calcext:value-type="float">
            <text:p>0.908</text:p>
          </table:table-cell>
          <table:table-cell table:style-name="ce56" office:value-type="percentage" office:value="0.97834320675925" calcext:value-type="percentage">
            <text:p>97.8%</text:p>
          </table:table-cell>
          <table:table-cell table:style-name="ce56" office:value-type="percentage" office:value="1.07592653762304" calcext:value-type="percentage">
            <text:p>107.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N10</text:p>
          </table:table-cell>
          <table:table-cell table:style-name="ce55" office:value-type="float" office:value="0.923514" calcext:value-type="float">
            <text:p>0.924</text:p>
          </table:table-cell>
          <table:table-cell table:style-name="ce55" office:value-type="float" office:value="0.896664" calcext:value-type="float">
            <text:p>0.897</text:p>
          </table:table-cell>
          <table:table-cell table:style-name="ce56" office:value-type="percentage" office:value="0.916091147508321" calcext:value-type="percentage">
            <text:p>91.6%</text:p>
          </table:table-cell>
          <table:table-cell table:style-name="ce56" office:value-type="percentage" office:value="0.943522880365443" calcext:value-type="percentage">
            <text:p>94.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30</text:p>
          </table:table-cell>
          <table:table-cell table:style-name="ce55" office:value-type="float" office:value="0.979229" calcext:value-type="float">
            <text:p>0.979</text:p>
          </table:table-cell>
          <table:table-cell table:style-name="ce55" office:value-type="float" office:value="0.96828" calcext:value-type="float">
            <text:p>0.968</text:p>
          </table:table-cell>
          <table:table-cell table:style-name="ce56" office:value-type="percentage" office:value="0.957897488738589" calcext:value-type="percentage">
            <text:p>95.8%</text:p>
          </table:table-cell>
          <table:table-cell table:style-name="ce56" office:value-type="percentage" office:value="0.968729086627835" calcext:value-type="percentage">
            <text:p>96.9%</text:p>
          </table:table-cell>
          <table:table-cell table:number-columns-repeated="3"/>
        </table:table-row>
      </table:table>
      <table:table table:name="Robustness" table:style-name="ta1">
        <table:shapes>
          <draw:frame draw:z-index="0" draw:style-name="gr1" draw:text-style-name="P1" svg:width="453.51pt" svg:height="255.09pt" svg:x="570.3pt" svg:y="51.9pt">
            <loext:p draw:notify-on-update-of-ranges="Robustness.C6:Robustness.C8 Robustness.E5:Robustness.E5 Robustness.E6:Robustness.E8 Robustness.G5:Robustness.G5 Robustness.G6:Robustness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4" table:default-cell-style-name="Default"/>
        <table:table-column table:style-name="co2" table:number-columns-repeated="6" table:default-cell-style-name="Default"/>
        <table:table-column table:style-name="co3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57" office:value-type="string" calcext:value-type="string">
            <text:p>Image Labels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Equal in two models: 964,097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Equal in 3 models: 1,300,746</text:p>
          </table:table-cell>
          <table:table-cell/>
          <table:table-cell table:style-name="ce32"/>
          <table:table-cell table:style-name="ce35" office:value-type="string" calcext:value-type="string" table:number-columns-spanned="2" table:number-rows-spanned="1">
            <text:p>Original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NPD SL</text:p>
          </table:table-cell>
          <table:covered-table-cell table:style-name="ce32"/>
          <table:table-cell table:style-name="ce32"/>
        </table:table-row>
        <table:table-row table:style-name="ro1">
          <table:table-cell table:style-name="ce32" office:value-type="string" calcext:value-type="string">
            <text:p>Not Equal: 823,549</text:p>
          </table:table-cell>
          <table:table-cell/>
          <table:table-cell table:style-name="ce33" office:value-type="string" calcext:value-type="string">
            <text:p>FER</text:p>
          </table:table-cell>
          <table:table-cell table:style-name="ce33" office:value-type="string" calcext:value-type="string">
            <text:p>Micro</text:p>
          </table:table-cell>
          <table:table-cell table:style-name="ce33" office:value-type="string" calcext:value-type="string">
            <text:p>Macro</text:p>
          </table:table-cell>
          <table:table-cell table:style-name="ce33" office:value-type="string" calcext:value-type="string">
            <text:p>Micro</text:p>
          </table:table-cell>
          <table:table-cell table:style-name="ce33" office:value-type="string" calcext:value-type="string">
            <text:p>Macro</text:p>
          </table:table-cell>
          <table:table-cell table:style-name="ce33" office:value-type="string" calcext:value-type="string">
            <text:p>NPD/Original</text:p>
          </table:table-cell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919903" calcext:value-type="float">
            <text:p>0.919903</text:p>
          </table:table-cell>
          <table:table-cell table:style-name="ce32" office:value-type="float" office:value="0.909371" calcext:value-type="float">
            <text:p>0.909371</text:p>
          </table:table-cell>
          <table:table-cell table:style-name="ce32" office:value-type="float" office:value="0.88835" calcext:value-type="float">
            <text:p>0.88835</text:p>
          </table:table-cell>
          <table:table-cell table:style-name="ce32" office:value-type="float" office:value="0.868833" calcext:value-type="float">
            <text:p>0.868833</text:p>
          </table:table-cell>
          <table:table-cell table:style-name="ce59" table:formula="of:=[.G6]/[.E6]" office:value-type="percentage" office:value="0.95542193450198" calcext:value-type="percentage">
            <text:p>95.54%</text:p>
          </table:table-cell>
        </table:table-row>
        <table:table-row table:style-name="ro1">
          <table:table-cell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.907767" calcext:value-type="float">
            <text:p>0.907767</text:p>
          </table:table-cell>
          <table:table-cell table:style-name="ce32" office:value-type="float" office:value="0.899783" calcext:value-type="float">
            <text:p>0.899783</text:p>
          </table:table-cell>
          <table:table-cell table:style-name="ce32" office:value-type="float" office:value="0.898867" calcext:value-type="float">
            <text:p>0.898867</text:p>
          </table:table-cell>
          <table:table-cell table:style-name="ce32" office:value-type="float" office:value="0.882866" calcext:value-type="float">
            <text:p>0.882866</text:p>
          </table:table-cell>
          <table:table-cell table:style-name="ce59" table:formula="of:=[.G7]/[.E7]" office:value-type="percentage" office:value="0.981198800155148" calcext:value-type="percentage">
            <text:p>98.12%</text:p>
          </table:table-cell>
        </table:table-row>
        <table:table-row table:style-name="ro1">
          <table:table-cell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.909385" calcext:value-type="float">
            <text:p>0.909385</text:p>
          </table:table-cell>
          <table:table-cell table:style-name="ce32" office:value-type="float" office:value="0.897919" calcext:value-type="float">
            <text:p>0.897919</text:p>
          </table:table-cell>
          <table:table-cell table:style-name="ce32" office:value-type="float" office:value="0.885113" calcext:value-type="float">
            <text:p>0.885113</text:p>
          </table:table-cell>
          <table:table-cell table:style-name="ce32" office:value-type="float" office:value="0.865319" calcext:value-type="float">
            <text:p>0.865319</text:p>
          </table:table-cell>
          <table:table-cell table:style-name="ce59" table:formula="of:=[.G8]/[.E8]" office:value-type="percentage" office:value="0.96369382984434" calcext:value-type="percentage">
            <text:p>96.37%</text:p>
          </table:table-cell>
        </table:table-row>
        <table:table-row table:style-name="ro1">
          <table:table-cell table:number-columns-repeated="2"/>
          <table:table-cell table:style-name="ce32"/>
          <table:table-cell table:style-name="ce58" office:value-type="string" calcext:value-type="string">
            <text:p>AVERAGE:</text:p>
          </table:table-cell>
          <table:table-cell table:style-name="ce59" table:formula="of:=AVERAGE([.E6:.E8])" office:value-type="percentage" office:value="0.902357666666667" calcext:value-type="percentage">
            <text:p>90.24%</text:p>
          </table:table-cell>
          <table:table-cell table:style-name="ce32"/>
          <table:table-cell table:style-name="ce58" office:value-type="string" calcext:value-type="string">
            <text:p>AVERAGE:</text:p>
          </table:table-cell>
          <table:table-cell table:style-name="ce59" table:formula="of:=AVERAGE([.H6:.H8])" office:value-type="percentage" office:value="0.966771521500489" calcext:value-type="percentage">
            <text:p>96.68%</text:p>
          </table:table-cell>
        </table:table-row>
        <table:table-row table:style-name="ro1">
          <table:table-cell table:number-columns-repeated="2"/>
          <table:table-cell table:style-name="ce32"/>
          <table:table-cell table:style-name="ce58" office:value-type="string" calcext:value-type="string">
            <text:p>STDEV:</text:p>
          </table:table-cell>
          <table:table-cell table:style-name="ce59" table:formula="of:=STDEV([.E6:.E8])" office:value-type="percentage" office:value="0.00614481548407544" calcext:value-type="percentage">
            <text:p>0.61%</text:p>
          </table:table-cell>
          <table:table-cell table:style-name="ce32"/>
          <table:table-cell table:style-name="ce58" office:value-type="string" calcext:value-type="string">
            <text:p>STDEV:</text:p>
          </table:table-cell>
          <table:table-cell table:style-name="ce59" table:formula="of:=STDEV([.H6:.H8])" office:value-type="percentage" office:value="0.0131611488925974" calcext:value-type="percentage">
            <text:p>1.32%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61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60"/>
          <table:table-cell table:number-columns-repeated="3"/>
        </table:table-row>
        <table:table-row table:style-name="ro1">
          <table:table-cell table:number-columns-repeated="4"/>
          <table:table-cell table:style-name="ce60"/>
          <table:table-cell table:number-columns-repeated="3"/>
        </table:table-row>
      </table:table>
      <table:named-expressions/>
      <table:database-ranges>
        <table:database-range table:name="__Anonymous_Sheet_DB__2" table:target-range-address="'VGG and AlexNet'.A36:'VGG and AlexNet'.A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number:number-style style:name="N127">
      <number:number number:decimal-places="3" loext:min-decimal-places="3" number:min-integer-digits="0"/>
    </number:number-style>
    <number:number-style style:name="N128">
      <number:number number:decimal-places="1" loext:min-decimal-places="1" number:min-integer-digits="1"/>
    </number:number-style>
    <number:number-style style:name="N130P0" style:volatile="true">
      <number:number number:decimal-places="0" loext:min-decimal-places="0" number:min-integer-digits="0"/>
      <number:text>k</number:text>
    </number:number-style>
    <number:number-style style:name="N130">
      <number:number number:min-integer-digits="1"/>
      <number:text/>
      <style:map style:condition="value()&gt;=1000" style:apply-style-name="N130P0"/>
    </number:number-style>
    <number:number-style style:name="N132P0" style:volatile="true">
      <number:number number:decimal-places="0" loext:min-decimal-places="0" number:min-integer-digits="0"/>
      <number:text> k</number:text>
    </number:number-style>
    <number:number-style style:name="N132">
      <number:number number:min-integer-digits="1"/>
      <number:text/>
      <style:map style:condition="value()&gt;=1000" style:apply-style-name="N132P0"/>
    </number:number-style>
    <number:number-style style:name="N133P0" style:volatile="true">
      <number:number number:min-integer-digits="1"/>
      <number:text/>
    </number:number-style>
    <number:number-style style:name="N133">
      <number:number number:min-integer-digits="1"/>
      <number:text/>
      <style:map style:condition="value()&gt;=1000" style:apply-style-name="N133P0"/>
    </number:number-style>
    <number:number-style style:name="N135P0" style:volatile="true">
      <number:fraction number:min-numerator-digits="1" number:min-denominator-digits="1"/>
      <number:text>k</number:text>
    </number:number-style>
    <number:number-style style:name="N135">
      <number:number number:min-integer-digits="1"/>
      <number:text/>
      <style:map style:condition="value()&gt;=1000" style:apply-style-name="N135P0"/>
    </number:number-style>
    <number:number-style style:name="N136">
      <number:number number:decimal-places="0" loext:min-decimal-places="0" number:min-integer-digits="1" number:display-factor="1000"/>
      <number:text>k</number:text>
    </number:number-style>
    <number:number-style style:name="N137">
      <number:number number:decimal-places="0" loext:min-decimal-places="0" number:min-integer-digits="2" number:display-factor="1000"/>
      <number:text>k</number:text>
    </number:number-style>
    <number:number-style style:name="N138P0" style:volatile="true">
      <number:number number:decimal-places="0" loext:min-decimal-places="0" number:min-integer-digits="1" number:display-factor="1000"/>
      <number:text>k</number:text>
    </number:number-style>
    <number:number-style style:name="N138">
      <number:number number:decimal-places="0" loext:min-decimal-places="0" number:min-integer-digits="1" number:display-factor="1000000"/>
      <number:text>M</number:text>
      <style:map style:condition="value()&gt;=0" style:apply-style-name="N138P0"/>
    </number:number-style>
    <number:number-style style:name="N139">
      <number:number number:decimal-places="0" loext:min-decimal-places="0" number:min-integer-digits="1" number:display-factor="1000000"/>
      <number:text>M</number:text>
    </number:number-style>
    <number:number-style style:name="N140">
      <number:number number:decimal-places="0" loext:min-decimal-places="0" number:min-integer-digits="1" number:display-factor="1000"/>
      <number:text>K</number:text>
    </number:number-style>
    <number:number-style style:name="N141P0" style:volatile="true">
      <number:number number:decimal-places="0" loext:min-decimal-places="0" number:min-integer-digits="1" number:display-factor="1000000"/>
      <number:text>M</number:text>
    </number:number-style>
    <number:number-style style:name="N141">
      <number:number number:min-integer-digits="1"/>
      <number:text/>
      <style:map style:condition="value()&gt;=1000000" style:apply-style-name="N141P0"/>
    </number:number-style>
    <number:number-style style:name="N142P0" style:volatile="true">
      <number:number number:decimal-places="0" loext:min-decimal-places="0" number:min-integer-digits="1" number:display-factor="1000000"/>
      <number:text>M</number:text>
    </number:number-style>
    <number:number-style style:name="N142">
      <number:number number:decimal-places="0" loext:min-decimal-places="0" number:min-integer-digits="1" number:display-factor="1000"/>
      <number:text>k</number:text>
      <style:map style:condition="value()&gt;=1000000" style:apply-style-name="N142P0"/>
    </number:number-style>
    <number:number-style style:name="N144P0" style:volatile="true">
      <number:number number:decimal-places="1" loext:min-decimal-places="1" number:min-integer-digits="1" number:display-factor="1000000"/>
      <number:text>M</number:text>
    </number:number-style>
    <number:number-style style:name="N144">
      <number:number number:decimal-places="0" loext:min-decimal-places="0" number:min-integer-digits="1" number:display-factor="1000"/>
      <number:text>k</number:text>
      <style:map style:condition="value()&gt;=1000000" style:apply-style-name="N144P0"/>
    </number:number-style>
    <number:number-style style:name="N145">
      <number:text>1k</number:text>
    </number:number-style>
    <number:number-style style:name="N146">
      <number:text>5k</number:text>
    </number:number-style>
    <number:number-style style:name="N147">
      <number:text>1M</number:text>
    </number:number-style>
    <number:number-style style:name="N148">
      <number:text>1.5M</number:text>
    </number:number-style>
    <number:number-style style:name="N149">
      <number:text>3M</number:text>
    </number:number-style>
    <number:percentage-style style:name="N15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3:59:56.582322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9:42:27.714390187</meta:creation-date>
    <dc:date>2019-07-23T16:40:58.637487764</dc:date>
    <meta:editing-duration>P5DT22H4S</meta:editing-duration>
    <meta:editing-cycles>79</meta:editing-cycles>
    <meta:generator>LibreOffice/5.1.6.2$Linux_X86_64 LibreOffice_project/10m0$Build-2</meta:generator>
    <meta:document-statistic meta:table-count="4" meta:cell-count="1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Robustness.C6:Robustness.C8 Robustness.E5:Robustness.E8 Robustness.G5:Robustness.G8" chart:data-source-has-labels="both" svg:x="0.32cm" svg:y="0.18cm" svg:width="15.36cm" svg:height="8.64cm">
          <chartooo:coordinate-region svg:x="1.232cm" svg:y="0.38cm" svg:width="14.448cm" svg:height="7.794cm"/>
          <chart:axis chart:dimension="x" chart:name="primary-x" chart:style-name="ch3" chartooo:axis-type="auto">
            <chartooo:date-scale/>
            <chart:categories table:cell-range-address="Robustness.C6:Robustness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bustness.E6:Robustness.E8" chart:label-cell-address="Robustness.E5:Robustness.E5" chart:class="chart:bar">
            <chart:data-point chart:repeated="3"/>
          </chart:series>
          <chart:series chart:style-name="ch7" chart:values-cell-range-address="Robustness.G6:Robustness.G8" chart:label-cell-address="Robustness.G5:Robustness.G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</text:p>
                <draw:g>
                  <svg:desc>Robustness.E5:Robustness.E5</svg:desc>
                </draw:g>
              </table:table-cell>
              <table:table-cell office:value-type="string">
                <text:p>Macro</text:p>
                <draw:g>
                  <svg:desc>Robustness.G5:Robustness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obustness.C6:Robustness.C8</svg:desc>
                </draw:g>
              </table:table-cell>
              <table:table-cell office:value-type="float" office:value="0.909371">
                <text:p>0.909371</text:p>
                <draw:g>
                  <svg:desc>Robustness.E6:Robustness.E8</svg:desc>
                </draw:g>
              </table:table-cell>
              <table:table-cell office:value-type="float" office:value="0.868833">
                <text:p>0.868833</text:p>
                <draw:g>
                  <svg:desc>Robustness.G6:Robustness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9783">
                <text:p>0.899783</text:p>
              </table:table-cell>
              <table:table-cell office:value-type="float" office:value="0.882866">
                <text:p>0.8828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97919">
                <text:p>0.897919</text:p>
              </table:table-cell>
              <table:table-cell office:value-type="float" office:value="0.865319">
                <text:p>0.865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8">
      <style:chart-properties chart:display-label="true" chart:logarithmic="false" chart:minimum="0.2" chart:maximum="1.15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7pt" fo:font-weight="bold" style:font-size-asian="10pt" style:font-size-complex="10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 chart:label-position="top" style:rotation-angle="45"/>
      <style:graphic-properties draw:stroke="none" draw:fill-color="#f9a870" dr3d:edge-rounding="5%"/>
      <style:text-properties fo:font-size="7pt" fo:font-weight="bold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chart:link-data-style-to-source="true" chart:data-label-number="value" chart:data-label-text="false" chart:data-label-symbol="false" style:rotation-angle="45"/>
      <style:graphic-properties draw:stroke="none" draw:fill-color="#ef413d" dr3d:edge-rounding="5%"/>
      <style:text-properties fo:font-size="7pt" fo:font-weight="bold" style:font-size-asian="10pt" style:font-size-complex="10pt"/>
    </style:style>
    <style:style style:name="ch11" style:family="chart" style:data-style-name="N124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ce181e" dr3d:edge-rounding="5%"/>
      <style:text-properties fo:font-size="7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38cm" svg:height="9cm" xlink:href=".." xlink:type="simple" chart:class="chart:bar" chart:style-name="ch1">
        <chart:legend chart:legend-position="bottom" svg:x="7.848cm" svg:y="8.217cm" style:legend-expansion="wide" chart:style-name="ch2"/>
        <chart:plot-area chart:style-name="ch3" table:cell-range-address="'VGG and AlexNet'.B1:'VGG and AlexNet'.H2 'VGG and AlexNet'.A2:'VGG and AlexNet'.A2 'VGG and AlexNet'.A4:'VGG and AlexNet'.H6" chart:data-source-has-labels="both" svg:x="0.56cm" svg:y="0.18cm" svg:width="26.918cm" svg:height="7.857cm">
          <chartooo:coordinate-region svg:x="1.287cm" svg:y="0.18cm" svg:width="26.191cm" svg:height="7.21cm"/>
          <chart:axis chart:dimension="x" chart:name="primary-x" chart:style-name="ch4" chartooo:axis-type="auto">
            <chartooo:date-scale/>
            <chart:categories table:cell-range-address="'VGG and AlexNet'.B1:'VGG and AlexNet'.H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GG and AlexNet'.B2:'VGG and AlexNet'.H2" chart:label-cell-address="'VGG and AlexNet'.A2:'VGG and AlexNet'.A2" chart:class="chart:bar">
            <chart:data-point chart:repeated="7"/>
          </chart:series>
          <chart:series chart:style-name="ch8" chart:values-cell-range-address="'VGG and AlexNet'.B4:'VGG and AlexNet'.H4" chart:label-cell-address="'VGG and AlexNet'.A4:'VGG and AlexNet'.A4" chart:class="chart:bar">
            <chart:data-point/>
            <chart:data-point chart:style-name="ch9"/>
            <chart:data-point chart:repeated="5"/>
          </chart:series>
          <chart:series chart:style-name="ch10" chart:values-cell-range-address="'VGG and AlexNet'.B5:'VGG and AlexNet'.H5" chart:label-cell-address="'VGG and AlexNet'.A5:'VGG and AlexNet'.A5" chart:class="chart:bar">
            <chart:data-point chart:repeated="7"/>
          </chart:series>
          <chart:series chart:style-name="ch11" chart:values-cell-range-address="'VGG and AlexNet'.B6:'VGG and AlexNet'.H6" chart:label-cell-address="'VGG and AlexNet'.A6:'VGG and AlexNet'.A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101</text:p>
                <draw:g>
                  <svg:desc>'VGG and AlexNet'.B1:'VGG and AlexNet'.H1</svg:desc>
                </draw:g>
              </table:table-cell>
              <table:table-cell office:value-type="string">
                <text:p>DIG10</text:p>
              </table:table-cell>
              <table:table-cell office:value-type="string">
                <text:p>FER7</text:p>
              </table:table-cell>
              <table:table-cell office:value-type="string">
                <text:p>GOC9</text:p>
              </table:table-cell>
              <table:table-cell office:value-type="string">
                <text:p>PED2</text:p>
              </table:table-cell>
              <table:table-cell office:value-type="string">
                <text:p>SHN10</text:p>
              </table:table-cell>
              <table:table-cell office:value-type="string">
                <text:p>SIG30</text:p>
              </table:table-cell>
            </table:table-row>
          </table:table-header-rows>
          <table:table-rows>
            <table:table-row>
              <table:table-cell office:value-type="string">
                <text:p>Target Network</text:p>
                <draw:g>
                  <svg:desc>'VGG and AlexNet'.A2:'VGG and AlexNet'.A2</svg:desc>
                </draw:g>
              </table:table-cell>
              <table:table-cell office:value-type="float" office:value="0.69184">
                <text:p>0.69184</text:p>
                <draw:g>
                  <svg:desc>'VGG and AlexNet'.B2:'VGG and AlexNet'.H2</svg:desc>
                </draw:g>
              </table:table-cell>
              <table:table-cell office:value-type="float" office:value="0.995551">
                <text:p>0.995551</text:p>
              </table:table-cell>
              <table:table-cell office:value-type="float" office:value="0.887471">
                <text:p>0.887471</text:p>
              </table:table-cell>
              <table:table-cell office:value-type="float" office:value="0.951649">
                <text:p>0.951649</text:p>
              </table:table-cell>
              <table:table-cell office:value-type="float" office:value="0.998809">
                <text:p>0.998809</text:p>
              </table:table-cell>
              <table:table-cell office:value-type="float" office:value="0.923514">
                <text:p>0.923514</text:p>
              </table:table-cell>
              <table:table-cell office:value-type="float" office:value="0.979229">
                <text:p>0.979229</text:p>
              </table:table-cell>
            </table:table-row>
            <table:table-row>
              <table:table-cell office:value-type="string">
                <text:p>CC-VGG-PDD</text:p>
                <draw:g>
                  <svg:desc>'VGG and AlexNet'.A4:'VGG and AlexNet'.A4</svg:desc>
                </draw:g>
              </table:table-cell>
              <table:table-cell office:value-type="float" office:value="0.403187">
                <text:p>0.403187</text:p>
                <draw:g>
                  <svg:desc>'VGG and AlexNet'.B4:'VGG and AlexNet'.H4</svg:desc>
                </draw:g>
              </table:table-cell>
              <table:table-cell office:value-type="float" office:value="0.940641">
                <text:p>0.940641</text:p>
              </table:table-cell>
              <table:table-cell office:value-type="float" office:value="0.832551">
                <text:p>0.832551</text:p>
              </table:table-cell>
              <table:table-cell office:value-type="float" office:value="0.897989">
                <text:p>0.897989</text:p>
              </table:table-cell>
              <table:table-cell office:value-type="float" office:value="0.985023">
                <text:p>0.985023</text:p>
              </table:table-cell>
              <table:table-cell office:value-type="float" office:value="0.911743">
                <text:p>0.911743</text:p>
              </table:table-cell>
              <table:table-cell office:value-type="float" office:value="0.824998">
                <text:p>0.824998</text:p>
              </table:table-cell>
            </table:table-row>
            <table:table-row>
              <table:table-cell office:value-type="string">
                <text:p>CC-VGG-NPDD</text:p>
                <draw:g>
                  <svg:desc>'VGG and AlexNet'.A5:'VGG and AlexNet'.A5</svg:desc>
                </draw:g>
              </table:table-cell>
              <table:table-cell office:value-type="float" office:value="0.669225">
                <text:p>0.669225</text:p>
                <draw:g>
                  <svg:desc>'VGG and AlexNet'.B5:'VGG and AlexNet'.H5</svg:desc>
                </draw:g>
              </table:table-cell>
              <table:table-cell office:value-type="float" office:value="0.992024">
                <text:p>0.992024</text:p>
              </table:table-cell>
              <table:table-cell office:value-type="float" office:value="0.870382">
                <text:p>0.870382</text:p>
              </table:table-cell>
              <table:table-cell office:value-type="float" office:value="0.936214">
                <text:p>0.936214</text:p>
              </table:table-cell>
              <table:table-cell office:value-type="float" office:value="0.995406">
                <text:p>0.995406</text:p>
              </table:table-cell>
              <table:table-cell office:value-type="float" office:value="0.914207">
                <text:p>0.914207</text:p>
              </table:table-cell>
              <table:table-cell office:value-type="float" office:value="0.979019">
                <text:p>0.979019</text:p>
              </table:table-cell>
            </table:table-row>
            <table:table-row>
              <table:table-cell office:value-type="string">
                <text:p>CC-VGG-NPDD+PDD</text:p>
                <draw:g>
                  <svg:desc>'VGG and AlexNet'.A6:'VGG and AlexNet'.A6</svg:desc>
                </draw:g>
              </table:table-cell>
              <table:table-cell office:value-type="float" office:value="0.671759">
                <text:p>0.671759</text:p>
                <draw:g>
                  <svg:desc>'VGG and AlexNet'.B6:'VGG and AlexNet'.H6</svg:desc>
                </draw:g>
              </table:table-cell>
              <table:table-cell office:value-type="float" office:value="0.992446">
                <text:p>0.992446</text:p>
              </table:table-cell>
              <table:table-cell office:value-type="float" office:value="0.881797">
                <text:p>0.881797</text:p>
              </table:table-cell>
              <table:table-cell office:value-type="float" office:value="0.939218">
                <text:p>0.939218</text:p>
              </table:table-cell>
              <table:table-cell office:value-type="float" office:value="0.996937">
                <text:p>0.996937</text:p>
              </table:table-cell>
              <table:table-cell office:value-type="float" office:value="0.915439">
                <text:p>0.915439</text:p>
              </table:table-cell>
              <table:table-cell office:value-type="float" office:value="0.968754">
                <text:p>0.9687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8">
      <style:chart-properties chart:display-label="true" chart:logarithmic="false" chart:minimum="0.2" chart:maximum="1.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7pt" fo:font-weight="bold" style:font-size-asian="10pt" style:font-size-complex="10pt"/>
    </style:style>
    <style:style style:name="ch8" style:family="chart" style:data-style-name="N124">
      <style:chart-properties chart:link-data-style-to-source="true" chart:data-label-number="value" chart:data-label-text="false" chart:data-label-symbol="false" style:rotation-angle="45"/>
      <style:graphic-properties draw:stroke="none" draw:fill-color="#ffd320" dr3d:edge-rounding="5%"/>
      <style:text-properties fo:font-size="7pt" fo:font-weight="bold" style:font-size-asian="10pt" style:font-size-complex="10pt"/>
    </style:style>
    <style:style style:name="ch9" style:family="chart" style:data-style-name="N124">
      <style:chart-properties chart:link-data-style-to-source="true" chart:data-label-number="value" chart:data-label-text="false" chart:data-label-symbol="false" style:rotation-angle="45"/>
      <style:graphic-properties draw:stroke="none" draw:fill-color="#579d1c" dr3d:edge-rounding="5%"/>
      <style:text-properties fo:font-size="7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43cm" svg:height="8.993cm" xlink:href=".." xlink:type="simple" chart:class="chart:bar" chart:style-name="ch1">
        <chart:legend chart:legend-position="bottom" svg:x="9.883cm" svg:y="8.21cm" style:legend-expansion="wide" chart:style-name="ch2"/>
        <chart:plot-area chart:style-name="ch3" table:cell-range-address="'VGG and AlexNet'.C12:'VGG and AlexNet'.I15 'VGG and AlexNet'.A13:'VGG and AlexNet'.A15" chart:data-source-has-labels="both" svg:x="0.56cm" svg:y="0.179cm" svg:width="26.923cm" svg:height="7.852cm">
          <chartooo:coordinate-region svg:x="1.287cm" svg:y="0.179cm" svg:width="26.196cm" svg:height="7.205cm"/>
          <chart:axis chart:dimension="x" chart:name="primary-x" chart:style-name="ch4" chartooo:axis-type="auto">
            <chartooo:date-scale/>
            <chart:categories table:cell-range-address="'VGG and AlexNet'.C12:'VGG and AlexNet'.I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GG and AlexNet'.C13:'VGG and AlexNet'.I13" chart:label-cell-address="'VGG and AlexNet'.A13:'VGG and AlexNet'.A13" chart:class="chart:bar">
            <chart:data-point chart:repeated="7"/>
          </chart:series>
          <chart:series chart:style-name="ch8" chart:values-cell-range-address="'VGG and AlexNet'.C14:'VGG and AlexNet'.I14" chart:label-cell-address="'VGG and AlexNet'.A14:'VGG and AlexNet'.A14" chart:class="chart:bar">
            <chart:data-point chart:repeated="7"/>
          </chart:series>
          <chart:series chart:style-name="ch9" chart:values-cell-range-address="'VGG and AlexNet'.C15:'VGG and AlexNet'.I15" chart:label-cell-address="'VGG and AlexNet'.A15:'VGG and AlexNet'.A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G10</text:p>
                <draw:g>
                  <svg:desc>'VGG and AlexNet'.C12:'VGG and AlexNet'.I12</svg:desc>
                </draw:g>
              </table:table-cell>
              <table:table-cell office:value-type="string">
                <text:p>FER7</text:p>
              </table:table-cell>
              <table:table-cell office:value-type="string">
                <text:p>GOC9</text:p>
              </table:table-cell>
              <table:table-cell office:value-type="string">
                <text:p>PED2</text:p>
              </table:table-cell>
              <table:table-cell office:value-type="string">
                <text:p>SHN10</text:p>
              </table:table-cell>
              <table:table-cell office:value-type="string">
                <text:p>SIG3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rget Network</text:p>
                <draw:g>
                  <svg:desc>'VGG and AlexNet'.A13:'VGG and AlexNet'.A13</svg:desc>
                </draw:g>
              </table:table-cell>
              <table:table-cell office:value-type="float" office:value="0.995551">
                <text:p>0.995551</text:p>
                <draw:g>
                  <svg:desc>'VGG and AlexNet'.C13:'VGG and AlexNet'.I13</svg:desc>
                </draw:g>
              </table:table-cell>
              <table:table-cell office:value-type="float" office:value="0.887471">
                <text:p>0.887471</text:p>
              </table:table-cell>
              <table:table-cell office:value-type="float" office:value="0.951649">
                <text:p>0.951649</text:p>
              </table:table-cell>
              <table:table-cell office:value-type="float" office:value="0.998809">
                <text:p>0.998809</text:p>
              </table:table-cell>
              <table:table-cell office:value-type="float" office:value="0.923514">
                <text:p>0.923514</text:p>
              </table:table-cell>
              <table:table-cell office:value-type="float" office:value="0.979229">
                <text:p>0.97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-Alex-ODD</text:p>
                <draw:g>
                  <svg:desc>'VGG and AlexNet'.A14:'VGG and AlexNet'.A14</svg:desc>
                </draw:g>
              </table:table-cell>
              <table:table-cell office:value-type="float" office:value="0.990006">
                <text:p>0.990006</text:p>
                <draw:g>
                  <svg:desc>'VGG and AlexNet'.C14:'VGG and AlexNet'.I14</svg:desc>
                </draw:g>
              </table:table-cell>
              <table:table-cell office:value-type="float" office:value="0.792693">
                <text:p>0.792693</text:p>
              </table:table-cell>
              <table:table-cell office:value-type="float" office:value="0.909234">
                <text:p>0.909234</text:p>
              </table:table-cell>
              <table:table-cell office:value-type="float" office:value="0.90822">
                <text:p>0.90822</text:p>
              </table:table-cell>
              <table:table-cell office:value-type="float" office:value="0.896664">
                <text:p>0.896664</text:p>
              </table:table-cell>
              <table:table-cell office:value-type="float" office:value="0.96828">
                <text:p>0.96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-Alex-NPDD</text:p>
                <draw:g>
                  <svg:desc>'VGG and AlexNet'.A15:'VGG and AlexNet'.A15</svg:desc>
                </draw:g>
              </table:table-cell>
              <table:table-cell office:value-type="float" office:value="0.987257">
                <text:p>0.987257</text:p>
                <draw:g>
                  <svg:desc>'VGG and AlexNet'.C15:'VGG and AlexNet'.I15</svg:desc>
                </draw:g>
              </table:table-cell>
              <table:table-cell office:value-type="float" office:value="0.742391">
                <text:p>0.742391</text:p>
              </table:table-cell>
              <table:table-cell office:value-type="float" office:value="0.865925">
                <text:p>0.865925</text:p>
              </table:table-cell>
              <table:table-cell office:value-type="float" office:value="0.977178">
                <text:p>0.977178</text:p>
              </table:table-cell>
              <table:table-cell office:value-type="float" office:value="0.846023">
                <text:p>0.846023</text:p>
              </table:table-cell>
              <table:table-cell office:value-type="float" office:value="0.938001">
                <text:p>0.938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8">
      <style:chart-properties chart:display-label="true" chart:logarithmic="false" chart:minimum="0.2" chart:maximum="1.15" chart:origin="0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 style:data-style-name="N124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7pt" fo:font-weight="bold" style:font-size-asian="10pt" style:font-size-complex="10pt"/>
    </style:style>
    <style:style style:name="ch8" style:family="chart" style:data-style-name="N128">
      <style:chart-properties chart:link-data-style-to-source="true" chart:data-label-number="value" chart:data-label-text="false" chart:data-label-symbol="false" chart:label-position="top" style:rotation-angle="45"/>
      <style:graphic-properties draw:stroke="none" draw:fill-color="#00aaad" dr3d:edge-rounding="5%"/>
      <style:text-properties fo:font-size="7pt" fo:font-weight="bold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8">
      <style:chart-properties chart:link-data-style-to-source="true" chart:data-label-number="value" chart:data-label-text="false" chart:data-label-symbol="false" style:rotation-angle="45"/>
      <style:graphic-properties draw:stroke="none" draw:fill-color="#f9a870" dr3d:edge-rounding="5%"/>
      <style:text-properties fo:font-size="7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38cm" svg:height="9cm" xlink:href=".." xlink:type="simple" chart:class="chart:bar" chart:style-name="ch1">
        <chart:legend chart:legend-position="bottom" svg:x="9.775cm" svg:y="8.217cm" style:legend-expansion="wide" chart:style-name="ch2"/>
        <chart:plot-area chart:style-name="ch3" table:cell-range-address="'VGG and AlexNet'.E1:'VGG and AlexNet'.H4 'VGG and AlexNet'.B1:'VGG and AlexNet'.B4 'VGG and AlexNet'.A2:'VGG and AlexNet'.A4" chart:data-source-has-labels="both" svg:x="0.56cm" svg:y="0.18cm" svg:width="26.918cm" svg:height="7.857cm">
          <chartooo:coordinate-region svg:x="1.287cm" svg:y="0.18cm" svg:width="26.191cm" svg:height="7.21cm"/>
          <chart:axis chart:dimension="x" chart:name="primary-x" chart:style-name="ch4" chartooo:axis-type="auto">
            <chartooo:date-scale/>
            <chart:categories table:cell-range-address="'VGG and AlexNet'.E1:'VGG and AlexNet'.H1 'VGG and AlexNet'.B1:'VGG and AlexNet'.B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GG and AlexNet'.E2:'VGG and AlexNet'.H2 'VGG and AlexNet'.B2:'VGG and AlexNet'.B2" chart:label-cell-address="'VGG and AlexNet'.A2:'VGG and AlexNet'.A2" chart:class="chart:bar">
            <chart:data-point chart:repeated="5"/>
          </chart:series>
          <chart:series chart:style-name="ch8" chart:values-cell-range-address="'VGG and AlexNet'.E3:'VGG and AlexNet'.H3 'VGG and AlexNet'.B3:'VGG and AlexNet'.B3" chart:label-cell-address="'VGG and AlexNet'.A3:'VGG and AlexNet'.A3" chart:class="chart:bar">
            <chart:data-point/>
            <chart:data-point chart:style-name="ch9"/>
            <chart:data-point chart:repeated="3"/>
          </chart:series>
          <chart:series chart:style-name="ch10" chart:values-cell-range-address="'VGG and AlexNet'.E4:'VGG and AlexNet'.H4 'VGG and AlexNet'.B4:'VGG and AlexNet'.B4" chart:label-cell-address="'VGG and AlexNet'.A4:'VGG and AlexNet'.A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C9</text:p>
                <draw:g>
                  <svg:desc>'VGG and AlexNet'.E1:'VGG and AlexNet'.H1 'VGG and AlexNet'.B1:'VGG and AlexNet'.B1</svg:desc>
                </draw:g>
              </table:table-cell>
              <table:table-cell office:value-type="string">
                <text:p>PED2</text:p>
              </table:table-cell>
              <table:table-cell office:value-type="string">
                <text:p>SHN10</text:p>
              </table:table-cell>
              <table:table-cell office:value-type="string">
                <text:p>SIG30</text:p>
              </table:table-cell>
              <table:table-cell office:value-type="string">
                <text:p>ACT101</text:p>
              </table:table-cell>
            </table:table-row>
          </table:table-header-rows>
          <table:table-rows>
            <table:table-row>
              <table:table-cell office:value-type="string">
                <text:p>Target Network</text:p>
                <draw:g>
                  <svg:desc>'VGG and AlexNet'.A2:'VGG and AlexNet'.A2</svg:desc>
                </draw:g>
              </table:table-cell>
              <table:table-cell office:value-type="float" office:value="0.951649">
                <text:p>0.951649</text:p>
                <draw:g>
                  <svg:desc>'VGG and AlexNet'.E2:'VGG and AlexNet'.H2 'VGG and AlexNet'.B2:'VGG and AlexNet'.B2</svg:desc>
                </draw:g>
              </table:table-cell>
              <table:table-cell office:value-type="float" office:value="0.998809">
                <text:p>0.998809</text:p>
              </table:table-cell>
              <table:table-cell office:value-type="float" office:value="0.923514">
                <text:p>0.923514</text:p>
              </table:table-cell>
              <table:table-cell office:value-type="float" office:value="0.979229">
                <text:p>0.979229</text:p>
              </table:table-cell>
              <table:table-cell office:value-type="float" office:value="0.69184">
                <text:p>0.69184</text:p>
              </table:table-cell>
            </table:table-row>
            <table:table-row>
              <table:table-cell office:value-type="string">
                <text:p>BL-VGG-PDD</text:p>
                <draw:g>
                  <svg:desc>'VGG and AlexNet'.A3:'VGG and AlexNet'.A3</svg:desc>
                </draw:g>
              </table:table-cell>
              <table:table-cell office:value-type="float" office:value="0.81194">
                <text:p>0.81194</text:p>
                <draw:g>
                  <svg:desc>'VGG and AlexNet'.E3:'VGG and AlexNet'.H3 'VGG and AlexNet'.B3:'VGG and AlexNet'.B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9196">
                <text:p>0.829196</text:p>
              </table:table-cell>
              <table:table-cell office:value-type="float" office:value="0.296588">
                <text:p>0.296588</text:p>
              </table:table-cell>
            </table:table-row>
            <table:table-row>
              <table:table-cell office:value-type="string">
                <text:p>CC-VGG-PDD</text:p>
                <draw:g>
                  <svg:desc>'VGG and AlexNet'.A4:'VGG and AlexNet'.A4</svg:desc>
                </draw:g>
              </table:table-cell>
              <table:table-cell office:value-type="float" office:value="0.897989">
                <text:p>0.897989</text:p>
                <draw:g>
                  <svg:desc>'VGG and AlexNet'.E4:'VGG and AlexNet'.H4 'VGG and AlexNet'.B4:'VGG and AlexNet'.B4</svg:desc>
                </draw:g>
              </table:table-cell>
              <table:table-cell office:value-type="float" office:value="0.985023">
                <text:p>0.985023</text:p>
              </table:table-cell>
              <table:table-cell office:value-type="float" office:value="0.911743">
                <text:p>0.911743</text:p>
              </table:table-cell>
              <table:table-cell office:value-type="float" office:value="0.824998">
                <text:p>0.824998</text:p>
              </table:table-cell>
              <table:table-cell office:value-type="float" office:value="0.403187">
                <text:p>0.403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